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KMAOLG+MyriadPro-Regular" svg:font-family="KMAOLG+MyriadPr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GOST" svg:font-family="GOST, 'Andale Mono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>
      <style:table-properties style:width="4.7042in" table:align="margins" style:writing-mode="lr-tb"/>
    </style:style>
    <style:style style:name="Таблица1.A" style:family="table-column">
      <style:table-column-properties style:column-width="0.5479in" style:rel-column-width="7638*"/>
    </style:style>
    <style:style style:name="Таблица1.B" style:family="table-column">
      <style:table-column-properties style:column-width="2.0778in" style:rel-column-width="28943*"/>
    </style:style>
    <style:style style:name="Таблица1.C" style:family="table-column">
      <style:table-column-properties style:column-width="2.0785in" style:rel-column-width="28954*"/>
    </style:style>
    <style:style style:name="Таблица1.1" style:family="table-row">
      <style:table-row-properties style:row-height="0.5507in" fo:keep-together="auto"/>
    </style:style>
    <style:style style:name="Таблица1.A1" style:family="table-cell">
      <style:table-cell-properties style:vertical-align="middle" fo:padding="0in" fo:border-left="1pt solid #000000" fo:border-right="none" fo:border-top="1pt solid #000000" fo:border-bottom="none" style:writing-mode="lr-tb"/>
    </style:style>
    <style:style style:name="Таблица1.2" style:family="table-row">
      <style:table-row-properties style:row-height="0.334in" fo:keep-together="auto"/>
    </style:style>
    <style:style style:name="Таблица2" style:family="table">
      <style:table-properties style:width="7.2625in" table:align="margins" style:writing-mode="lr-tb"/>
    </style:style>
    <style:style style:name="Таблица2.A" style:family="table-column">
      <style:table-column-properties style:column-width="0.2944in" style:rel-column-width="2655*"/>
    </style:style>
    <style:style style:name="Таблица2.B" style:family="table-column">
      <style:table-column-properties style:column-width="0.3715in" style:rel-column-width="3355*"/>
    </style:style>
    <style:style style:name="Таблица2.C" style:family="table-column">
      <style:table-column-properties style:column-width="0.9028in" style:rel-column-width="8148*"/>
    </style:style>
    <style:style style:name="Таблица2.D" style:family="table-column">
      <style:table-column-properties style:column-width="0.5889in" style:rel-column-width="5311*"/>
    </style:style>
    <style:style style:name="Таблица2.E" style:family="table-column">
      <style:table-column-properties style:column-width="0.3924in" style:rel-column-width="3542*"/>
    </style:style>
    <style:style style:name="Таблица2.F" style:family="table-column">
      <style:table-column-properties style:column-width="2.7486in" style:rel-column-width="24800*"/>
    </style:style>
    <style:style style:name="Таблица2.G" style:family="table-column">
      <style:table-column-properties style:column-width="0.1958in" style:rel-column-width="1768*"/>
    </style:style>
    <style:style style:name="Таблица2.I" style:family="table-column">
      <style:table-column-properties style:column-width="0.1965in" style:rel-column-width="1774*"/>
    </style:style>
    <style:style style:name="Таблица2.K" style:family="table-column">
      <style:table-column-properties style:column-width="0.7868in" style:rel-column-width="7103*"/>
    </style:style>
    <style:style style:name="Таблица2.1" style:family="table-row">
      <style:table-row-properties style:row-height="0.1965in" fo:keep-together="auto"/>
    </style:style>
    <style:style style:name="Таблица2.A1" style:family="table-cell">
      <style:table-cell-properties style:vertical-align="middle" fo:padding="0in" fo:border-left="1pt solid #000000" fo:border-right="none" fo:border-top="1pt solid #000000" fo:border-bottom="none" style:writing-mode="lr-tb"/>
    </style:style>
    <style:style style:name="Таблица2.A2" style:family="table-cell">
      <style:table-cell-properties style:vertical-align="middle" fo:padding="0in" fo:border-left="1pt solid #000000" fo:border-right="none" fo:border-top="0.5pt solid #000000" fo:border-bottom="none" style:writing-mode="lr-tb"/>
    </style:style>
    <style:style style:name="Таблица2.K5" style:family="table-cell" style:data-style-name="N0">
      <style:table-cell-properties style:vertical-align="middle" fo:padding="0in" fo:border-left="1pt solid #000000" fo:border-right="none" fo:border-top="1pt solid #000000" fo:border-bottom="none" style:writing-mode="lr-tb"/>
    </style:style>
    <style:style style:name="Таблица2.8" style:family="table-row">
      <style:table-row-properties style:row-height="0.2243in" fo:keep-together="auto"/>
    </style:style>
    <style:style style:name="Таблица3" style:family="table">
      <style:table-properties style:width="0.4715in" table:align="margins" style:writing-mode="lr-tb"/>
    </style:style>
    <style:style style:name="Таблица3.A" style:family="table-column">
      <style:table-column-properties style:column-width="0.1882in" style:rel-column-width="26158*"/>
    </style:style>
    <style:style style:name="Таблица3.B" style:family="table-column">
      <style:table-column-properties style:column-width="0.2833in" style:rel-column-width="39377*"/>
    </style:style>
    <style:style style:name="Таблица3.1" style:family="table-row">
      <style:table-row-properties style:row-height="1.3778in" fo:keep-together="auto"/>
    </style:style>
    <style:style style:name="Таблица3.A1" style:family="table-cell">
      <style:table-cell-properties style:vertical-align="middle" fo:padding="0in" fo:border-left="1pt solid #000000" fo:border-right="none" fo:border-top="1pt solid #000000" fo:border-bottom="1pt solid #000000" style:writing-mode="lr-tb"/>
    </style:style>
    <style:style style:name="Таблица3.B1" style:family="table-cell">
      <style:table-cell-properties style:vertical-align="middle" fo:padding="0in" fo:border="1pt solid #000000" style:writing-mode="lr-tb"/>
    </style:style>
    <style:style style:name="Таблица3.2" style:family="table-row">
      <style:table-row-properties style:row-height="0.984in" fo:keep-together="auto"/>
    </style:style>
    <style:style style:name="Таблица4" style:family="table">
      <style:table-properties style:width="0.4715in" table:align="margins" style:writing-mode="lr-tb"/>
    </style:style>
    <style:style style:name="Таблица4.A" style:family="table-column">
      <style:table-column-properties style:column-width="0.1882in" style:rel-column-width="26158*"/>
    </style:style>
    <style:style style:name="Таблица4.B" style:family="table-column">
      <style:table-column-properties style:column-width="0.2833in" style:rel-column-width="39377*"/>
    </style:style>
    <style:style style:name="Таблица4.1" style:family="table-row">
      <style:table-row-properties style:row-height="2.3625in" fo:keep-together="auto"/>
    </style:style>
    <style:style style:name="Таблица4.A1" style:family="table-cell">
      <style:table-cell-properties style:vertical-align="middle" fo:padding="0in" fo:border-left="1pt solid #000000" fo:border-right="none" fo:border-top="1pt solid #000000" fo:border-bottom="1pt solid #000000" style:writing-mode="lr-tb"/>
    </style:style>
    <style:style style:name="Таблица4.B1" style:family="table-cell">
      <style:table-cell-properties style:vertical-align="middle" fo:padding="0in" fo:border="1pt solid #000000" style:writing-mode="lr-tb"/>
    </style:style>
    <style:style style:name="Таблица5" style:family="table">
      <style:table-properties style:width="7.2833in" table:align="margins" style:writing-mode="lr-tb"/>
    </style:style>
    <style:style style:name="Таблица5.A" style:family="table-column">
      <style:table-column-properties style:column-width="0.3139in" style:rel-column-width="2822*"/>
    </style:style>
    <style:style style:name="Таблица5.B" style:family="table-column">
      <style:table-column-properties style:column-width="0.7854in" style:rel-column-width="7065*"/>
    </style:style>
    <style:style style:name="Таблица5.C" style:family="table-column">
      <style:table-column-properties style:column-width="4.3188in" style:rel-column-width="38861*"/>
    </style:style>
    <style:style style:name="Таблица5.D" style:family="table-column">
      <style:table-column-properties style:column-width="0.3924in" style:rel-column-width="3532*"/>
    </style:style>
    <style:style style:name="Таблица5.E" style:family="table-column">
      <style:table-column-properties style:column-width="1.4729in" style:rel-column-width="13255*"/>
    </style:style>
    <style:style style:name="Таблица5.1" style:family="table-row">
      <style:table-row-properties style:row-height="0.5903in" fo:keep-together="auto"/>
    </style:style>
    <style:style style:name="Таблица5.A1" style:family="table-cell">
      <style:table-cell-properties style:vertical-align="middle" fo:padding="0in" fo:border-left="1pt solid #000000" fo:border-right="none" fo:border-top="1pt solid #000000" fo:border-bottom="1pt solid #000000" style:writing-mode="lr-tb"/>
    </style:style>
    <style:style style:name="Таблица5.E1" style:family="table-cell">
      <style:table-cell-properties style:vertical-align="middle" fo:padding="0in" fo:border="1pt solid #000000" style:writing-mode="lr-tb"/>
    </style:style>
    <style:style style:name="Таблица5.2" style:family="table-row">
      <style:table-row-properties style:row-height="0.3146in" fo:keep-together="auto"/>
    </style:style>
    <style:style style:name="Таблица5.A2" style:family="table-cell">
      <style:table-cell-properties style:vertical-align="middle" fo:padding="0in" fo:border-left="1pt solid #000000" fo:border-right="none" fo:border-top="1pt solid #000000" fo:border-bottom="0.5pt solid #000000" style:writing-mode="lr-tb"/>
    </style:style>
    <style:style style:name="Таблица5.E2" style:family="table-cell">
      <style:table-cell-properties style:vertical-align="middle" fo:padding="0in" fo:border-left="1pt solid #000000" fo:border-right="1pt solid #000000" fo:border-top="1pt solid #000000" fo:border-bottom="0.5pt solid #000000" style:writing-mode="lr-tb"/>
    </style:style>
    <style:style style:name="Таблица5.A3" style:family="table-cell">
      <style:table-cell-properties style:vertical-align="middle" fo:padding="0in" fo:border-left="1pt solid #000000" fo:border-right="none" fo:border-top="0.5pt solid #000000" fo:border-bottom="0.5pt solid #000000" style:writing-mode="lr-tb"/>
    </style:style>
    <style:style style:name="Таблица5.E3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5.D4" style:family="table-cell" style:data-style-name="N0">
      <style:table-cell-properties style:vertical-align="middle" fo:padding="0in" fo:border-left="1pt solid #000000" fo:border-right="none" fo:border-top="0.5pt solid #000000" fo:border-bottom="0.5pt solid #000000" style:writing-mode="lr-tb"/>
    </style:style>
    <style:style style:name="Таблица5.A25" style:family="table-cell">
      <style:table-cell-properties style:vertical-align="middle" fo:padding="0in" fo:border-left="1pt solid #000000" fo:border-right="none" fo:border-top="0.5pt solid #000000" fo:border-bottom="1pt solid #000000" style:writing-mode="lr-tb"/>
    </style:style>
    <style:style style:name="Таблица5.B25" style:family="table-cell">
      <style:table-cell-properties style:vertical-align="middle" fo:padding="0in" fo:border-left="1pt solid #000000" fo:border-right="none" fo:border-top="0.5pt solid #000000" fo:border-bottom="1pt solid #000000" style:writing-mode="lr-tb"/>
    </style:style>
    <style:style style:name="Таблица5.C25" style:family="table-cell">
      <style:table-cell-properties style:vertical-align="middle" fo:padding="0in" fo:border-left="1pt solid #000000" fo:border-right="none" fo:border-top="0.5pt solid #000000" fo:border-bottom="1pt solid #000000" style:writing-mode="lr-tb"/>
    </style:style>
    <style:style style:name="Таблица5.D25" style:family="table-cell">
      <style:table-cell-properties style:vertical-align="middle" fo:padding="0in" fo:border-left="1pt solid #000000" fo:border-right="none" fo:border-top="0.5pt solid #000000" fo:border-bottom="1pt solid #000000" style:writing-mode="lr-tb"/>
    </style:style>
    <style:style style:name="Таблица5.E25" style:family="table-cell">
      <style:table-cell-properties style:vertical-align="middle" fo:padding="0in" fo:border-left="1pt solid #000000" fo:border-right="1pt solid #000000" fo:border-top="0.5pt solid #000000" fo:border-bottom="1pt solid #000000" style:writing-mode="lr-tb"/>
    </style:style>
    <style:style style:name="Таблица5.26" style:family="table-row">
      <style:table-row-properties style:row-height="0.1813in" fo:keep-together="auto"/>
    </style:style>
    <style:style style:name="Таблица5.A26" style:family="table-cell">
      <style:table-cell-properties style:vertical-align="middle" fo:padding="0in" fo:border-left="1pt solid #000000" fo:border-right="none" fo:border-top="none" fo:border-bottom="none" style:writing-mode="lr-tb"/>
    </style:style>
    <style:style style:name="Таблица5.B26" style:family="table-cell">
      <style:table-cell-properties style:vertical-align="middle" fo:padding="0in" fo:border="none" style:writing-mode="lr-tb"/>
    </style:style>
    <style:style style:name="Таблица5.C26" style:family="table-cell">
      <style:table-cell-properties style:vertical-align="middle" fo:padding="0in" fo:border="none" style:writing-mode="lr-tb"/>
    </style:style>
    <style:style style:name="Таблица5.D26" style:family="table-cell">
      <style:table-cell-properties style:vertical-align="middle" fo:padding="0in" fo:border-left="none" fo:border-right="1pt solid #000000" fo:border-top="none" fo:border-bottom="none" style:writing-mode="lr-tb"/>
    </style:style>
    <style:style style:name="Таблица5.A27" style:family="table-cell">
      <style:table-cell-properties style:vertical-align="middle" fo:padding="0in" fo:border-left="1pt solid #000000" fo:border-right="none" fo:border-top="none" fo:border-bottom="none" style:writing-mode="lr-tb"/>
    </style:style>
    <style:style style:name="Таблица5.B27" style:family="table-cell">
      <style:table-cell-properties style:vertical-align="middle" fo:padding="0in" fo:border="none" style:writing-mode="lr-tb"/>
    </style:style>
    <style:style style:name="Таблица5.C27" style:family="table-cell">
      <style:table-cell-properties style:vertical-align="middle" fo:padding="0in" fo:border="none" style:writing-mode="lr-tb"/>
    </style:style>
    <style:style style:name="Таблица5.D27" style:family="table-cell">
      <style:table-cell-properties style:vertical-align="middle" fo:padding="0in" fo:border-left="none" fo:border-right="1pt solid #000000" fo:border-top="none" fo:border-bottom="none" style:writing-mode="lr-tb"/>
    </style:style>
    <style:style style:name="Таблица5.28" style:family="table-row">
      <style:table-row-properties style:row-height="0.2125in" fo:keep-together="auto"/>
    </style:style>
    <style:style style:name="Таблица5.A28" style:family="table-cell">
      <style:table-cell-properties style:vertical-align="middle" fo:padding="0in" fo:border-left="1pt solid #000000" fo:border-right="none" fo:border-top="none" fo:border-bottom="none" style:writing-mode="lr-tb"/>
    </style:style>
    <style:style style:name="Таблица5.B28" style:family="table-cell">
      <style:table-cell-properties style:vertical-align="middle" fo:padding="0in" fo:border="none" style:writing-mode="lr-tb"/>
    </style:style>
    <style:style style:name="Таблица5.C28" style:family="table-cell">
      <style:table-cell-properties style:vertical-align="middle" fo:padding="0in" fo:border="none" style:writing-mode="lr-tb"/>
    </style:style>
    <style:style style:name="Таблица5.D28" style:family="table-cell">
      <style:table-cell-properties style:vertical-align="middle" fo:padding="0in" fo:border-left="none" fo:border-right="1pt solid #000000" fo:border-top="none" fo:border-bottom="none" style:writing-mode="lr-tb"/>
    </style:style>
    <style:style style:name="Таблица6" style:family="table">
      <style:table-properties style:width="7.2625in" table:align="margins" style:writing-mode="lr-tb"/>
    </style:style>
    <style:style style:name="Таблица6.A" style:family="table-column">
      <style:table-column-properties style:column-width="0.2861in" style:rel-column-width="2580*"/>
    </style:style>
    <style:style style:name="Таблица6.B" style:family="table-column">
      <style:table-column-properties style:column-width="0.3799in" style:rel-column-width="3430*"/>
    </style:style>
    <style:style style:name="Таблица6.C" style:family="table-column">
      <style:table-column-properties style:column-width="0.9028in" style:rel-column-width="8148*"/>
    </style:style>
    <style:style style:name="Таблица6.D" style:family="table-column">
      <style:table-column-properties style:column-width="0.5889in" style:rel-column-width="5311*"/>
    </style:style>
    <style:style style:name="Таблица6.E" style:family="table-column">
      <style:table-column-properties style:column-width="0.3924in" style:rel-column-width="3542*"/>
    </style:style>
    <style:style style:name="Таблица6.F" style:family="table-column">
      <style:table-column-properties style:column-width="4.3188in" style:rel-column-width="38972*"/>
    </style:style>
    <style:style style:name="Таблица6.G" style:family="table-column">
      <style:table-column-properties style:column-width="0.3938in" style:rel-column-width="3552*"/>
    </style:style>
    <style:style style:name="Таблица6.1" style:family="table-row">
      <style:table-row-properties style:row-height="0.1965in" fo:keep-together="auto"/>
    </style:style>
    <style:style style:name="Таблица6.A1" style:family="table-cell">
      <style:table-cell-properties style:vertical-align="middle" fo:padding="0in" fo:border-left="1pt solid #000000" fo:border-right="none" fo:border-top="1pt solid #000000" fo:border-bottom="none" style:writing-mode="lr-tb"/>
    </style:style>
    <style:style style:name="Таблица6.2" style:family="table-row">
      <style:table-row-properties style:row-height="0.0785in" fo:keep-together="auto"/>
    </style:style>
    <style:style style:name="Таблица6.A2" style:family="table-cell">
      <style:table-cell-properties style:vertical-align="middle" fo:padding="0in" fo:border-left="1pt solid #000000" fo:border-right="none" fo:border-top="0.5pt solid #000000" fo:border-bottom="none" style:writing-mode="lr-tb"/>
    </style:style>
    <style:style style:name="Таблица6.3" style:family="table-row">
      <style:table-row-properties style:row-height="0.1181in" fo:keep-together="auto"/>
    </style:style>
    <style:style style:name="Таблица7" style:family="table">
      <style:table-properties style:width="0.4715in" table:align="margins" style:writing-mode="lr-tb"/>
    </style:style>
    <style:style style:name="Таблица7.A" style:family="table-column">
      <style:table-column-properties style:column-width="0.1882in" style:rel-column-width="26158*"/>
    </style:style>
    <style:style style:name="Таблица7.B" style:family="table-column">
      <style:table-column-properties style:column-width="0.2833in" style:rel-column-width="39377*"/>
    </style:style>
    <style:style style:name="Таблица7.1" style:family="table-row">
      <style:table-row-properties style:row-height="1.3778in" fo:keep-together="auto"/>
    </style:style>
    <style:style style:name="Таблица7.A1" style:family="table-cell">
      <style:table-cell-properties style:vertical-align="middle" fo:padding="0in" fo:border-left="1pt solid #000000" fo:border-right="none" fo:border-top="1pt solid #000000" fo:border-bottom="1pt solid #000000" style:writing-mode="lr-tb"/>
    </style:style>
    <style:style style:name="Таблица7.B1" style:family="table-cell">
      <style:table-cell-properties style:vertical-align="middle" fo:padding="0in" fo:border="1pt solid #000000" style:writing-mode="lr-tb"/>
    </style:style>
    <style:style style:name="Таблица7.2" style:family="table-row">
      <style:table-row-properties style:row-height="0.984in" fo:keep-together="auto"/>
    </style:style>
    <style:style style:name="Таблица8" style:family="table">
      <style:table-properties style:width="7.2833in" table:align="margins" style:writing-mode="lr-tb"/>
    </style:style>
    <style:style style:name="Таблица8.A" style:family="table-column">
      <style:table-column-properties style:column-width="0.3139in" style:rel-column-width="2822*"/>
    </style:style>
    <style:style style:name="Таблица8.B" style:family="table-column">
      <style:table-column-properties style:column-width="0.7854in" style:rel-column-width="7065*"/>
    </style:style>
    <style:style style:name="Таблица8.C" style:family="table-column">
      <style:table-column-properties style:column-width="4.3188in" style:rel-column-width="38861*"/>
    </style:style>
    <style:style style:name="Таблица8.D" style:family="table-column">
      <style:table-column-properties style:column-width="0.3924in" style:rel-column-width="3532*"/>
    </style:style>
    <style:style style:name="Таблица8.E" style:family="table-column">
      <style:table-column-properties style:column-width="1.4729in" style:rel-column-width="13255*"/>
    </style:style>
    <style:style style:name="Таблица8.1" style:family="table-row">
      <style:table-row-properties style:row-height="0.5903in" fo:keep-together="auto"/>
    </style:style>
    <style:style style:name="Таблица8.A1" style:family="table-cell">
      <style:table-cell-properties style:vertical-align="middle" fo:padding="0in" fo:border-left="1pt solid #000000" fo:border-right="none" fo:border-top="1pt solid #000000" fo:border-bottom="1pt solid #000000" style:writing-mode="lr-tb"/>
    </style:style>
    <style:style style:name="Таблица8.E1" style:family="table-cell">
      <style:table-cell-properties style:vertical-align="middle" fo:padding="0in" fo:border="1pt solid #000000" style:writing-mode="lr-tb"/>
    </style:style>
    <style:style style:name="Таблица8.2" style:family="table-row">
      <style:table-row-properties style:row-height="0.3146in" fo:keep-together="auto"/>
    </style:style>
    <style:style style:name="Таблица8.A2" style:family="table-cell">
      <style:table-cell-properties style:vertical-align="middle" fo:padding="0in" fo:border-left="1pt solid #000000" fo:border-right="none" fo:border-top="1pt solid #000000" fo:border-bottom="0.5pt solid #000000" style:writing-mode="lr-tb"/>
    </style:style>
    <style:style style:name="Таблица8.E2" style:family="table-cell">
      <style:table-cell-properties style:vertical-align="middle" fo:padding="0in" fo:border-left="1pt solid #000000" fo:border-right="1pt solid #000000" fo:border-top="1pt solid #000000" fo:border-bottom="0.5pt solid #000000" style:writing-mode="lr-tb"/>
    </style:style>
    <style:style style:name="Таблица8.A3" style:family="table-cell">
      <style:table-cell-properties style:vertical-align="middle" fo:padding="0in" fo:border-left="1pt solid #000000" fo:border-right="none" fo:border-top="0.5pt solid #000000" fo:border-bottom="0.5pt solid #000000" style:writing-mode="lr-tb"/>
    </style:style>
    <style:style style:name="Таблица8.D3" style:family="table-cell" style:data-style-name="N0">
      <style:table-cell-properties style:vertical-align="middle" fo:padding="0in" fo:border-left="1pt solid #000000" fo:border-right="none" fo:border-top="0.5pt solid #000000" fo:border-bottom="0.5pt solid #000000" style:writing-mode="lr-tb"/>
    </style:style>
    <style:style style:name="Таблица8.E3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4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5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6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7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8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9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10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11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12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13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14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15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16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17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18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19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20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21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22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23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24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25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26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27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28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29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30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31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32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A33" style:family="table-cell">
      <style:table-cell-properties style:vertical-align="middle" fo:padding="0in" fo:border-left="1pt solid #000000" fo:border-right="none" fo:border-top="0.5pt solid #000000" fo:border-bottom="1pt solid #000000" style:writing-mode="lr-tb"/>
    </style:style>
    <style:style style:name="Таблица8.B33" style:family="table-cell">
      <style:table-cell-properties style:vertical-align="middle" fo:padding="0in" fo:border-left="1pt solid #000000" fo:border-right="none" fo:border-top="0.5pt solid #000000" fo:border-bottom="1pt solid #000000" style:writing-mode="lr-tb"/>
    </style:style>
    <style:style style:name="Таблица8.C33" style:family="table-cell">
      <style:table-cell-properties style:vertical-align="middle" fo:padding="0in" fo:border-left="1pt solid #000000" fo:border-right="none" fo:border-top="0.5pt solid #000000" fo:border-bottom="1pt solid #000000" style:writing-mode="lr-tb"/>
    </style:style>
    <style:style style:name="Таблица8.D33" style:family="table-cell" style:data-style-name="N0">
      <style:table-cell-properties style:vertical-align="middle" fo:padding="0in" fo:border-left="1pt solid #000000" fo:border-right="none" fo:border-top="0.5pt solid #000000" fo:border-bottom="1pt solid #000000" style:writing-mode="lr-tb"/>
    </style:style>
    <style:style style:name="Таблица8.E33" style:family="table-cell">
      <style:table-cell-properties style:vertical-align="middle" fo:padding="0in" fo:border-left="1pt solid #000000" fo:border-right="1pt solid #000000" fo:border-top="0.5pt solid #000000" fo:border-bottom="1pt solid #000000" style:writing-mode="lr-tb"/>
    </style:style>
    <style:style style:name="Таблица15" style:family="table">
      <style:table-properties style:width="7.2625in" table:align="margins" style:writing-mode="lr-tb"/>
    </style:style>
    <style:style style:name="Таблица15.A" style:family="table-column">
      <style:table-column-properties style:column-width="0.2861in" style:rel-column-width="2580*"/>
    </style:style>
    <style:style style:name="Таблица15.B" style:family="table-column">
      <style:table-column-properties style:column-width="0.3799in" style:rel-column-width="3430*"/>
    </style:style>
    <style:style style:name="Таблица15.C" style:family="table-column">
      <style:table-column-properties style:column-width="0.9028in" style:rel-column-width="8148*"/>
    </style:style>
    <style:style style:name="Таблица15.D" style:family="table-column">
      <style:table-column-properties style:column-width="0.5889in" style:rel-column-width="5311*"/>
    </style:style>
    <style:style style:name="Таблица15.E" style:family="table-column">
      <style:table-column-properties style:column-width="0.3924in" style:rel-column-width="3542*"/>
    </style:style>
    <style:style style:name="Таблица15.F" style:family="table-column">
      <style:table-column-properties style:column-width="4.3188in" style:rel-column-width="38972*"/>
    </style:style>
    <style:style style:name="Таблица15.G" style:family="table-column">
      <style:table-column-properties style:column-width="0.3938in" style:rel-column-width="3552*"/>
    </style:style>
    <style:style style:name="Таблица15.1" style:family="table-row">
      <style:table-row-properties style:row-height="0.1965in" fo:keep-together="auto"/>
    </style:style>
    <style:style style:name="Таблица15.A1" style:family="table-cell">
      <style:table-cell-properties style:vertical-align="middle" fo:padding="0in" fo:border-left="1pt solid #000000" fo:border-right="none" fo:border-top="1pt solid #000000" fo:border-bottom="none" style:writing-mode="lr-tb"/>
    </style:style>
    <style:style style:name="Таблица15.2" style:family="table-row">
      <style:table-row-properties style:row-height="0.0785in" fo:keep-together="auto"/>
    </style:style>
    <style:style style:name="Таблица15.A2" style:family="table-cell">
      <style:table-cell-properties style:vertical-align="middle" fo:padding="0in" fo:border-left="1pt solid #000000" fo:border-right="none" fo:border-top="0.5pt solid #000000" fo:border-bottom="none" style:writing-mode="lr-tb"/>
    </style:style>
    <style:style style:name="Таблица15.3" style:family="table-row">
      <style:table-row-properties style:row-height="0.1181in" fo:keep-together="auto"/>
    </style:style>
    <style:style style:name="Таблица16" style:family="table">
      <style:table-properties style:width="0.4715in" table:align="margins" style:writing-mode="lr-tb"/>
    </style:style>
    <style:style style:name="Таблица16.A" style:family="table-column">
      <style:table-column-properties style:column-width="0.1882in" style:rel-column-width="26158*"/>
    </style:style>
    <style:style style:name="Таблица16.B" style:family="table-column">
      <style:table-column-properties style:column-width="0.2833in" style:rel-column-width="39377*"/>
    </style:style>
    <style:style style:name="Таблица16.1" style:family="table-row">
      <style:table-row-properties style:row-height="1.3778in" fo:keep-together="auto"/>
    </style:style>
    <style:style style:name="Таблица16.A1" style:family="table-cell">
      <style:table-cell-properties style:vertical-align="middle" fo:padding="0in" fo:border-left="1pt solid #000000" fo:border-right="none" fo:border-top="1pt solid #000000" fo:border-bottom="1pt solid #000000" style:writing-mode="lr-tb"/>
    </style:style>
    <style:style style:name="Таблица16.B1" style:family="table-cell">
      <style:table-cell-properties style:vertical-align="middle" fo:padding="0in" fo:border="1pt solid #000000" style:writing-mode="lr-tb"/>
    </style:style>
    <style:style style:name="Таблица16.2" style:family="table-row">
      <style:table-row-properties style:row-height="0.984in" fo:keep-together="auto"/>
    </style:style>
    <style:style style:name="Таблица17" style:family="table">
      <style:table-properties style:width="7.2833in" table:align="margins" style:writing-mode="lr-tb"/>
    </style:style>
    <style:style style:name="Таблица17.A" style:family="table-column">
      <style:table-column-properties style:column-width="0.3125in" style:rel-column-width="2810*"/>
    </style:style>
    <style:style style:name="Таблица17.B" style:family="table-column">
      <style:table-column-properties style:column-width="0.7854in" style:rel-column-width="7065*"/>
    </style:style>
    <style:style style:name="Таблица17.C" style:family="table-column">
      <style:table-column-properties style:column-width="4.3188in" style:rel-column-width="38861*"/>
    </style:style>
    <style:style style:name="Таблица17.D" style:family="table-column">
      <style:table-column-properties style:column-width="0.3924in" style:rel-column-width="3532*"/>
    </style:style>
    <style:style style:name="Таблица17.E" style:family="table-column">
      <style:table-column-properties style:column-width="1.4743in" style:rel-column-width="13267*"/>
    </style:style>
    <style:style style:name="Таблица17.1" style:family="table-row">
      <style:table-row-properties style:row-height="0.5903in" fo:keep-together="auto"/>
    </style:style>
    <style:style style:name="Таблица17.A1" style:family="table-cell">
      <style:table-cell-properties style:vertical-align="middle" fo:padding="0in" fo:border-left="1pt solid #000000" fo:border-right="none" fo:border-top="1pt solid #000000" fo:border-bottom="1pt solid #000000" style:writing-mode="lr-tb"/>
    </style:style>
    <style:style style:name="Таблица17.E1" style:family="table-cell">
      <style:table-cell-properties style:vertical-align="middle" fo:padding="0in" fo:border="1pt solid #000000" style:writing-mode="lr-tb"/>
    </style:style>
    <style:style style:name="Таблица17.2" style:family="table-row">
      <style:table-row-properties style:row-height="0.3146in" fo:keep-together="auto"/>
    </style:style>
    <style:style style:name="Таблица17.A2" style:family="table-cell">
      <style:table-cell-properties style:vertical-align="middle" fo:padding="0in" fo:border-left="1pt solid #000000" fo:border-right="none" fo:border-top="1pt solid #000000" fo:border-bottom="0.5pt solid #000000" style:writing-mode="lr-tb"/>
    </style:style>
    <style:style style:name="Таблица17.E2" style:family="table-cell">
      <style:table-cell-properties style:vertical-align="middle" fo:padding="0in" fo:border-left="1pt solid #000000" fo:border-right="1pt solid #000000" fo:border-top="1pt solid #000000" fo:border-bottom="0.5pt solid #000000" style:writing-mode="lr-tb"/>
    </style:style>
    <style:style style:name="Таблица17.A3" style:family="table-cell">
      <style:table-cell-properties style:vertical-align="middle" fo:padding="0in" fo:border-left="1pt solid #000000" fo:border-right="none" fo:border-top="0.5pt solid #000000" fo:border-bottom="0.5pt solid #000000" style:writing-mode="lr-tb"/>
    </style:style>
    <style:style style:name="Таблица17.E3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7.D4" style:family="table-cell" style:data-style-name="N0">
      <style:table-cell-properties style:vertical-align="middle" fo:padding="0in" fo:border-left="1pt solid #000000" fo:border-right="none" fo:border-top="0.5pt solid #000000" fo:border-bottom="0.5pt solid #000000" style:writing-mode="lr-tb"/>
    </style:style>
    <style:style style:name="Таблица17.A33" style:family="table-cell">
      <style:table-cell-properties style:vertical-align="middle" fo:padding="0in" fo:border-left="1pt solid #000000" fo:border-right="none" fo:border-top="0.5pt solid #000000" fo:border-bottom="1pt solid #000000" style:writing-mode="lr-tb"/>
    </style:style>
    <style:style style:name="Таблица17.B33" style:family="table-cell">
      <style:table-cell-properties style:vertical-align="middle" fo:padding="0in" fo:border-left="1pt solid #000000" fo:border-right="none" fo:border-top="0.5pt solid #000000" fo:border-bottom="1pt solid #000000" style:writing-mode="lr-tb"/>
    </style:style>
    <style:style style:name="Таблица17.C33" style:family="table-cell">
      <style:table-cell-properties style:vertical-align="middle" fo:padding="0in" fo:border-left="1pt solid #000000" fo:border-right="none" fo:border-top="0.5pt solid #000000" fo:border-bottom="1pt solid #000000" style:writing-mode="lr-tb"/>
    </style:style>
    <style:style style:name="Таблица17.D33" style:family="table-cell">
      <style:table-cell-properties style:vertical-align="middle" fo:padding="0in" fo:border-left="1pt solid #000000" fo:border-right="none" fo:border-top="0.5pt solid #000000" fo:border-bottom="1pt solid #000000" style:writing-mode="lr-tb"/>
    </style:style>
    <style:style style:name="Таблица17.E33" style:family="table-cell">
      <style:table-cell-properties style:vertical-align="middle" fo:padding="0in" fo:border-left="1pt solid #000000" fo:border-right="1pt solid #000000" fo:border-top="0.5pt solid #000000" fo:border-bottom="1pt solid #000000" style:writing-mode="lr-tb"/>
    </style:style>
    <style:style style:name="Таблица9" style:family="table">
      <style:table-properties style:width="7.2625in" table:align="margins" style:writing-mode="lr-tb"/>
    </style:style>
    <style:style style:name="Таблица9.A" style:family="table-column">
      <style:table-column-properties style:column-width="0.2861in" style:rel-column-width="2580*"/>
    </style:style>
    <style:style style:name="Таблица9.B" style:family="table-column">
      <style:table-column-properties style:column-width="0.3799in" style:rel-column-width="3430*"/>
    </style:style>
    <style:style style:name="Таблица9.C" style:family="table-column">
      <style:table-column-properties style:column-width="0.9028in" style:rel-column-width="8148*"/>
    </style:style>
    <style:style style:name="Таблица9.D" style:family="table-column">
      <style:table-column-properties style:column-width="0.5889in" style:rel-column-width="5311*"/>
    </style:style>
    <style:style style:name="Таблица9.E" style:family="table-column">
      <style:table-column-properties style:column-width="0.3924in" style:rel-column-width="3542*"/>
    </style:style>
    <style:style style:name="Таблица9.F" style:family="table-column">
      <style:table-column-properties style:column-width="4.3188in" style:rel-column-width="38972*"/>
    </style:style>
    <style:style style:name="Таблица9.G" style:family="table-column">
      <style:table-column-properties style:column-width="0.3938in" style:rel-column-width="3552*"/>
    </style:style>
    <style:style style:name="Таблица9.1" style:family="table-row">
      <style:table-row-properties style:row-height="0.1965in" fo:keep-together="auto"/>
    </style:style>
    <style:style style:name="Таблица9.A1" style:family="table-cell">
      <style:table-cell-properties style:vertical-align="middle" fo:padding="0in" fo:border-left="1pt solid #000000" fo:border-right="none" fo:border-top="1pt solid #000000" fo:border-bottom="none" style:writing-mode="lr-tb"/>
    </style:style>
    <style:style style:name="Таблица9.2" style:family="table-row">
      <style:table-row-properties style:row-height="0.0785in" fo:keep-together="auto"/>
    </style:style>
    <style:style style:name="Таблица9.A2" style:family="table-cell">
      <style:table-cell-properties style:vertical-align="middle" fo:padding="0in" fo:border-left="1pt solid #000000" fo:border-right="none" fo:border-top="0.5pt solid #000000" fo:border-bottom="none" style:writing-mode="lr-tb"/>
    </style:style>
    <style:style style:name="Таблица9.3" style:family="table-row">
      <style:table-row-properties style:row-height="0.1181in" fo:keep-together="auto"/>
    </style:style>
    <style:style style:name="Таблица9.G3" style:family="table-cell" style:data-style-name="N0">
      <style:table-cell-properties style:vertical-align="middle" fo:padding="0in" fo:border-left="1pt solid #000000" fo:border-right="none" fo:border-top="1pt solid #000000" fo:border-bottom="none" style:writing-mode="lr-tb"/>
    </style:style>
    <style:style style:name="Таблица10" style:family="table">
      <style:table-properties style:width="0.4715in" table:align="margins" style:writing-mode="lr-tb"/>
    </style:style>
    <style:style style:name="Таблица10.A" style:family="table-column">
      <style:table-column-properties style:column-width="0.1882in" style:rel-column-width="26158*"/>
    </style:style>
    <style:style style:name="Таблица10.B" style:family="table-column">
      <style:table-column-properties style:column-width="0.2833in" style:rel-column-width="39377*"/>
    </style:style>
    <style:style style:name="Таблица10.1" style:family="table-row">
      <style:table-row-properties style:row-height="1.3778in" fo:keep-together="auto"/>
    </style:style>
    <style:style style:name="Таблица10.A1" style:family="table-cell">
      <style:table-cell-properties style:vertical-align="middle" fo:padding="0in" fo:border-left="1pt solid #000000" fo:border-right="none" fo:border-top="1pt solid #000000" fo:border-bottom="1pt solid #000000" style:writing-mode="lr-tb"/>
    </style:style>
    <style:style style:name="Таблица10.B1" style:family="table-cell">
      <style:table-cell-properties style:vertical-align="middle" fo:padding="0in" fo:border="1pt solid #000000" style:writing-mode="lr-tb"/>
    </style:style>
    <style:style style:name="Таблица10.2" style:family="table-row">
      <style:table-row-properties style:row-height="0.984in" fo:keep-together="auto"/>
    </style:style>
    <style:style style:name="Таблица11" style:family="table">
      <style:table-properties style:width="7.2833in" table:align="margins" style:writing-mode="lr-tb"/>
    </style:style>
    <style:style style:name="Таблица11.A" style:family="table-column">
      <style:table-column-properties style:column-width="0.3132in" style:rel-column-width="2816*"/>
    </style:style>
    <style:style style:name="Таблица11.B" style:family="table-column">
      <style:table-column-properties style:column-width="0.7854in" style:rel-column-width="7065*"/>
    </style:style>
    <style:style style:name="Таблица11.C" style:family="table-column">
      <style:table-column-properties style:column-width="4.3188in" style:rel-column-width="38861*"/>
    </style:style>
    <style:style style:name="Таблица11.D" style:family="table-column">
      <style:table-column-properties style:column-width="0.3924in" style:rel-column-width="3532*"/>
    </style:style>
    <style:style style:name="Таблица11.E" style:family="table-column">
      <style:table-column-properties style:column-width="1.4736in" style:rel-column-width="13261*"/>
    </style:style>
    <style:style style:name="Таблица11.1" style:family="table-row">
      <style:table-row-properties style:row-height="0.5903in" fo:keep-together="auto"/>
    </style:style>
    <style:style style:name="Таблица11.A1" style:family="table-cell">
      <style:table-cell-properties style:vertical-align="middle" fo:padding="0in" fo:border-left="1pt solid #000000" fo:border-right="none" fo:border-top="1pt solid #000000" fo:border-bottom="1pt solid #000000" style:writing-mode="lr-tb"/>
    </style:style>
    <style:style style:name="Таблица11.E1" style:family="table-cell">
      <style:table-cell-properties style:vertical-align="middle" fo:padding="0in" fo:border="1pt solid #000000" style:writing-mode="lr-tb"/>
    </style:style>
    <style:style style:name="Таблица11.2" style:family="table-row">
      <style:table-row-properties style:row-height="0.3146in" fo:keep-together="auto"/>
    </style:style>
    <style:style style:name="Таблица11.A2" style:family="table-cell">
      <style:table-cell-properties style:vertical-align="middle" fo:padding="0in" fo:border-left="1pt solid #000000" fo:border-right="none" fo:border-top="1pt solid #000000" fo:border-bottom="0.5pt solid #000000" style:writing-mode="lr-tb"/>
    </style:style>
    <style:style style:name="Таблица11.E2" style:family="table-cell">
      <style:table-cell-properties style:vertical-align="middle" fo:padding="0in" fo:border-left="1pt solid #000000" fo:border-right="1pt solid #000000" fo:border-top="1pt solid #000000" fo:border-bottom="0.5pt solid #000000" style:writing-mode="lr-tb"/>
    </style:style>
    <style:style style:name="Таблица11.A3" style:family="table-cell">
      <style:table-cell-properties style:vertical-align="middle" fo:padding="0in" fo:border-left="1pt solid #000000" fo:border-right="none" fo:border-top="0.5pt solid #000000" fo:border-bottom="0.5pt solid #000000" style:writing-mode="lr-tb"/>
    </style:style>
    <style:style style:name="Таблица11.D3" style:family="table-cell" style:data-style-name="N0">
      <style:table-cell-properties style:vertical-align="middle" fo:padding="0in" fo:border-left="1pt solid #000000" fo:border-right="none" fo:border-top="0.5pt solid #000000" fo:border-bottom="0.5pt solid #000000" style:writing-mode="lr-tb"/>
    </style:style>
    <style:style style:name="Таблица11.E3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4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5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6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7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8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9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10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11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12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13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14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15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16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17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18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19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20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21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22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23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24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25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26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27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28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29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30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31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32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A33" style:family="table-cell">
      <style:table-cell-properties style:vertical-align="middle" fo:padding="0in" fo:border-left="1pt solid #000000" fo:border-right="none" fo:border-top="0.5pt solid #000000" fo:border-bottom="1pt solid #000000" style:writing-mode="lr-tb"/>
    </style:style>
    <style:style style:name="Таблица11.B33" style:family="table-cell">
      <style:table-cell-properties style:vertical-align="middle" fo:padding="0in" fo:border-left="1pt solid #000000" fo:border-right="none" fo:border-top="0.5pt solid #000000" fo:border-bottom="1pt solid #000000" style:writing-mode="lr-tb"/>
    </style:style>
    <style:style style:name="Таблица11.C33" style:family="table-cell">
      <style:table-cell-properties style:vertical-align="middle" fo:padding="0in" fo:border-left="1pt solid #000000" fo:border-right="none" fo:border-top="0.5pt solid #000000" fo:border-bottom="1pt solid #000000" style:writing-mode="lr-tb"/>
    </style:style>
    <style:style style:name="Таблица11.D33" style:family="table-cell">
      <style:table-cell-properties style:vertical-align="middle" fo:padding="0in" fo:border-left="1pt solid #000000" fo:border-right="none" fo:border-top="0.5pt solid #000000" fo:border-bottom="1pt solid #000000" style:writing-mode="lr-tb"/>
    </style:style>
    <style:style style:name="Таблица11.E33" style:family="table-cell">
      <style:table-cell-properties style:vertical-align="middle" fo:padding="0in" fo:border-left="1pt solid #000000" fo:border-right="1pt solid #000000" fo:border-top="0.5pt solid #000000" fo:border-bottom="1pt solid #000000" style:writing-mode="lr-tb"/>
    </style:style>
    <style:style style:name="Таблица12" style:family="table">
      <style:table-properties style:width="7.2625in" table:align="margins" style:writing-mode="lr-tb"/>
    </style:style>
    <style:style style:name="Таблица12.A" style:family="table-column">
      <style:table-column-properties style:column-width="0.3208in" style:rel-column-width="2893*"/>
    </style:style>
    <style:style style:name="Таблица12.B" style:family="table-column">
      <style:table-column-properties style:column-width="0.3458in" style:rel-column-width="3118*"/>
    </style:style>
    <style:style style:name="Таблица12.C" style:family="table-column">
      <style:table-column-properties style:column-width="0.9028in" style:rel-column-width="8148*"/>
    </style:style>
    <style:style style:name="Таблица12.D" style:family="table-column">
      <style:table-column-properties style:column-width="0.5889in" style:rel-column-width="5311*"/>
    </style:style>
    <style:style style:name="Таблица12.E" style:family="table-column">
      <style:table-column-properties style:column-width="0.3924in" style:rel-column-width="3542*"/>
    </style:style>
    <style:style style:name="Таблица12.F" style:family="table-column">
      <style:table-column-properties style:column-width="4.3188in" style:rel-column-width="38972*"/>
    </style:style>
    <style:style style:name="Таблица12.G" style:family="table-column">
      <style:table-column-properties style:column-width="0.3938in" style:rel-column-width="3551*"/>
    </style:style>
    <style:style style:name="Таблица12.1" style:family="table-row">
      <style:table-row-properties style:row-height="0.1965in" fo:keep-together="auto"/>
    </style:style>
    <style:style style:name="Таблица12.A1" style:family="table-cell">
      <style:table-cell-properties style:vertical-align="middle" fo:padding="0in" fo:border-left="1pt solid #000000" fo:border-right="none" fo:border-top="1pt solid #000000" fo:border-bottom="none" style:writing-mode="lr-tb"/>
    </style:style>
    <style:style style:name="Таблица12.2" style:family="table-row">
      <style:table-row-properties style:row-height="0.0785in" fo:keep-together="auto"/>
    </style:style>
    <style:style style:name="Таблица12.A2" style:family="table-cell">
      <style:table-cell-properties style:vertical-align="middle" fo:padding="0in" fo:border-left="1pt solid #000000" fo:border-right="none" fo:border-top="0.5pt solid #000000" fo:border-bottom="none" style:writing-mode="lr-tb"/>
    </style:style>
    <style:style style:name="Таблица12.3" style:family="table-row">
      <style:table-row-properties style:row-height="0.1181in" fo:keep-together="auto"/>
    </style:style>
    <style:style style:name="Таблица12.G3" style:family="table-cell" style:data-style-name="N0">
      <style:table-cell-properties style:vertical-align="middle" fo:padding="0in" fo:border-left="1pt solid #000000" fo:border-right="none" fo:border-top="1pt solid #000000" fo:border-bottom="none" style:writing-mode="lr-tb"/>
    </style:style>
    <style:style style:name="Таблица13" style:family="table">
      <style:table-properties style:width="0.4715in" table:align="margins" style:writing-mode="lr-tb"/>
    </style:style>
    <style:style style:name="Таблица13.A" style:family="table-column">
      <style:table-column-properties style:column-width="0.1882in" style:rel-column-width="26158*"/>
    </style:style>
    <style:style style:name="Таблица13.B" style:family="table-column">
      <style:table-column-properties style:column-width="0.2833in" style:rel-column-width="39377*"/>
    </style:style>
    <style:style style:name="Таблица13.1" style:family="table-row">
      <style:table-row-properties style:row-height="1.3778in" fo:keep-together="auto"/>
    </style:style>
    <style:style style:name="Таблица13.A1" style:family="table-cell">
      <style:table-cell-properties style:vertical-align="middle" fo:padding="0in" fo:border-left="1pt solid #000000" fo:border-right="none" fo:border-top="1pt solid #000000" fo:border-bottom="1pt solid #000000" style:writing-mode="lr-tb"/>
    </style:style>
    <style:style style:name="Таблица13.B1" style:family="table-cell">
      <style:table-cell-properties style:vertical-align="middle" fo:padding="0in" fo:border="1pt solid #000000" style:writing-mode="lr-tb"/>
    </style:style>
    <style:style style:name="Таблица13.2" style:family="table-row">
      <style:table-row-properties style:row-height="0.984in" fo:keep-together="auto"/>
    </style:style>
    <style:style style:name="Таблица14" style:family="table">
      <style:table-properties style:width="7.284in" table:align="margins" style:writing-mode="lr-tb"/>
    </style:style>
    <style:style style:name="Таблица14.A" style:family="table-column">
      <style:table-column-properties style:column-width="0.3924in" style:rel-column-width="3532*"/>
    </style:style>
    <style:style style:name="Таблица14.B" style:family="table-column">
      <style:table-column-properties style:column-width="0.5882in" style:rel-column-width="5295*"/>
    </style:style>
    <style:style style:name="Таблица14.E" style:family="table-column">
      <style:table-column-properties style:column-width="0.7861in" style:rel-column-width="7071*"/>
    </style:style>
    <style:style style:name="Таблица14.F" style:family="table-column">
      <style:table-column-properties style:column-width="0.8632in" style:rel-column-width="7769*"/>
    </style:style>
    <style:style style:name="Таблица14.G" style:family="table-column">
      <style:table-column-properties style:column-width="0.7854in" style:rel-column-width="7064*"/>
    </style:style>
    <style:style style:name="Таблица14.H" style:family="table-column">
      <style:table-column-properties style:column-width="0.9417in" style:rel-column-width="8473*"/>
    </style:style>
    <style:style style:name="Таблица14.J" style:family="table-column">
      <style:table-column-properties style:column-width="0.8861in" style:rel-column-width="7972*"/>
    </style:style>
    <style:style style:name="Таблица14.1" style:family="table-row">
      <style:table-row-properties style:row-height="0.3146in" fo:keep-together="auto"/>
    </style:style>
    <style:style style:name="Таблица14.A1" style:family="table-cell">
      <style:table-cell-properties style:vertical-align="middle" fo:padding="0in" fo:border="1pt solid #000000" style:writing-mode="lr-tb"/>
    </style:style>
    <style:style style:name="Таблица14.A2" style:family="table-cell">
      <style:table-cell-properties style:vertical-align="middle" fo:padding="0in" fo:border-left="1pt solid #000000" fo:border-right="none" fo:border-top="1pt solid #000000" fo:border-bottom="1pt solid #000000" style:writing-mode="lr-tb"/>
    </style:style>
    <style:style style:name="Таблица14.3" style:family="table-row">
      <style:table-row-properties style:row-height="0.6299in" fo:keep-together="auto"/>
    </style:style>
    <style:style style:name="Таблица14.A4" style:family="table-cell">
      <style:table-cell-properties style:vertical-align="middle" fo:padding="0in" fo:border-left="1pt solid #000000" fo:border-right="none" fo:border-top="1pt solid #000000" fo:border-bottom="0.5pt solid #000000" style:writing-mode="lr-tb"/>
    </style:style>
    <style:style style:name="Таблица14.J4" style:family="table-cell">
      <style:table-cell-properties style:vertical-align="middle" fo:padding="0in" fo:border-left="1pt solid #000000" fo:border-right="1pt solid #000000" fo:border-top="1pt solid #000000" fo:border-bottom="0.5pt solid #000000" style:writing-mode="lr-tb"/>
    </style:style>
    <style:style style:name="Таблица14.A5" style:family="table-cell">
      <style:table-cell-properties style:vertical-align="middle" fo:padding="0in" fo:border-left="1pt solid #000000" fo:border-right="none" fo:border-top="0.5pt solid #000000" fo:border-bottom="0.5pt solid #000000" style:writing-mode="lr-tb"/>
    </style:style>
    <style:style style:name="Таблица14.J5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4.A33" style:family="table-cell">
      <style:table-cell-properties style:vertical-align="middle" fo:padding="0in" fo:border-left="1pt solid #000000" fo:border-right="none" fo:border-top="0.5pt solid #000000" fo:border-bottom="1pt solid #000000" style:writing-mode="lr-tb"/>
    </style:style>
    <style:style style:name="Таблица14.J33" style:family="table-cell">
      <style:table-cell-properties style:vertical-align="middle" fo:padding="0in" fo:border-left="1pt solid #000000" fo:border-right="1pt solid #000000" fo:border-top="0.5pt solid #000000" fo:border-bottom="1pt solid #000000" style:writing-mode="lr-tb"/>
    </style:style>
    <style:style style:name="P1" style:family="paragraph" style:parent-style-name="Standard">
      <style:paragraph-properties fo:text-align="center" style:justify-single-word="false" fo:orphans="0" fo:widows="0" style:text-autospace="none"/>
    </style:style>
    <style:style style:name="P2" style:family="paragraph" style:parent-style-name="Standard">
      <style:paragraph-properties fo:text-align="center" style:justify-single-word="false" fo:orphans="0" fo:widows="0" style:text-autospace="none" style:snap-to-layout-grid="false"/>
      <style:text-properties style:font-name="GOST" style:font-name-complex="GOST"/>
    </style:style>
    <style:style style:name="P3" style:family="paragraph" style:parent-style-name="Standard">
      <style:paragraph-properties fo:text-align="center" style:justify-single-word="false" fo:orphans="0" fo:widows="0" style:text-autospace="none" style:snap-to-layout-grid="false"/>
      <style:text-properties style:text-rotation-angle="90" style:text-rotation-scale="line-height"/>
    </style:style>
    <style:style style:name="P4" style:family="paragraph" style:parent-style-name="Standard">
      <style:paragraph-properties fo:text-align="center" style:justify-single-word="false" fo:orphans="0" fo:widows="0" style:text-autospace="none"/>
      <style:text-properties fo:font-size="11pt" style:font-size-asian="11pt"/>
    </style:style>
    <style:style style:name="P5" style:family="paragraph" style:parent-style-name="Standard">
      <style:paragraph-properties fo:text-align="center" style:justify-single-word="false" fo:orphans="0" fo:widows="0" style:text-autospace="none" style:snap-to-layout-grid="false"/>
      <style:text-properties fo:font-size="11pt" style:font-size-asian="11pt"/>
    </style:style>
    <style:style style:name="P6" style:family="paragraph" style:parent-style-name="Standard">
      <style:paragraph-properties fo:text-align="center" style:justify-single-word="false" fo:orphans="0" fo:widows="0" style:text-autospace="none" style:snap-to-layout-grid="false"/>
      <style:text-properties fo:font-size="11pt" style:font-size-asian="11pt" style:text-rotation-angle="90" style:text-rotation-scale="line-height"/>
    </style:style>
    <style:style style:name="P7" style:family="paragraph" style:parent-style-name="Standard">
      <style:paragraph-properties fo:text-align="center" style:justify-single-word="false" fo:orphans="0" fo:widows="0" style:text-autospace="none" style:snap-to-layout-grid="false"/>
      <style:text-properties fo:font-size="10pt" style:font-size-asian="10pt" style:font-size-complex="10pt"/>
    </style:style>
    <style:style style:name="P8" style:family="paragraph" style:parent-style-name="Standard">
      <style:paragraph-properties fo:orphans="0" fo:widows="0" style:text-autospace="none"/>
    </style:style>
    <style:style style:name="P9" style:family="paragraph" style:parent-style-name="Standard">
      <style:paragraph-properties fo:text-align="center" style:justify-single-word="false" fo:orphans="0" fo:widows="0" style:text-autospace="none"/>
      <style:text-properties style:font-name="Times New Roman"/>
    </style:style>
    <style:style style:name="P10" style:family="paragraph" style:parent-style-name="Standard">
      <style:paragraph-properties fo:text-align="center" style:justify-single-word="false" fo:orphans="0" fo:widows="0" style:text-autospace="none" style:snap-to-layout-grid="false"/>
      <style:text-properties style:font-name="Times New Roman" fo:font-size="11pt" style:font-size-asian="11pt" style:font-size-complex="11pt"/>
    </style:style>
    <style:style style:name="P11" style:family="paragraph" style:parent-style-name="Standard">
      <style:paragraph-properties fo:text-align="center" style:justify-single-word="false" fo:orphans="0" fo:widows="0" style:text-autospace="none" style:snap-to-layout-grid="false"/>
      <style:text-properties style:font-name="Times New Roman" fo:font-size="11pt" style:font-size-asian="11pt" style:font-name-complex="GOST" style:font-size-complex="11pt"/>
    </style:style>
    <style:style style:name="P12" style:family="paragraph" style:parent-style-name="Standard">
      <style:paragraph-properties fo:text-align="center" style:justify-single-word="false" fo:orphans="0" fo:widows="0" style:text-autospace="none" style:snap-to-layout-grid="fals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fo:orphans="0" fo:widows="0" style:text-autospace="none" style:snap-to-layout-grid="false"/>
      <style:text-properties style:font-name="Times New Roman" fo:font-size="16pt" style:font-size-asian="16pt" style:font-name-complex="GOST" style:font-size-complex="16pt"/>
    </style:style>
    <style:style style:name="P14" style:family="paragraph" style:parent-style-name="Standard">
      <style:paragraph-properties fo:text-align="start" style:justify-single-word="false" fo:orphans="0" fo:widows="0" style:text-autospace="none" style:snap-to-layout-grid="false"/>
      <style:text-properties style:font-name="Times New Roman" fo:font-size="14pt" style:font-size-asian="14pt" style:font-name-complex="GOST" style:font-size-complex="14pt" style:text-rotation-angle="90" style:text-rotation-scale="line-height"/>
    </style:style>
    <style:style style:name="P15" style:family="paragraph" style:parent-style-name="Standard">
      <style:paragraph-properties fo:margin-left="0.028in" fo:margin-right="0in" fo:orphans="0" fo:widows="0" fo:text-indent="0in" style:auto-text-indent="false" style:text-autospace="none" style:snap-to-layout-grid="false"/>
      <style:text-properties style:font-name="Times New Roman" fo:font-size="11pt" style:font-size-asian="11pt" style:font-size-complex="11pt"/>
    </style:style>
    <style:style style:name="P16" style:family="paragraph" style:parent-style-name="Standard">
      <style:paragraph-properties fo:margin-left="0.028in" fo:margin-right="0in" fo:text-align="center" style:justify-single-word="false" fo:orphans="0" fo:widows="0" fo:text-indent="0in" style:auto-text-indent="false" style:text-autospace="none" style:snap-to-layout-grid="false"/>
      <style:text-properties style:font-name="Times New Roman" fo:font-size="11pt" style:font-size-asian="11pt" style:font-size-complex="11pt"/>
    </style:style>
    <style:style style:name="P17" style:family="paragraph" style:parent-style-name="Standard">
      <style:paragraph-properties fo:margin-left="0.028in" fo:margin-right="0in" fo:orphans="0" fo:widows="0" fo:text-indent="0in" style:auto-text-indent="false" style:text-autospace="none" style:snap-to-layout-grid="false"/>
      <style:text-properties style:font-name="Times New Roman" fo:font-size="11pt" style:font-size-asian="11pt" style:font-name-complex="GOST" style:font-size-complex="11pt"/>
    </style:style>
    <style:style style:name="P18" style:family="paragraph" style:parent-style-name="Standard">
      <style:paragraph-properties fo:margin-left="0.028in" fo:margin-right="0in" fo:text-align="center" style:justify-single-word="false" fo:orphans="0" fo:widows="0" fo:text-indent="0in" style:auto-text-indent="false" style:text-autospace="none" style:snap-to-layout-grid="false"/>
      <style:text-properties style:font-name="Times New Roman" fo:font-size="11pt" style:font-size-asian="11pt" style:font-name-complex="GOST" style:font-size-complex="11pt"/>
    </style:style>
    <style:style style:name="P19" style:family="paragraph" style:parent-style-name="Standard">
      <style:paragraph-properties fo:margin-left="0.028in" fo:margin-right="0in" fo:orphans="0" fo:widows="0" fo:text-indent="0in" style:auto-text-indent="false" style:text-autospace="none" style:snap-to-layout-grid="false"/>
      <style:text-properties fo:font-size="11pt" style:font-size-asian="11pt"/>
    </style:style>
    <style:style style:name="P20" style:family="paragraph" style:parent-style-name="Standard">
      <style:paragraph-properties fo:margin-left="0.028in" fo:margin-right="0.028in" fo:text-align="center" style:justify-single-word="false" fo:orphans="0" fo:widows="0" fo:text-indent="0in" style:auto-text-indent="false" style:text-autospace="none" style:snap-to-layout-grid="false"/>
      <style:text-properties fo:font-size="11pt" style:font-size-asian="11pt" style:text-rotation-angle="90" style:text-rotation-scale="line-height"/>
    </style:style>
    <style:style style:name="P21" style:family="paragraph" style:parent-style-name="Standard">
      <style:paragraph-properties fo:margin-left="0.028in" fo:margin-right="0.028in" fo:text-align="center" style:justify-single-word="false" fo:orphans="0" fo:widows="0" fo:text-indent="0in" style:auto-text-indent="false" style:text-autospace="none"/>
      <style:text-properties fo:font-size="11pt" style:font-size-asian="11pt"/>
    </style:style>
    <style:style style:name="P22" style:family="paragraph" style:parent-style-name="Standard">
      <style:paragraph-properties fo:margin-left="0.028in" fo:margin-right="0.028in" fo:text-align="center" style:justify-single-word="false" fo:orphans="0" fo:widows="0" fo:text-indent="0in" style:auto-text-indent="false" style:text-autospace="none" style:snap-to-layout-grid="false"/>
      <style:text-properties fo:font-size="11pt" style:font-size-asian="11pt"/>
    </style:style>
    <style:style style:name="P23" style:family="paragraph" style:parent-style-name="Standard">
      <style:paragraph-properties fo:margin-left="0.028in" fo:margin-right="0.028in" fo:text-align="center" style:justify-single-word="false" fo:orphans="0" fo:widows="0" fo:text-indent="0in" style:auto-text-indent="false" style:text-autospace="none" style:snap-to-layout-grid="false"/>
      <style:text-properties fo:font-size="11pt" style:font-size-asian="11pt" style:font-size-complex="14pt"/>
    </style:style>
    <style:style style:name="P24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fo:font-size="11pt" style:font-size-asian="11pt" style:font-size-complex="14pt"/>
    </style:style>
    <style:style style:name="P25" style:family="paragraph" style:parent-style-name="Standard">
      <style:paragraph-properties fo:margin-left="0.028in" fo:margin-right="0.028in" fo:text-align="start" style:justify-single-word="false" fo:orphans="0" fo:widows="0" fo:text-indent="0in" style:auto-text-indent="false" style:text-autospace="none" style:snap-to-layout-grid="false"/>
      <style:text-properties fo:font-size="11pt" style:font-size-asian="11pt" style:font-size-complex="14pt"/>
    </style:style>
    <style:style style:name="P26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fo:font-size="11pt" style:font-size-asian="11pt" style:font-size-complex="11pt"/>
    </style:style>
    <style:style style:name="P27" style:family="paragraph" style:parent-style-name="Standard">
      <style:paragraph-properties fo:margin-left="0.028in" fo:margin-right="0.028in" fo:text-align="center" style:justify-single-word="false" fo:orphans="0" fo:widows="0" fo:text-indent="0in" style:auto-text-indent="false" style:text-autospace="none" style:snap-to-layout-grid="false"/>
      <style:text-properties fo:font-size="11pt" style:font-size-asian="11pt" style:font-size-complex="11pt"/>
    </style:style>
    <style:style style:name="P28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fo:font-size="11pt" fo:language="en" fo:country="US" style:font-size-asian="11pt" style:font-size-complex="14pt"/>
    </style:style>
    <style:style style:name="P29" style:family="paragraph" style:parent-style-name="Standard">
      <style:paragraph-properties fo:margin-left="0.028in" fo:margin-right="0.028in" fo:text-align="center" style:justify-single-word="false" fo:orphans="0" fo:widows="0" fo:text-indent="0in" style:auto-text-indent="false" style:text-autospace="none" style:snap-to-layout-grid="false"/>
      <style:text-properties fo:font-size="11pt" fo:language="en" fo:country="US" style:font-size-asian="11pt" style:font-size-complex="14pt"/>
    </style:style>
    <style:style style:name="P30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fo:font-size="11pt" fo:language="en" fo:country="US" style:font-size-asian="11pt" style:font-size-complex="11pt"/>
    </style:style>
    <style:style style:name="P31" style:family="paragraph" style:parent-style-name="Standard">
      <style:paragraph-properties fo:margin-left="0.028in" fo:margin-right="0.028in" fo:text-align="center" style:justify-single-word="false" fo:orphans="0" fo:widows="0" fo:text-indent="0in" style:auto-text-indent="false" style:text-autospace="none" style:snap-to-layout-grid="false"/>
      <style:text-properties fo:font-size="11pt" fo:language="en" fo:country="US" style:font-size-asian="11pt" style:font-size-complex="11pt"/>
    </style:style>
    <style:style style:name="P32" style:family="paragraph" style:parent-style-name="Standard">
      <style:paragraph-properties fo:margin-left="0.028in" fo:margin-right="0.028in" fo:text-align="center" style:justify-single-word="false" fo:orphans="0" fo:widows="0" fo:text-indent="0in" style:auto-text-indent="false" style:text-autospace="none" style:snap-to-layout-grid="false"/>
      <style:text-properties fo:font-size="11pt" style:text-underline-style="solid" style:text-underline-width="auto" style:text-underline-color="font-color" style:font-size-asian="11pt" style:font-size-complex="11pt"/>
    </style:style>
    <style:style style:name="P33" style:family="paragraph" style:parent-style-name="Standard">
      <style:paragraph-properties fo:margin-left="0.028in" fo:margin-right="0.028in" fo:text-align="start" style:justify-single-word="false" fo:orphans="0" fo:widows="0" fo:text-indent="0in" style:auto-text-indent="false" style:text-autospace="none" style:snap-to-layout-grid="false"/>
      <style:text-properties fo:font-size="11pt" style:text-underline-style="none" style:font-size-asian="11pt" style:font-size-complex="14pt"/>
    </style:style>
    <style:style style:name="P34" style:family="paragraph" style:parent-style-name="Standard">
      <style:paragraph-properties fo:margin-left="0.028in" fo:margin-right="0.028in" fo:text-align="center" style:justify-single-word="false" fo:orphans="0" fo:widows="0" fo:text-indent="0in" style:auto-text-indent="false" style:text-autospace="none" style:snap-to-layout-grid="false"/>
      <style:text-properties style:font-name="GOST" fo:font-size="11pt" style:font-size-asian="11pt" style:font-size-complex="14pt"/>
    </style:style>
    <style:style style:name="P35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36" style:family="paragraph" style:parent-style-name="Standard">
      <style:paragraph-properties fo:margin-left="0.028in" fo:margin-right="0.028in" fo:text-align="start" style:justify-single-word="false" fo:orphans="0" fo:widows="0" fo:text-indent="0in" style:auto-text-indent="false" style:text-autospace="none" style:snap-to-layout-grid="false"/>
      <style:text-properties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37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38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9" style:family="paragraph" style:parent-style-name="Standard">
      <style:paragraph-properties fo:margin-left="0.028in" fo:margin-right="0.028in" fo:text-align="start" style:justify-single-word="false" fo:orphans="0" fo:widows="0" fo:text-indent="0in" style:auto-text-indent="false" style:text-autospace="none" style:snap-to-layout-grid="false"/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0" style:family="paragraph" style:parent-style-name="Standard">
      <style:paragraph-properties fo:margin-left="0.028in" fo:margin-right="0.028in" fo:text-align="center" style:justify-single-word="false" fo:orphans="0" fo:widows="0" fo:text-indent="0in" style:auto-text-indent="false" style:text-autospace="none" style:snap-to-layout-grid="false"/>
      <style:text-properties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1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>
      <style:paragraph-properties fo:margin-left="0.028in" fo:margin-right="0.028in" fo:text-align="start" style:justify-single-word="false" fo:orphans="0" fo:widows="0" fo:text-indent="0in" style:auto-text-indent="false" style:text-autospace="none" style:snap-to-layout-grid="false"/>
      <style:text-properties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3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font-name-asian="KMAOLG+MyriadPro-Regular" style:font-size-asian="12pt" style:font-style-asian="normal" style:font-weight-asian="normal" style:font-name-complex="KMAOLG+MyriadPro-Regular" style:font-size-complex="12pt" style:font-style-complex="normal" style:font-weight-complex="normal" style:text-emphasize="none" style:text-overline-style="none" style:text-overline-color="font-color"/>
    </style:style>
    <style:style style:name="P44" style:family="paragraph" style:parent-style-name="Standard">
      <style:paragraph-properties fo:margin-left="0.028in" fo:margin-right="0.028in" fo:text-align="center" style:justify-single-word="false" fo:orphans="0" fo:widows="0" fo:text-indent="0in" style:auto-text-indent="false" style:text-autospace="none" style:snap-to-layout-grid="false"/>
      <style:text-properties style:text-outline="false" style:text-line-through-style="none" style:text-line-through-type="none" style:font-name="Times New Roman" fo:font-size="12pt" fo:language="en" fo:country="US" fo:font-style="normal" fo:text-shadow="none" style:text-underline-style="solid" style:text-underline-width="auto" style:text-underline-color="font-color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5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font-name="Times New Roman" fo:font-size="11pt" style:font-size-asian="11pt" style:font-size-complex="14pt"/>
    </style:style>
    <style:style style:name="P46" style:family="paragraph" style:parent-style-name="Standard">
      <style:paragraph-properties fo:margin-left="0.028in" fo:margin-right="0.028in" fo:text-align="center" style:justify-single-word="false" fo:orphans="0" fo:widows="0" fo:text-indent="0in" style:auto-text-indent="false" style:text-autospace="none" style:snap-to-layout-grid="false"/>
      <style:text-properties style:font-name="Times New Roman" fo:font-size="11pt" style:font-size-asian="11pt" style:font-size-complex="14pt"/>
    </style:style>
    <style:style style:name="P47" style:family="paragraph" style:parent-style-name="Standard">
      <style:paragraph-properties fo:margin-left="0.028in" fo:margin-right="0.028in" fo:text-align="center" style:justify-single-word="false" fo:orphans="0" fo:widows="0" fo:text-indent="0in" style:auto-text-indent="false" style:text-autospace="none" style:snap-to-layout-grid="false"/>
      <style:text-properties style:font-name="Times New Roman" fo:font-size="11pt" style:font-size-asian="11pt" style:font-size-complex="11pt"/>
    </style:style>
    <style:style style:name="P48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font-name="Times New Roman" fo:font-size="11pt" style:font-size-asian="11pt" style:font-size-complex="11pt"/>
    </style:style>
    <style:style style:name="P49" style:family="paragraph" style:parent-style-name="Standard">
      <style:paragraph-properties fo:margin-left="0.028in" fo:margin-right="0.028in" fo:text-align="center" style:justify-single-word="false" fo:orphans="0" fo:widows="0" fo:text-indent="0in" style:auto-text-indent="false" style:text-autospace="none" style:snap-to-layout-grid="false"/>
      <style:text-properties style:font-name="Times New Roman" fo:font-size="11pt" fo:language="en" fo:country="US" style:font-size-asian="11pt" style:font-size-complex="14pt"/>
    </style:style>
    <style:style style:name="P50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font-name="Times New Roman" fo:font-size="11pt" fo:language="en" fo:country="US" style:font-size-asian="11pt" style:font-size-complex="14pt"/>
    </style:style>
    <style:style style:name="P51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font-name="Times New Roman" fo:font-size="11pt" fo:language="en" fo:country="US" style:font-size-asian="11pt" style:font-size-complex="11pt"/>
    </style:style>
    <style:style style:name="P52" style:family="paragraph" style:parent-style-name="Standard">
      <style:paragraph-properties fo:margin-left="0.028in" fo:margin-right="0.028in" fo:text-align="center" style:justify-single-word="false" fo:orphans="0" fo:widows="0" fo:text-indent="0in" style:auto-text-indent="false" style:text-autospace="none" style:snap-to-layout-grid="false"/>
      <style:text-properties style:font-name="Times New Roman" fo:font-size="11pt" fo:language="en" fo:country="US" style:font-size-asian="11pt" style:font-size-complex="11pt"/>
    </style:style>
    <style:style style:name="P53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font-name="Times New Roman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font-name="Times New Roman" fo:font-size="11pt" style:text-underline-style="none" style:font-size-asian="11pt" style:font-size-complex="11pt"/>
    </style:style>
    <style:style style:name="P55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font-name="Times New Roman" fo:font-size="12pt" fo:language="en" fo:country="US" style:font-size-asian="12pt" style:font-size-complex="12pt"/>
    </style:style>
    <style:style style:name="P56" style:family="paragraph" style:parent-style-name="Standard">
      <style:paragraph-properties fo:margin-left="0.028in" fo:margin-right="0.028in" fo:text-align="center" style:justify-single-word="false" fo:orphans="0" fo:widows="0" fo:text-indent="0in" style:auto-text-indent="false" style:text-autospace="none" style:snap-to-layout-grid="false"/>
      <style:text-properties style:font-name="Times New Roman" fo:font-size="12pt" fo:language="en" fo:country="US" style:font-size-asian="12pt" style:font-size-complex="12pt"/>
    </style:style>
    <style:style style:name="P57" style:family="paragraph" style:parent-style-name="Standard">
      <style:paragraph-properties fo:margin-left="0.028in" fo:margin-right="0.028in" fo:text-align="start" style:justify-single-word="false" fo:orphans="0" fo:widows="0" fo:text-indent="0in" style:auto-text-indent="false" style:text-autospace="none" style:snap-to-layout-grid="false"/>
      <style:text-properties style:font-name="Times New Roman" fo:font-size="12pt" fo:language="en" fo:country="US" style:font-size-asian="12pt" style:font-size-complex="12pt"/>
    </style:style>
    <style:style style:name="P58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font-name="Times New Roman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font-name="Times New Roman" fo:font-size="12pt" style:font-size-asian="12pt" style:font-size-complex="12pt"/>
    </style:style>
    <style:style style:name="P60" style:family="paragraph" style:parent-style-name="Standard">
      <style:paragraph-properties fo:margin-left="0.028in" fo:margin-right="0.028in" fo:text-align="center" style:justify-single-word="false" fo:orphans="0" fo:widows="0" fo:text-indent="0in" style:auto-text-indent="false" style:text-autospace="none" style:snap-to-layout-grid="false"/>
      <style:text-properties style:font-name="Times New Roman" fo:font-size="12pt" style:font-size-asian="12pt" style:font-size-complex="12pt"/>
    </style:style>
    <style:style style:name="P61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.028in" fo:margin-right="0.028in" fo:text-align="center" style:justify-single-word="false" fo:orphans="0" fo:widows="0" fo:text-indent="0in" style:auto-text-indent="false" style:text-autospace="none" style:snap-to-layout-grid="false"/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63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font-name="Times New Roman" fo:font-size="12pt" style:font-name-asian="KMAOLG+MyriadPro-Regular" style:font-size-asian="12pt" style:font-name-complex="KMAOLG+MyriadPro-Regular" style:font-size-complex="12pt"/>
    </style:style>
    <style:style style:name="P64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fo:color="#3a3935" loext:opacity="100%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style:letter-kerning="false" style:font-name-asian="DejaVu Sans1" style:font-size-asian="12pt" style:font-style-asian="normal" style:font-weight-asian="normal" style:font-name-complex="DejaVu Sans1" style:font-size-complex="12pt" style:font-style-complex="normal" style:font-weight-complex="normal" style:text-emphasize="none" style:text-overline-style="none" style:text-overline-color="font-color"/>
    </style:style>
    <style:style style:name="P65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fo:color="#3a3935" loext:opacity="100%" style:text-outline="false" style:text-line-through-style="none" style:text-line-through-type="none" style:font-name="Times New Roman" fo:font-size="12pt" fo:letter-spacing="normal" fo:language="en" fo:country="US" fo:font-style="normal" fo:text-shadow="none" style:text-underline-style="none" fo:font-weight="normal" style:letter-kerning="false" style:font-name-asian="DejaVu Sans1" style:font-size-asian="12pt" style:font-style-asian="normal" style:font-weight-asian="normal" style:font-name-complex="DejaVu Sans1" style:font-size-complex="12pt" style:font-style-complex="normal" style:font-weight-complex="normal" style:text-emphasize="none" style:text-overline-style="none" style:text-overline-color="font-color"/>
    </style:style>
    <style:style style:name="P66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fo:font-size="10pt" style:font-size-asian="10pt" style:font-size-complex="10pt"/>
    </style:style>
    <style:style style:name="P67" style:family="paragraph" style:parent-style-name="Standard">
      <style:paragraph-properties fo:orphans="0" fo:widows="0" fo:break-before="page" style:text-autospace="none"/>
      <style:text-properties fo:font-size="10pt" fo:language="zxx" fo:country="none" style:font-size-asian="10pt" style:language-asian="zxx" style:country-asian="none"/>
    </style:style>
    <style:style style:name="P68" style:family="paragraph" style:parent-style-name="Standard">
      <style:paragraph-properties fo:orphans="0" fo:widows="0" fo:break-before="page" style:text-autospace="none"/>
    </style:style>
    <style:style style:name="P69" style:family="paragraph" style:parent-style-name="Standard">
      <style:paragraph-properties fo:margin-left="0in" fo:margin-right="0.028in" fo:orphans="0" fo:widows="0" fo:text-indent="0in" style:auto-text-indent="false" style:text-autospace="none" style:snap-to-layout-grid="false"/>
      <style:text-properties style:font-name="Times New Roman" fo:font-size="12pt" style:font-size-asian="12pt" style:font-size-complex="12pt"/>
    </style:style>
    <style:style style:name="P70" style:family="paragraph" style:parent-style-name="Standard">
      <style:paragraph-properties fo:margin-left="0in" fo:margin-right="0.028in" fo:orphans="0" fo:widows="0" fo:text-indent="0in" style:auto-text-indent="false" style:text-autospace="none" style:snap-to-layout-grid="false"/>
      <style:text-properties style:font-name="Times New Roman" fo:font-size="11pt" fo:language="en" fo:country="US" style:font-size-asian="11pt" style:font-size-complex="11pt"/>
    </style:style>
    <style:style style:name="P71" style:family="paragraph" style:parent-style-name="Standard">
      <style:paragraph-properties fo:margin-left="0in" fo:margin-right="0.028in" fo:text-align="center" style:justify-single-word="false" fo:orphans="0" fo:widows="0" fo:text-indent="0in" style:auto-text-indent="false" style:text-autospace="none" style:snap-to-layout-grid="false"/>
      <style:text-properties style:font-name="Times New Roman" fo:font-size="11pt" fo:language="en" fo:country="US" style:text-underline-style="solid" style:text-underline-width="auto" style:text-underline-color="font-color" style:font-size-asian="11pt" style:font-size-complex="14pt"/>
    </style:style>
    <style:style style:name="P72" style:family="paragraph" style:parent-style-name="Standard">
      <style:paragraph-properties fo:margin-left="0in" fo:margin-right="0.028in" fo:text-align="start" style:justify-single-word="false" fo:orphans="0" fo:widows="0" fo:text-indent="0in" style:auto-text-indent="false" style:text-autospace="none" style:snap-to-layout-grid="false"/>
      <style:text-properties style:font-name="Times New Roman" fo:font-size="11pt" fo:language="en" fo:country="US" style:text-underline-style="solid" style:text-underline-width="auto" style:text-underline-color="font-color" style:font-size-asian="11pt" style:font-size-complex="14pt"/>
    </style:style>
    <style:style style:name="P73" style:family="paragraph" style:parent-style-name="Standard">
      <style:paragraph-properties fo:margin-left="0in" fo:margin-right="0.028in" fo:text-align="center" style:justify-single-word="false" fo:orphans="0" fo:widows="0" fo:text-indent="0in" style:auto-text-indent="false" style:text-autospace="none" style:snap-to-layout-grid="false"/>
      <style:text-properties fo:font-size="11pt" style:font-size-asian="11pt" style:font-size-complex="11pt"/>
    </style:style>
    <style:style style:name="P74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text-autospace="none" style:snap-to-layout-grid="false"/>
      <style:text-properties style:font-name="Times New Roman" fo:font-size="12pt" style:font-size-asian="12pt" style:font-name-complex="GOST" style:font-size-complex="12pt"/>
    </style:style>
    <style:style style:name="P75" style:family="paragraph" style:parent-style-name="Standard" style:master-page-name="Standard">
      <style:paragraph-properties style:page-number="auto"/>
      <style:text-properties style:font-name="Times New Roman" fo:font-size="14pt" style:font-size-asian="14pt" style:font-name-complex="GOST" style:font-size-complex="14pt"/>
    </style:style>
    <style:style style:name="P76" style:family="paragraph" style:parent-style-name="Standard" style:master-page-name="Преобразование_20_1">
      <style:paragraph-properties style:page-number="auto"/>
    </style:style>
    <style:style style:name="P77" style:family="paragraph" style:parent-style-name="Standard" style:master-page-name="Преобразование_20_2">
      <style:paragraph-properties fo:orphans="0" fo:widows="0" style:page-number="auto" fo:break-before="page" style:text-autospace="none"/>
    </style:style>
    <style:style style:name="P78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Times New Roman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-complex="GOST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ge-content" style:horizontal-pos="from-left" style:horizontal-rel="page-content" fo:background-color="#ffffff" style:background-transparency="0%" draw:fill="solid" draw:fill-color="#ffffff" draw:opacity="100%" fo:padding="0.0102in" fo:border="none"/>
    </style:style>
    <style:style style:name="fr2" style:family="graphic" style:parent-style-name="Frame">
      <style:graphic-properties fo:margin-left="0.1256in" fo:margin-right="0.1256in" style:wrap="run-through" style:number-wrapped-paragraphs="no-limit" style:vertical-pos="from-top" style:vertical-rel="page-content" style:horizontal-pos="from-left" style:horizontal-rel="page-content" fo:background-color="#ffffff" style:background-transparency="100%" draw:fill="solid" draw:fill-color="#ffffff" draw:opacity="0%" fo:padding="0.0102in" fo:border="none"/>
    </style:style>
    <style:style style:name="fr3" style:family="graphic" style:parent-style-name="Frame">
      <style:graphic-properties fo:margin-left="0.1256in" fo:margin-right="0.1256in" style:wrap="parallel" style:number-wrapped-paragraphs="no-limit" style:vertical-pos="from-top" style:vertical-rel="page-content" style:horizontal-pos="from-left" style:horizontal-rel="page-content" fo:background-color="#ffffff" style:background-transparency="0%" draw:fill="solid" draw:fill-color="#ffffff" draw:opacity="100%" fo:padding="0.0102in" fo:border="none"/>
    </style:style>
    <style:style style:name="gr1" style:family="graphic">
      <style:graphic-properties draw:stroke="solid" svg:stroke-width="0.0209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parallel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2" style:family="graphic">
      <style:graphic-properties draw:stroke="solid" svg:stroke-width="0.0083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parallel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3" style:family="graphic">
      <style:graphic-properties draw:stroke="solid" svg:stroke-width="0.0209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209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5" style:family="graphic">
      <style:graphic-properties draw:stroke="solid" svg:stroke-width="0.0083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true" form:apply-design-mode="true">
        <form:form form:name="Форма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<draw:frame draw:style-name="fr3" draw:name="Врезка1" text:anchor-type="char" svg:x="3.3465in" svg:y="9.048in" svg:width="4.7252in" draw:z-index="0"><draw:text-box fo:min-height="0.0161in"><table:table table:name="Таблица1" table:style-name="Таблица1"><table:table-column table:style-name="Таблица1.A"/><table:table-column table:style-name="Таблица1.B"/><table:table-column table:style-name="Таблица1.C"/><table:table-row table:style-name="Таблица1.1"><table:table-cell table:style-name="Таблица1.A1" office:value-type="string"><text:p text:style-name="P2"/></table:table-cell><table:table-cell table:style-name="Таблица1.A1" office:value-type="string"><text:p text:style-name="P2"/></table:table-cell><table:table-cell table:style-name="Таблица1.A1" office:value-type="string"><text:p text:style-name="P2"/></table:table-cell></table:table-row><table:table-row table:style-name="Таблица1.2"><table:table-cell table:style-name="Таблица1.A1" table:number-columns-spanned="3" office:value-type="string"><text:p text:style-name="P2"/></table:table-cell><table:covered-table-cell/><table:covered-table-cell/></table:table-row></table:table></draw:text-box></draw:frame><draw:frame draw:style-name="fr3" draw:name="Врезка2" text:anchor-type="char" svg:x="0.7874in" svg:y="9.9146in" svg:width="7.2835in" draw:z-index="1"><draw:text-box fo:min-height="0.0161in"><table:table table:name="Таблица2" table:style-name="Таблица2"><table:table-column table:style-name="Таблица2.A"/><table:table-column table:style-name="Таблица2.B"/><table:table-column table:style-name="Таблица2.C"/><table:table-column table:style-name="Таблица2.D"/><table:table-column table:style-name="Таблица2.E"/><table:table-column table:style-name="Таблица2.F"/><table:table-column table:style-name="Таблица2.G" table:number-columns-repeated="2"/><table:table-column table:style-name="Таблица2.I"/><table:table-column table:style-name="Таблица2.D"/><table:table-column table:style-name="Таблица2.K"/><table:table-row table:style-name="Таблица2.1"><table:table-cell table:style-name="Таблица2.A1" office:value-type="string"><text:p text:style-name="P10"/></table:table-cell><table:table-cell table:style-name="Таблица2.A1" office:value-type="string"><text:p text:style-name="P10"/></table:table-cell><table:table-cell table:style-name="Таблица2.A1" office:value-type="string"><text:p text:style-name="P10"/></table:table-cell><table:table-cell table:style-name="Таблица2.A1" office:value-type="string"><text:p text:style-name="P10"/></table:table-cell><table:table-cell table:style-name="Таблица2.A1" office:value-type="string"><text:p text:style-name="P10"/></table:table-cell><table:table-cell table:style-name="Таблица2.A1" table:number-rows-spanned="3" table:number-columns-spanned="6" office:value-type="string"><text:p text:style-name="P11"/><text:p text:style-name="P13">xxxx.xxxxxx.xxxПЭ3</text:p></table:table-cell><table:covered-table-cell/><table:covered-table-cell/><table:covered-table-cell/><table:covered-table-cell/><table:covered-table-cell/></table:table-row><table:table-row table:style-name="Таблица2.1"><table:table-cell table:style-name="Таблица2.A2" office:value-type="string"><text:p text:style-name="P11"/></table:table-cell><table:table-cell table:style-name="Таблица2.A2" office:value-type="string"><text:p text:style-name="P10"/></table:table-cell><table:table-cell table:style-name="Таблица2.A2" office:value-type="string"><text:p text:style-name="P10"/></table:table-cell><table:table-cell table:style-name="Таблица2.A2" office:value-type="string"><text:p text:style-name="P10"/></table:table-cell><table:table-cell table:style-name="Таблица2.A2" office:value-type="string"><text:p text:style-name="P10"/></table:table-cell><table:covered-table-cell/><table:covered-table-cell/><table:covered-table-cell/><table:covered-table-cell/><table:covered-table-cell/><table:covered-table-cell/></table:table-row><table:table-row table:style-name="Таблица2.1"><table:table-cell table:style-name="Таблица2.A1" office:value-type="string"><text:p text:style-name="P12">Изм.</text:p></table:table-cell><table:table-cell table:style-name="Таблица2.A1" office:value-type="string"><text:p text:style-name="P12">Лист</text:p></table:table-cell><table:table-cell table:style-name="Таблица2.A1" office:value-type="string"><text:p text:style-name="P12">№ докум.</text:p></table:table-cell><table:table-cell table:style-name="Таблица2.A1" office:value-type="string"><text:p text:style-name="P12">Подп.</text:p></table:table-cell><table:table-cell table:style-name="Таблица2.A1" office:value-type="string"><text:p text:style-name="P12">Дата</text:p></table:table-cell><table:covered-table-cell/><table:covered-table-cell/><table:covered-table-cell/><table:covered-table-cell/><table:covered-table-cell/><table:covered-table-cell/></table:table-row><table:table-row table:style-name="Таблица2.1"><table:table-cell table:style-name="Таблица2.A1" table:number-columns-spanned="2" office:value-type="string"><text:p text:style-name="P15">Разраб.</text:p></table:table-cell><table:covered-table-cell/><table:table-cell table:style-name="Таблица2.A1" office:value-type="string"><text:p text:style-name="P19"/></table:table-cell><table:table-cell table:style-name="Таблица2.A1" office:value-type="string"><text:p text:style-name="P16"/></table:table-cell><table:table-cell table:style-name="Таблица2.A1" office:value-type="string"><text:p text:style-name="P16"/></table:table-cell><table:table-cell table:style-name="Таблица2.A1" table:number-rows-spanned="5" office:value-type="string"><text:p text:style-name="P18"/><text:p text:style-name="P74"/><text:p text:style-name="P74"/><text:p text:style-name="P74">Перечень элементов</text:p></table:table-cell><table:table-cell table:style-name="Таблица2.A1" table:number-columns-spanned="3" office:value-type="string"><text:p text:style-name="P16">Лит.</text:p></table:table-cell><table:covered-table-cell/><table:covered-table-cell/><table:table-cell table:style-name="Таблица2.A1" office:value-type="string"><text:p text:style-name="P16">Лист</text:p></table:table-cell><table:table-cell table:style-name="Таблица2.A1" office:value-type="string"><text:p text:style-name="P16">Листов</text:p></table:table-cell></table:table-row><table:table-row table:style-name="Таблица2.1"><table:table-cell table:style-name="Таблица2.A2" table:number-columns-spanned="2" office:value-type="string"><text:p text:style-name="P15">Пров.</text:p></table:table-cell><table:covered-table-cell/><table:table-cell table:style-name="Таблица2.A2" office:value-type="string"><text:p text:style-name="P19"/></table:table-cell><table:table-cell table:style-name="Таблица2.A2" office:value-type="string"><text:p text:style-name="P16"/></table:table-cell><table:table-cell table:style-name="Таблица2.A2" office:value-type="string"><text:p text:style-name="P16"/></table:table-cell><table:covered-table-cell/><table:table-cell table:style-name="Таблица2.A1" office:value-type="string"><text:p text:style-name="P16"/></table:table-cell><table:table-cell table:style-name="Таблица2.A1" office:value-type="string"><text:p text:style-name="P16"/></table:table-cell><table:table-cell table:style-name="Таблица2.A1" office:value-type="string"><text:p text:style-name="P16"/></table:table-cell><table:table-cell table:style-name="Таблица2.A1" office:value-type="string"><text:p text:style-name="P16">1</text:p></table:table-cell><table:table-cell table:style-name="Таблица2.K5" office:value-type="float" office:value="5"><text:p text:style-name="P16">5</text:p></table:table-cell></table:table-row><table:table-row table:style-name="Таблица2.1"><table:table-cell table:style-name="Таблица2.A2" table:number-columns-spanned="2" office:value-type="string"><text:p text:style-name="P17"/></table:table-cell><table:covered-table-cell/><table:table-cell table:style-name="Таблица2.A2" office:value-type="string"><text:p text:style-name="P19"/></table:table-cell><table:table-cell table:style-name="Таблица2.A2" office:value-type="string"><text:p text:style-name="P16"/></table:table-cell><table:table-cell table:style-name="Таблица2.A2" office:value-type="string"><text:p text:style-name="P16"/></table:table-cell><table:covered-table-cell/><table:table-cell table:style-name="Таблица2.A1" table:number-rows-spanned="3" table:number-columns-spanned="5" office:value-type="string"><text:p text:style-name="P18"/></table:table-cell><table:covered-table-cell/><table:covered-table-cell/><table:covered-table-cell/><table:covered-table-cell/></table:table-row><table:table-row table:style-name="Таблица2.1"><table:table-cell table:style-name="Таблица2.A2" table:number-columns-spanned="2" office:value-type="string"><text:p text:style-name="P15">Н.контр.</text:p></table:table-cell><table:covered-table-cell/><table:table-cell table:style-name="Таблица2.A2" office:value-type="string"><text:p text:style-name="P19"/></table:table-cell><table:table-cell table:style-name="Таблица2.A2" office:value-type="string"><text:p text:style-name="P16"/></table:table-cell><table:table-cell table:style-name="Таблица2.A2" office:value-type="string"><text:p text:style-name="P16"/></table:table-cell><table:covered-table-cell/><table:covered-table-cell/><table:covered-table-cell/><table:covered-table-cell/><table:covered-table-cell/><table:covered-table-cell/></table:table-row><table:table-row table:style-name="Таблица2.8"><table:table-cell table:style-name="Таблица2.A2" table:number-columns-spanned="2" office:value-type="string"><text:p text:style-name="P15">Утв.</text:p></table:table-cell><table:covered-table-cell/><table:table-cell table:style-name="Таблица2.A2" office:value-type="string"><text:p text:style-name="P19"/></table:table-cell><table:table-cell table:style-name="Таблица2.A2" office:value-type="string"><text:p text:style-name="P16"/></table:table-cell><table:table-cell table:style-name="Таблица2.A2" office:value-type="string"><text:p text:style-name="P16"/></table:table-cell><table:covered-table-cell/><table:covered-table-cell/><table:covered-table-cell/><table:covered-table-cell/><table:covered-table-cell/><table:covered-table-cell/></table:table-row></table:table></draw:text-box></draw:frame><draw:frame draw:style-name="fr3" draw:name="Врезка3" text:anchor-type="char" svg:x="0.3146in" svg:y="5.7799in" svg:width="0.4925in" draw:z-index="2"><draw:text-box fo:min-height="0.0161in"><table:table table:name="Таблица3" table:style-name="Таблица3"><table:table-column table:style-name="Таблица3.A"/><table:table-column table:style-name="Таблица3.B"/><table:table-row table:style-name="Таблица3.1"><table:table-cell table:style-name="Таблица3.A1" office:value-type="string"><text:p text:style-name="P3">Подп. и дата</text:p></table:table-cell><table:table-cell table:style-name="Таблица3.B1" office:value-type="string"><text:p text:style-name="P3"/></table:table-cell></table:table-row><table:table-row table:style-name="Таблица3.2"><table:table-cell table:style-name="Таблица3.A1" office:value-type="string"><text:p text:style-name="P3">Инв. № дубл.</text:p></table:table-cell><table:table-cell table:style-name="Таблица3.B1" office:value-type="string"><text:p text:style-name="P3"/></table:table-cell></table:table-row><table:table-row table:style-name="Таблица3.2"><table:table-cell table:style-name="Таблица3.A1" office:value-type="string"><text:p text:style-name="P3">Взам. инв. №</text:p></table:table-cell><table:table-cell table:style-name="Таблица3.B1" office:value-type="string"><text:p text:style-name="P3"/></table:table-cell></table:table-row><table:table-row table:style-name="Таблица3.1"><table:table-cell table:style-name="Таблица3.A1" office:value-type="string"><text:p text:style-name="P3">Подп. и дата</text:p></table:table-cell><table:table-cell table:style-name="Таблица3.B1" office:value-type="string"><text:p text:style-name="P3"/></table:table-cell></table:table-row><table:table-row table:style-name="Таблица3.2"><table:table-cell table:style-name="Таблица3.A1" office:value-type="string"><text:p text:style-name="P3">Инв. № подл.</text:p></table:table-cell><table:table-cell table:style-name="Таблица3.B1" office:value-type="string"><text:p text:style-name="P3"/></table:table-cell></table:table-row></table:table></draw:text-box></draw:frame><draw:frame draw:style-name="fr3" draw:name="Врезка4" text:anchor-type="char" svg:x="0.3146in" svg:y="0.189in" svg:width="0.4925in" draw:z-index="3"><draw:text-box fo:min-height="0.0161in"><table:table table:name="Таблица4" table:style-name="Таблица4"><table:table-column table:style-name="Таблица4.A"/><table:table-column table:style-name="Таблица4.B"/><table:table-row table:style-name="Таблица4.1"><table:table-cell table:style-name="Таблица4.A1" office:value-type="string"><text:p text:style-name="P3">Перв. примен.</text:p></table:table-cell><table:table-cell table:style-name="Таблица4.B1" office:value-type="string"><text:p text:style-name="P14"><text:s text:c="4"/><text:span text:style-name="T2">xxxx.xxxxxx.xxx <text:s text:c="5"/></text:span></text:p></table:table-cell></table:table-row><table:table-row table:style-name="Таблица4.1"><table:table-cell table:style-name="Таблица4.A1" office:value-type="string"><text:p text:style-name="P3">Справ. №</text:p></table:table-cell><table:table-cell table:style-name="Таблица4.B1" office:value-type="string"><text:p text:style-name="P3"/></table:table-cell></table:table-row></table:table></draw:text-box></draw:frame><draw:line text:anchor-type="char" draw:z-index="4" draw:name="Shape1" draw:style-name="gr2" draw:text-style-name="P78" svg:x1="0in" svg:y1="0.0004in" svg:x2="0in" svg:y2="11.6941in"><text:p/></draw:line><draw:line text:anchor-type="char" draw:z-index="5" draw:name="Shape2" draw:style-name="gr2" draw:text-style-name="P78" svg:x1="0in" svg:y1="11.6933in" svg:x2="8.2689in" svg:y2="11.6933in"><text:p/></draw:line><draw:line text:anchor-type="char" draw:z-index="6" draw:name="Shape3" draw:style-name="gr2" draw:text-style-name="P78" svg:x1="8.2689in" svg:y1="0.0004in" svg:x2="8.2689in" svg:y2="11.6941in"><text:p/></draw:line><draw:line text:anchor-type="char" draw:z-index="7" draw:name="Shape4" draw:style-name="gr2" draw:text-style-name="P78" svg:x1="0in" svg:y1="0.0004in" svg:x2="8.2689in" svg:y2="0.0004in"><text:p/></draw:line><draw:line text:anchor-type="char" draw:z-index="8" draw:name="Shape5" draw:style-name="gr1" draw:text-style-name="P78" svg:x1="0.7874in" svg:y1="0.1965in" svg:x2="0.7874in" svg:y2="11.4972in"><text:p/></draw:line><draw:line text:anchor-type="char" draw:z-index="9" draw:name="Shape6" draw:style-name="gr1" draw:text-style-name="P78" svg:x1="0.7874in" svg:y1="11.4976in" svg:x2="8.0713in" svg:y2="11.4976in"><text:p/></draw:line><draw:line text:anchor-type="char" draw:z-index="10" draw:name="Shape7" draw:style-name="gr1" draw:text-style-name="P78" svg:x1="8.0717in" svg:y1="0.1965in" svg:x2="8.0717in" svg:y2="11.4972in"><text:p/></draw:line><draw:line text:anchor-type="char" draw:z-index="11" draw:name="Shape8" draw:style-name="gr1" draw:text-style-name="P78" svg:x1="0.7874in" svg:y1="0.2012in" svg:x2="8.0713in" svg:y2="0.2012in"><text:p/></draw:line><draw:frame draw:style-name="fr3" draw:name="Врезка7" text:anchor-type="char" svg:x="0.7874in" svg:y="0.1965in" svg:width="7.3043in" draw:z-index="14"><draw:text-box fo:min-height="0.0161in"><table:table table:name="Таблица5" table:style-name="Таблица5"><table:table-column table:style-name="Таблица5.A"/><table:table-column table:style-name="Таблица5.B"/><table:table-column table:style-name="Таблица5.C"/><table:table-column table:style-name="Таблица5.D"/><table:table-column table:style-name="Таблица5.E"/><table:table-row table:style-name="Таблица5.1"><table:table-cell table:style-name="Таблица5.A1" office:value-type="string"><text:p text:style-name="P20">Зона <text:s/></text:p></table:table-cell><table:table-cell table:style-name="Таблица5.A1" office:value-type="string"><text:p text:style-name="P22">Поз. </text:p><text:p text:style-name="P21">обозначе- </text:p><text:p text:style-name="P21">ние</text:p></table:table-cell><table:table-cell table:style-name="Таблица5.A1" office:value-type="string"><text:p text:style-name="P22">Наименование</text:p></table:table-cell><table:table-cell table:style-name="Таблица5.A1" office:value-type="string"><text:p text:style-name="P22">Кол.</text:p></table:table-cell><table:table-cell table:style-name="Таблица5.E1" office:value-type="string"><text:p text:style-name="P22"/><text:p text:style-name="P22">Примечание</text:p></table:table-cell></table:table-row><table:table-row table:style-name="Таблица5.2"><table:table-cell table:style-name="Таблица5.A2" office:value-type="string"><text:p text:style-name="P23"/></table:table-cell><table:table-cell table:style-name="Таблица5.A2" office:value-type="string"><text:p text:style-name="P48"/></table:table-cell><table:table-cell table:style-name="Таблица5.A2" office:value-type="string"><text:p text:style-name="P48"/></table:table-cell><table:table-cell table:style-name="Таблица5.A2" office:value-type="string"><text:p text:style-name="P47"/></table:table-cell><table:table-cell table:style-name="Таблица5.E2" office:value-type="string"><text:p text:style-name="P48"/></table:table-cell></table:table-row><table:table-row table:style-name="Таблица5.2"><table:table-cell table:style-name="Таблица5.A3" office:value-type="string"><text:p text:style-name="P23"/></table:table-cell><table:table-cell table:style-name="Таблица5.A3" office:value-type="string"><text:p text:style-name="P59"/></table:table-cell><table:table-cell table:style-name="Таблица5.A3" office:value-type="string"><text:p text:style-name="P62"/></table:table-cell><table:table-cell table:style-name="Таблица5.A3" office:value-type="string"><text:p text:style-name="P60"/></table:table-cell><table:table-cell table:style-name="Таблица5.E3" office:value-type="string"><text:p text:style-name="P48"/></table:table-cell></table:table-row><table:table-row table:style-name="Таблица5.2"><table:table-cell table:style-name="Таблица5.A3" office:value-type="string"><text:p text:style-name="P23"/></table:table-cell><table:table-cell table:style-name="Таблица5.A3" office:value-type="string"><text:p text:style-name="P38"/></table:table-cell><table:table-cell table:style-name="Таблица5.A3" office:value-type="string"><text:p text:style-name="P59"/></table:table-cell><table:table-cell table:style-name="Таблица5.D4"><text:p text:style-name="P60"/></table:table-cell><table:table-cell table:style-name="Таблица5.E3" office:value-type="string"><text:p text:style-name="P48"/></table:table-cell></table:table-row><table:table-row table:style-name="Таблица5.2"><table:table-cell table:style-name="Таблица5.A3" office:value-type="string"><text:p text:style-name="P23"/></table:table-cell><table:table-cell table:style-name="Таблица5.A3" office:value-type="string"><text:p text:style-name="P64"/></table:table-cell><table:table-cell table:style-name="Таблица5.A3" office:value-type="string"><text:p text:style-name="P55"/></table:table-cell><table:table-cell table:style-name="Таблица5.D4"><text:p text:style-name="P60"/></table:table-cell><table:table-cell table:style-name="Таблица5.E3" office:value-type="string"><text:p text:style-name="P48"/></table:table-cell></table:table-row><table:table-row table:style-name="Таблица5.2"><table:table-cell table:style-name="Таблица5.A3" office:value-type="string"><text:p text:style-name="P23"/></table:table-cell><table:table-cell table:style-name="Таблица5.A3" office:value-type="string"><text:p text:style-name="P64"/></table:table-cell><table:table-cell table:style-name="Таблица5.A3" office:value-type="string"><text:p text:style-name="P59"/></table:table-cell><table:table-cell table:style-name="Таблица5.A3" office:value-type="string"><text:p text:style-name="P60"/></table:table-cell><table:table-cell table:style-name="Таблица5.E3" office:value-type="string"><text:p text:style-name="P48"/></table:table-cell></table:table-row><table:table-row table:style-name="Таблица5.2"><table:table-cell table:style-name="Таблица5.A3" office:value-type="string"><text:p text:style-name="P23"/></table:table-cell><table:table-cell table:style-name="Таблица5.A3" office:value-type="string"><text:p text:style-name="P59"/></table:table-cell><table:table-cell table:style-name="Таблица5.A3" office:value-type="string"><text:p text:style-name="P62"/></table:table-cell><table:table-cell table:style-name="Таблица5.A3" office:value-type="string"><text:p text:style-name="P60"/></table:table-cell><table:table-cell table:style-name="Таблица5.E3" office:value-type="string"><text:p text:style-name="P48"/></table:table-cell></table:table-row><table:table-row table:style-name="Таблица5.2"><table:table-cell table:style-name="Таблица5.A3" office:value-type="string"><text:p text:style-name="P23"/></table:table-cell><table:table-cell table:style-name="Таблица5.A3" office:value-type="string"><text:p text:style-name="P38"/></table:table-cell><table:table-cell table:style-name="Таблица5.A3" office:value-type="string"><text:p text:style-name="P38"/></table:table-cell><table:table-cell table:style-name="Таблица5.D4"><text:p text:style-name="P60"/></table:table-cell><table:table-cell table:style-name="Таблица5.E3" office:value-type="string"><text:p text:style-name="P48"/></table:table-cell></table:table-row><table:table-row table:style-name="Таблица5.2"><table:table-cell table:style-name="Таблица5.A3" office:value-type="string"><text:p text:style-name="P23"/></table:table-cell><table:table-cell table:style-name="Таблица5.A3" office:value-type="string"><text:p text:style-name="P38"/></table:table-cell><table:table-cell table:style-name="Таблица5.A3" office:value-type="string"><text:p text:style-name="P41"/></table:table-cell><table:table-cell table:style-name="Таблица5.D4"><text:p text:style-name="P56"/></table:table-cell><table:table-cell table:style-name="Таблица5.E3" office:value-type="string"><text:p text:style-name="P51"/></table:table-cell></table:table-row><table:table-row table:style-name="Таблица5.2"><table:table-cell table:style-name="Таблица5.A3" office:value-type="string"><text:p text:style-name="P29"/></table:table-cell><table:table-cell table:style-name="Таблица5.A3" office:value-type="string"><text:p text:style-name="P41"/></table:table-cell><table:table-cell table:style-name="Таблица5.A3" office:value-type="string"><text:p text:style-name="P41"/></table:table-cell><table:table-cell table:style-name="Таблица5.D4"><text:p text:style-name="P56"/></table:table-cell><table:table-cell table:style-name="Таблица5.E3" office:value-type="string"><text:p text:style-name="P51"/></table:table-cell></table:table-row><table:table-row table:style-name="Таблица5.2"><table:table-cell table:style-name="Таблица5.A3" office:value-type="string"><text:p text:style-name="P29"/></table:table-cell><table:table-cell table:style-name="Таблица5.A3" office:value-type="string"><text:p text:style-name="P41"/></table:table-cell><table:table-cell table:style-name="Таблица5.A3" office:value-type="string"><text:p text:style-name="P41"/></table:table-cell><table:table-cell table:style-name="Таблица5.D4"><text:p text:style-name="P56"/></table:table-cell><table:table-cell table:style-name="Таблица5.E3" office:value-type="string"><text:p text:style-name="P51"/></table:table-cell></table:table-row><table:table-row table:style-name="Таблица5.2"><table:table-cell table:style-name="Таблица5.A3" office:value-type="string"><text:p text:style-name="P29"/></table:table-cell><table:table-cell table:style-name="Таблица5.A3" office:value-type="string"><text:p text:style-name="P41"/></table:table-cell><table:table-cell table:style-name="Таблица5.A3" office:value-type="string"><text:p text:style-name="P41"/></table:table-cell><table:table-cell table:style-name="Таблица5.D4"><text:p text:style-name="P56"/></table:table-cell><table:table-cell table:style-name="Таблица5.E3" office:value-type="string"><text:p text:style-name="P51"/></table:table-cell></table:table-row><table:table-row table:style-name="Таблица5.2"><table:table-cell table:style-name="Таблица5.A3" office:value-type="string"><text:p text:style-name="P29"/></table:table-cell><table:table-cell table:style-name="Таблица5.A3" office:value-type="string"><text:p text:style-name="P58"/></table:table-cell><table:table-cell table:style-name="Таблица5.A3" office:value-type="string"><text:p text:style-name="P41"/></table:table-cell><table:table-cell table:style-name="Таблица5.D4"><text:p text:style-name="P56"/></table:table-cell><table:table-cell table:style-name="Таблица5.E3" office:value-type="string"><text:p text:style-name="P51"/></table:table-cell></table:table-row><table:table-row table:style-name="Таблица5.2"><table:table-cell table:style-name="Таблица5.A3" office:value-type="string"><text:p text:style-name="P29"/></table:table-cell><table:table-cell table:style-name="Таблица5.A3" office:value-type="string"><text:p text:style-name="P58"/></table:table-cell><table:table-cell table:style-name="Таблица5.A3" office:value-type="string"><text:p text:style-name="P41"/></table:table-cell><table:table-cell table:style-name="Таблица5.D4"><text:p text:style-name="P60"/></table:table-cell><table:table-cell table:style-name="Таблица5.E3" office:value-type="string"><text:p text:style-name="P48"/></table:table-cell></table:table-row><table:table-row table:style-name="Таблица5.2"><table:table-cell table:style-name="Таблица5.A3" office:value-type="string"><text:p text:style-name="P23"/></table:table-cell><table:table-cell table:style-name="Таблица5.A3" office:value-type="string"><text:p text:style-name="P58"/></table:table-cell><table:table-cell table:style-name="Таблица5.A3" office:value-type="string"><text:p text:style-name="P41"/></table:table-cell><table:table-cell table:style-name="Таблица5.D4"><text:p text:style-name="P56"/></table:table-cell><table:table-cell table:style-name="Таблица5.E3" office:value-type="string"><text:p text:style-name="P24"/></table:table-cell></table:table-row><table:table-row table:style-name="Таблица5.2"><table:table-cell table:style-name="Таблица5.A3" office:value-type="string"><text:p text:style-name="P23"/></table:table-cell><table:table-cell table:style-name="Таблица5.A3" office:value-type="string"><text:p text:style-name="P58"/></table:table-cell><table:table-cell table:style-name="Таблица5.A3" office:value-type="string"><text:p text:style-name="P41"/></table:table-cell><table:table-cell table:style-name="Таблица5.D4"><text:p text:style-name="P60"/></table:table-cell><table:table-cell table:style-name="Таблица5.E3" office:value-type="string"><text:p text:style-name="P24"/></table:table-cell></table:table-row><table:table-row table:style-name="Таблица5.2"><table:table-cell table:style-name="Таблица5.A3" office:value-type="string"><text:p text:style-name="P23"/></table:table-cell><table:table-cell table:style-name="Таблица5.A3" office:value-type="string"><text:p text:style-name="P61"/></table:table-cell><table:table-cell table:style-name="Таблица5.A3" office:value-type="string"><text:p text:style-name="P39"/></table:table-cell><table:table-cell table:style-name="Таблица5.D4"><text:p text:style-name="P60"/></table:table-cell><table:table-cell table:style-name="Таблица5.E3" office:value-type="string"><text:p text:style-name="P24"/></table:table-cell></table:table-row><table:table-row table:style-name="Таблица5.2"><table:table-cell table:style-name="Таблица5.A3" office:value-type="string"><text:p text:style-name="P23"/></table:table-cell><table:table-cell table:style-name="Таблица5.A3" office:value-type="string"><text:p text:style-name="P58"/></table:table-cell><table:table-cell table:style-name="Таблица5.A3" office:value-type="string"><text:p text:style-name="P42"/></table:table-cell><table:table-cell table:style-name="Таблица5.D4"><text:p text:style-name="P56"/></table:table-cell><table:table-cell table:style-name="Таблица5.E3" office:value-type="string"><text:p text:style-name="P28"/></table:table-cell></table:table-row><table:table-row table:style-name="Таблица5.2"><table:table-cell table:style-name="Таблица5.A3" office:value-type="string"><text:p text:style-name="P29"/></table:table-cell><table:table-cell table:style-name="Таблица5.A3" office:value-type="string"><text:p text:style-name="P61"/></table:table-cell><table:table-cell table:style-name="Таблица5.A3" office:value-type="string"><text:p text:style-name="P39"/></table:table-cell><table:table-cell table:style-name="Таблица5.D4"><text:p text:style-name="P60"/></table:table-cell><table:table-cell table:style-name="Таблица5.E3" office:value-type="string"><text:p text:style-name="P28"/></table:table-cell></table:table-row><table:table-row table:style-name="Таблица5.2"><table:table-cell table:style-name="Таблица5.A3" office:value-type="string"><text:p text:style-name="P29"/></table:table-cell><table:table-cell table:style-name="Таблица5.A3" office:value-type="string"><text:p text:style-name="P61"/></table:table-cell><table:table-cell table:style-name="Таблица5.A3" office:value-type="string"><text:p text:style-name="P39"><text:s/></text:p></table:table-cell><table:table-cell table:style-name="Таблица5.D4"><text:p text:style-name="P56"/></table:table-cell><table:table-cell table:style-name="Таблица5.E3" office:value-type="string"><text:p text:style-name="P28"/></table:table-cell></table:table-row><table:table-row table:style-name="Таблица5.2"><table:table-cell table:style-name="Таблица5.A3" office:value-type="string"><text:p text:style-name="P29"/></table:table-cell><table:table-cell table:style-name="Таблица5.A3" office:value-type="string"><text:p text:style-name="P41"/></table:table-cell><table:table-cell table:style-name="Таблица5.A3" office:value-type="string"><text:p text:style-name="P39"/></table:table-cell><table:table-cell table:style-name="Таблица5.D4"><text:p text:style-name="P56"/></table:table-cell><table:table-cell table:style-name="Таблица5.E3" office:value-type="string"><text:p text:style-name="P28"/></table:table-cell></table:table-row><table:table-row table:style-name="Таблица5.2"><table:table-cell table:style-name="Таблица5.A3" office:value-type="string"><text:p text:style-name="P29"/></table:table-cell><table:table-cell table:style-name="Таблица5.A3" office:value-type="string"><text:p text:style-name="P58"/></table:table-cell><table:table-cell table:style-name="Таблица5.A3" office:value-type="string"><text:p text:style-name="P39"/></table:table-cell><table:table-cell table:style-name="Таблица5.D4"><text:p text:style-name="P56"/></table:table-cell><table:table-cell table:style-name="Таблица5.E3" office:value-type="string"><text:p text:style-name="P28"/></table:table-cell></table:table-row><table:table-row table:style-name="Таблица5.2"><table:table-cell table:style-name="Таблица5.A3" office:value-type="string"><text:p text:style-name="P29"/></table:table-cell><table:table-cell table:style-name="Таблица5.A3" office:value-type="string"><text:p text:style-name="P58"/></table:table-cell><table:table-cell table:style-name="Таблица5.A3" office:value-type="string"><text:p text:style-name="P42"/></table:table-cell><table:table-cell table:style-name="Таблица5.D4"><text:p text:style-name="P56"/></table:table-cell><table:table-cell table:style-name="Таблица5.E3" office:value-type="string"><text:p text:style-name="P28"/></table:table-cell></table:table-row><table:table-row table:style-name="Таблица5.2"><table:table-cell table:style-name="Таблица5.A3" office:value-type="string"><text:p text:style-name="P29"/></table:table-cell><table:table-cell table:style-name="Таблица5.A3" office:value-type="string"><text:p text:style-name="P61"/></table:table-cell><table:table-cell table:style-name="Таблица5.A3" office:value-type="string"><text:p text:style-name="P39"/></table:table-cell><table:table-cell table:style-name="Таблица5.D4"><text:p text:style-name="P56"/></table:table-cell><table:table-cell table:style-name="Таблица5.E3" office:value-type="string"><text:p text:style-name="P24"/></table:table-cell></table:table-row><table:table-row table:style-name="Таблица5.2"><table:table-cell table:style-name="Таблица5.A25" office:value-type="string"><text:p text:style-name="P23"/></table:table-cell><table:table-cell table:style-name="Таблица5.B25" office:value-type="string"><text:p text:style-name="P53"/></table:table-cell><table:table-cell table:style-name="Таблица5.C25" office:value-type="string"><text:p text:style-name="P36"><text:s/></text:p></table:table-cell><table:table-cell table:style-name="Таблица5.D25" office:value-type="string"><text:p text:style-name="P49"/></table:table-cell><table:table-cell table:style-name="Таблица5.E25" office:value-type="string"><text:p text:style-name="P24"/></table:table-cell></table:table-row><table:table-row table:style-name="Таблица5.26"><table:table-cell table:style-name="Таблица5.A28" office:value-type="string"><text:p text:style-name="P23"/></table:table-cell><table:table-cell table:style-name="Таблица5.B28" office:value-type="string"><text:p text:style-name="P53"/></table:table-cell><table:table-cell table:style-name="Таблица5.C28" office:value-type="string"><text:p text:style-name="P36"/></table:table-cell><table:table-cell table:style-name="Таблица5.D28" table:number-columns-spanned="2" office:value-type="string"><text:p text:style-name="P71"/></table:table-cell><table:covered-table-cell/></table:table-row><table:table-row table:style-name="Таблица5.26"><table:table-cell table:style-name="Таблица5.A28" office:value-type="string"><text:p text:style-name="P23"/></table:table-cell><table:table-cell table:style-name="Таблица5.B28" office:value-type="string"><text:p text:style-name="P53"/></table:table-cell><table:table-cell table:style-name="Таблица5.C28" office:value-type="string"><text:p text:style-name="P36"/></table:table-cell><table:table-cell table:style-name="Таблица5.D28" table:number-columns-spanned="2" office:value-type="string"><text:p text:style-name="P72">Утвержден</text:p></table:table-cell><table:covered-table-cell/></table:table-row><table:table-row table:style-name="Таблица5.28"><table:table-cell table:style-name="Таблица5.A28" office:value-type="string"><text:p text:style-name="P23"/></table:table-cell><table:table-cell table:style-name="Таблица5.B28" office:value-type="string"><text:p text:style-name="P53"/></table:table-cell><table:table-cell table:style-name="Таблица5.C28" office:value-type="string"><text:p text:style-name="P36"/></table:table-cell><table:table-cell table:style-name="Таблица5.D28" table:number-columns-spanned="2" office:value-type="string"><text:p text:style-name="P57"><text:span text:style-name="T3">xxxx.xxxxxx.xxx</text:span> -УД</text:p></table:table-cell><table:covered-table-cell/></table:table-row></table:table></draw:text-box></draw:frame><draw:frame draw:style-name="fr2" draw:name="Врезка5" text:anchor-type="char" svg:x="3.3465in" svg:y="11.5165in" svg:width="2.7563in" svg:height="0.1575in" draw:z-index="12"><draw:text-box><text:p text:style-name="P1">Копировал</text:p></draw:text-box></draw:frame><draw:frame draw:style-name="fr2" draw:name="Врезка6" text:anchor-type="char" svg:x="6.1028in" svg:y="11.5165in" svg:width="1.9689in" svg:height="0.1575in" draw:z-index="13"><draw:text-box><text:p text:style-name="P1">Формат А4</text:p></draw:text-box></draw:frame></text:p>
      <text:p text:style-name="P76"><draw:frame draw:style-name="fr3" draw:name="Врезка8" text:anchor-type="char" svg:x="0.7874in" svg:y="10.8984in" svg:width="7.2835in" draw:z-index="15"><draw:text-box fo:min-height="0.0161in"><table:table table:name="Таблица6" table:style-name="Таблица6"><table:table-column table:style-name="Таблица6.A"/><table:table-column table:style-name="Таблица6.B"/><table:table-column table:style-name="Таблица6.C"/><table:table-column table:style-name="Таблица6.D"/><table:table-column table:style-name="Таблица6.E"/><table:table-column table:style-name="Таблица6.F"/><table:table-column table:style-name="Таблица6.G"/><table:table-row table:style-name="Таблица6.1"><table:table-cell table:style-name="Таблица6.A1" office:value-type="string"><text:p text:style-name="P5"/></table:table-cell><table:table-cell table:style-name="Таблица6.A1" office:value-type="string"><text:p text:style-name="P5"/></table:table-cell><table:table-cell table:style-name="Таблица6.A1" office:value-type="string"><text:p text:style-name="P5"/></table:table-cell><table:table-cell table:style-name="Таблица6.A1" office:value-type="string"><text:p text:style-name="P5"/></table:table-cell><table:table-cell table:style-name="Таблица6.A1" office:value-type="string"><text:p text:style-name="P5"/></table:table-cell><table:table-cell table:style-name="Таблица6.A1" table:number-rows-spanned="4" office:value-type="string"><text:p text:style-name="P13">xxxx.xxxxxx.xxxПЭ3</text:p></table:table-cell><table:table-cell table:style-name="Таблица6.A1" table:number-rows-spanned="2" office:value-type="string"><text:p text:style-name="P5">Лист</text:p></table:table-cell></table:table-row><table:table-row table:style-name="Таблица6.2"><table:table-cell table:style-name="Таблица6.A2" table:number-rows-spanned="2" office:value-type="string"><text:p text:style-name="P5"/></table:table-cell><table:table-cell table:style-name="Таблица6.A2" table:number-rows-spanned="2" office:value-type="string"><text:p text:style-name="P5"/></table:table-cell><table:table-cell table:style-name="Таблица6.A2" table:number-rows-spanned="2" office:value-type="string"><text:p text:style-name="P5"/></table:table-cell><table:table-cell table:style-name="Таблица6.A2" table:number-rows-spanned="2" office:value-type="string"><text:p text:style-name="P5"/></table:table-cell><table:table-cell table:style-name="Таблица6.A2" table:number-rows-spanned="2" office:value-type="string"><text:p text:style-name="P5"/></table:table-cell><table:covered-table-cell/><table:covered-table-cell/></table:table-row><table:table-row table:style-name="Таблица6.3"><table:covered-table-cell/><table:covered-table-cell/><table:covered-table-cell/><table:covered-table-cell/><table:covered-table-cell/><table:covered-table-cell/><table:table-cell table:style-name="Таблица6.A1" table:number-rows-spanned="2" office:value-type="string"><text:p text:style-name="P5">2</text:p></table:table-cell></table:table-row><table:table-row table:style-name="Таблица6.1"><table:table-cell table:style-name="Таблица6.A1" office:value-type="string"><text:p text:style-name="P7"><text:span text:style-name="T1">Изм</text:span>.</text:p></table:table-cell><table:table-cell table:style-name="Таблица6.A1" office:value-type="string"><text:p text:style-name="P7">Лист</text:p></table:table-cell><table:table-cell table:style-name="Таблица6.A1" office:value-type="string"><text:p text:style-name="P7">№ докум.</text:p></table:table-cell><table:table-cell table:style-name="Таблица6.A1" office:value-type="string"><text:p text:style-name="P7">Подп.</text:p></table:table-cell><table:table-cell table:style-name="Таблица6.A1" office:value-type="string"><text:p text:style-name="P7">Дата</text:p></table:table-cell><table:covered-table-cell/><table:covered-table-cell/></table:table-row></table:table></draw:text-box></draw:frame><draw:frame draw:style-name="fr3" draw:name="Врезка9" text:anchor-type="char" svg:x="0.3146in" svg:y="5.7799in" svg:width="0.4925in" draw:z-index="16"><draw:text-box fo:min-height="0.0161in"><table:table table:name="Таблица7" table:style-name="Таблица7"><table:table-column table:style-name="Таблица7.A"/><table:table-column table:style-name="Таблица7.B"/><table:table-row table:style-name="Таблица7.1"><table:table-cell table:style-name="Таблица7.A1" office:value-type="string"><text:p text:style-name="P6">Подп. и дата</text:p></table:table-cell><table:table-cell table:style-name="Таблица7.B1" office:value-type="string"><text:p text:style-name="P6"/></table:table-cell></table:table-row><table:table-row table:style-name="Таблица7.2"><table:table-cell table:style-name="Таблица7.A1" office:value-type="string"><text:p text:style-name="P6">Инв. № дубл.</text:p></table:table-cell><table:table-cell table:style-name="Таблица7.B1" office:value-type="string"><text:p text:style-name="P6"/></table:table-cell></table:table-row><table:table-row table:style-name="Таблица7.2"><table:table-cell table:style-name="Таблица7.A1" office:value-type="string"><text:p text:style-name="P6">Взам. инв. №</text:p></table:table-cell><table:table-cell table:style-name="Таблица7.B1" office:value-type="string"><text:p text:style-name="P6"/></table:table-cell></table:table-row><table:table-row table:style-name="Таблица7.1"><table:table-cell table:style-name="Таблица7.A1" office:value-type="string"><text:p text:style-name="P6">Подп. и дата</text:p></table:table-cell><table:table-cell table:style-name="Таблица7.B1" office:value-type="string"><text:p text:style-name="P6"/></table:table-cell></table:table-row><table:table-row table:style-name="Таблица7.2"><table:table-cell table:style-name="Таблица7.A1" office:value-type="string"><text:p text:style-name="P6">Инв. № подл.</text:p></table:table-cell><table:table-cell table:style-name="Таблица7.B1" office:value-type="string"><text:p text:style-name="P6"/></table:table-cell></table:table-row></table:table></draw:text-box></draw:frame><draw:line text:anchor-type="char" draw:z-index="17" draw:name="Shape9" draw:style-name="gr2" draw:text-style-name="P78" svg:x1="0in" svg:y1="-1.2193in" svg:x2="0in" svg:y2="10.4744in"><text:p/></draw:line><draw:line text:anchor-type="char" draw:z-index="18" draw:name="Shape10" draw:style-name="gr2" draw:text-style-name="P78" svg:x1="0in" svg:y1="11.6937in" svg:x2="8.2689in" svg:y2="11.6937in"><text:p/></draw:line><draw:line text:anchor-type="char" draw:z-index="19" draw:name="Shape11" draw:style-name="gr2" draw:text-style-name="P78" svg:x1="8.2689in" svg:y1="0in" svg:x2="8.2689in" svg:y2="11.6937in"><text:p/></draw:line><draw:line text:anchor-type="char" draw:z-index="20" draw:name="Shape12" draw:style-name="gr2" draw:text-style-name="P78" svg:x1="-1.2193in" svg:y1="0in" svg:x2="7.0496in" svg:y2="0in"><text:p/></draw:line><draw:line text:anchor-type="char" draw:z-index="21" draw:name="Shape13" draw:style-name="gr1" draw:text-style-name="P78" svg:x1="0.7874in" svg:y1="0.1965in" svg:x2="0.7874in" svg:y2="11.4972in"><text:p/></draw:line><draw:line text:anchor-type="char" draw:z-index="22" draw:name="Shape14" draw:style-name="gr1" draw:text-style-name="P78" svg:x1="0.7874in" svg:y1="11.4972in" svg:x2="8.0713in" svg:y2="11.4972in"><text:p/></draw:line><draw:line text:anchor-type="char" draw:z-index="23" draw:name="Shape15" draw:style-name="gr1" draw:text-style-name="P78" svg:x1="8.0717in" svg:y1="0.1965in" svg:x2="8.0717in" svg:y2="11.4972in"><text:p/></draw:line><draw:line text:anchor-type="char" draw:z-index="24" draw:name="Shape16" draw:style-name="gr1" draw:text-style-name="P78" svg:x1="0.7874in" svg:y1="0.2008in" svg:x2="8.0713in" svg:y2="0.2008in"><text:p/></draw:line><draw:frame draw:style-name="fr3" draw:name="Врезка12" text:anchor-type="char" svg:x="0.7874in" svg:y="0.1965in" svg:width="7.3043in" draw:z-index="27"><draw:text-box fo:min-height="0.0161in"><table:table table:name="Таблица8" table:style-name="Таблица8"><table:table-column table:style-name="Таблица8.A"/><table:table-column table:style-name="Таблица8.B"/><table:table-column table:style-name="Таблица8.C"/><table:table-column table:style-name="Таблица8.D"/><table:table-column table:style-name="Таблица8.E"/><table:table-row table:style-name="Таблица8.1"><table:table-cell table:style-name="Таблица8.A1" office:value-type="string"><text:p text:style-name="P20">Зона </text:p></table:table-cell><table:table-cell table:style-name="Таблица8.A1" office:value-type="string"><text:p text:style-name="P22">Поз. </text:p><text:p text:style-name="P21">обозначе- </text:p><text:p text:style-name="P21">ние</text:p></table:table-cell><table:table-cell table:style-name="Таблица8.A1" office:value-type="string"><text:p text:style-name="P22">Наименование</text:p></table:table-cell><table:table-cell table:style-name="Таблица8.A1" office:value-type="string"><text:p text:style-name="P22">Кол.</text:p></table:table-cell><table:table-cell table:style-name="Таблица8.E1" office:value-type="string"><text:p text:style-name="P22"/><text:p text:style-name="P22">Примечание</text:p></table:table-cell></table:table-row><table:table-row table:style-name="Таблица8.2"><table:table-cell table:style-name="Таблица8.A2" office:value-type="string"><text:p text:style-name="P23"/></table:table-cell><table:table-cell table:style-name="Таблица8.A2" office:value-type="string"><text:p text:style-name="P24"/></table:table-cell><table:table-cell table:style-name="Таблица8.A2" office:value-type="string"><text:p text:style-name="P24"/></table:table-cell><table:table-cell table:style-name="Таблица8.A2" office:value-type="string"><text:p text:style-name="P23"/></table:table-cell><table:table-cell table:style-name="Таблица8.E2" office:value-type="string"><text:p text:style-name="P24"/></table:table-cell></table:table-row><table:table-row table:style-name="Таблица8.2"><table:table-cell table:style-name="Таблица8.A3" office:value-type="string"><text:p text:style-name="P23"/></table:table-cell><table:table-cell table:style-name="Таблица8.A3" office:value-type="string"><text:p text:style-name="P58"/></table:table-cell><table:table-cell table:style-name="Таблица8.A3" office:value-type="string"><text:p text:style-name="P41"/></table:table-cell><table:table-cell table:style-name="Таблица8.D3"><text:p text:style-name="P56"/></table:table-cell><table:table-cell table:style-name="Таблица8.E32" office:value-type="string"><text:p text:style-name="P50"/></table:table-cell></table:table-row><table:table-row table:style-name="Таблица8.2"><table:table-cell table:style-name="Таблица8.A3" office:value-type="string"><text:p text:style-name="P29"/></table:table-cell><table:table-cell table:style-name="Таблица8.A3" office:value-type="string"><text:p text:style-name="P61"/></table:table-cell><table:table-cell table:style-name="Таблица8.A3" office:value-type="string"><text:p text:style-name="P39"/></table:table-cell><table:table-cell table:style-name="Таблица8.D3"><text:p text:style-name="P60"/></table:table-cell><table:table-cell table:style-name="Таблица8.E32" office:value-type="string"><text:p text:style-name="P50"/></table:table-cell></table:table-row><table:table-row table:style-name="Таблица8.2"><table:table-cell table:style-name="Таблица8.A3" office:value-type="string"><text:p text:style-name="P29"/></table:table-cell><table:table-cell table:style-name="Таблица8.A3" office:value-type="string"><text:p text:style-name="P61"/></table:table-cell><table:table-cell table:style-name="Таблица8.A3" office:value-type="string"><text:p text:style-name="P39"/></table:table-cell><table:table-cell table:style-name="Таблица8.D3"><text:p text:style-name="P56"/></table:table-cell><table:table-cell table:style-name="Таблица8.E32" office:value-type="string"><text:p text:style-name="P45"/></table:table-cell></table:table-row><table:table-row table:style-name="Таблица8.2"><table:table-cell table:style-name="Таблица8.A3" office:value-type="string"><text:p text:style-name="P23"/></table:table-cell><table:table-cell table:style-name="Таблица8.A3" office:value-type="string"><text:p text:style-name="P58"/></table:table-cell><table:table-cell table:style-name="Таблица8.A3" office:value-type="string"><text:p text:style-name="P41"/></table:table-cell><table:table-cell table:style-name="Таблица8.D3"><text:p text:style-name="P56"/></table:table-cell><table:table-cell table:style-name="Таблица8.E32" office:value-type="string"><text:p text:style-name="P45"/></table:table-cell></table:table-row><table:table-row table:style-name="Таблица8.2"><table:table-cell table:style-name="Таблица8.A3" office:value-type="string"><text:p text:style-name="P23"/></table:table-cell><table:table-cell table:style-name="Таблица8.A3" office:value-type="string"><text:p text:style-name="P61"/></table:table-cell><table:table-cell table:style-name="Таблица8.A3" office:value-type="string"><text:p text:style-name="P39"/></table:table-cell><table:table-cell table:style-name="Таблица8.D3"><text:p text:style-name="P56"/></table:table-cell><table:table-cell table:style-name="Таблица8.E32" office:value-type="string"><text:p text:style-name="P45"/></table:table-cell></table:table-row><table:table-row table:style-name="Таблица8.2"><table:table-cell table:style-name="Таблица8.A3" office:value-type="string"><text:p text:style-name="P23"/></table:table-cell><table:table-cell table:style-name="Таблица8.A3" office:value-type="string"><text:p text:style-name="P58"/></table:table-cell><table:table-cell table:style-name="Таблица8.A3" office:value-type="string"><text:p text:style-name="P39"/></table:table-cell><table:table-cell table:style-name="Таблица8.D3"><text:p text:style-name="P60"/></table:table-cell><table:table-cell table:style-name="Таблица8.E32" office:value-type="string"><text:p text:style-name="P45"/></table:table-cell></table:table-row><table:table-row table:style-name="Таблица8.2"><table:table-cell table:style-name="Таблица8.A3" office:value-type="string"><text:p text:style-name="P23"/></table:table-cell><table:table-cell table:style-name="Таблица8.A3" office:value-type="string"><text:p text:style-name="P61"/></table:table-cell><table:table-cell table:style-name="Таблица8.A3" office:value-type="string"><text:p text:style-name="P39"/></table:table-cell><table:table-cell table:style-name="Таблица8.D3"><text:p text:style-name="P56"/></table:table-cell><table:table-cell table:style-name="Таблица8.E32" office:value-type="string"><text:p text:style-name="P50"/></table:table-cell></table:table-row><table:table-row table:style-name="Таблица8.2"><table:table-cell table:style-name="Таблица8.A3" office:value-type="string"><text:p text:style-name="P29"/></table:table-cell><table:table-cell table:style-name="Таблица8.A3" office:value-type="string"><text:p text:style-name="P58"/></table:table-cell><table:table-cell table:style-name="Таблица8.A3" office:value-type="string"><text:p text:style-name="P41"/></table:table-cell><table:table-cell table:style-name="Таблица8.D3"><text:p text:style-name="P56"/></table:table-cell><table:table-cell table:style-name="Таблица8.E32" office:value-type="string"><text:p text:style-name="P28"/></table:table-cell></table:table-row><table:table-row table:style-name="Таблица8.2"><table:table-cell table:style-name="Таблица8.A3" office:value-type="string"><text:p text:style-name="P29"/></table:table-cell><table:table-cell table:style-name="Таблица8.A3" office:value-type="string"><text:p text:style-name="P61"/></table:table-cell><table:table-cell table:style-name="Таблица8.A3" office:value-type="string"><text:p text:style-name="P39"/></table:table-cell><table:table-cell table:style-name="Таблица8.D3"><text:p text:style-name="P56"/></table:table-cell><table:table-cell table:style-name="Таблица8.E32" office:value-type="string"><text:p text:style-name="P51"/></table:table-cell></table:table-row><table:table-row table:style-name="Таблица8.2"><table:table-cell table:style-name="Таблица8.A3" office:value-type="string"><text:p text:style-name="P29"/></table:table-cell><table:table-cell table:style-name="Таблица8.A3" office:value-type="string"><text:p text:style-name="P58"/></table:table-cell><table:table-cell table:style-name="Таблица8.A3" office:value-type="string"><text:p text:style-name="P41"/></table:table-cell><table:table-cell table:style-name="Таблица8.D3"><text:p text:style-name="P60"/></table:table-cell><table:table-cell table:style-name="Таблица8.E32" office:value-type="string"><text:p text:style-name="P51"/></table:table-cell></table:table-row><table:table-row table:style-name="Таблица8.2"><table:table-cell table:style-name="Таблица8.A3" office:value-type="string"><text:p text:style-name="P29"/></table:table-cell><table:table-cell table:style-name="Таблица8.A3" office:value-type="string"><text:p text:style-name="P58"/></table:table-cell><table:table-cell table:style-name="Таблица8.A3" office:value-type="string"><text:p text:style-name="P39"/></table:table-cell><table:table-cell table:style-name="Таблица8.D3"><text:p text:style-name="P56"/></table:table-cell><table:table-cell table:style-name="Таблица8.E32" office:value-type="string"><text:p text:style-name="P51"/></table:table-cell></table:table-row><table:table-row table:style-name="Таблица8.2"><table:table-cell table:style-name="Таблица8.A3" office:value-type="string"><text:p text:style-name="P29"/></table:table-cell><table:table-cell table:style-name="Таблица8.A3" office:value-type="string"><text:p text:style-name="P61"/></table:table-cell><table:table-cell table:style-name="Таблица8.A3" office:value-type="string"><text:p text:style-name="P39"/></table:table-cell><table:table-cell table:style-name="Таблица8.D3"><text:p text:style-name="P56"/></table:table-cell><table:table-cell table:style-name="Таблица8.E32" office:value-type="string"><text:p text:style-name="P51"/></table:table-cell></table:table-row><table:table-row table:style-name="Таблица8.2"><table:table-cell table:style-name="Таблица8.A3" office:value-type="string"><text:p text:style-name="P29"/></table:table-cell><table:table-cell table:style-name="Таблица8.A3" office:value-type="string"><text:p text:style-name="P55"/></table:table-cell><table:table-cell table:style-name="Таблица8.A3" office:value-type="string"><text:p text:style-name="P41"/></table:table-cell><table:table-cell table:style-name="Таблица8.D3"><text:p text:style-name="P56"/></table:table-cell><table:table-cell table:style-name="Таблица8.E32" office:value-type="string"><text:p text:style-name="P51"/></table:table-cell></table:table-row><table:table-row table:style-name="Таблица8.2"><table:table-cell table:style-name="Таблица8.A3" office:value-type="string"><text:p text:style-name="P29"/></table:table-cell><table:table-cell table:style-name="Таблица8.A3" office:value-type="string"><text:p text:style-name="P59"/></table:table-cell><table:table-cell table:style-name="Таблица8.A3" office:value-type="string"><text:p text:style-name="P40"/></table:table-cell><table:table-cell table:style-name="Таблица8.D3"><text:p text:style-name="P56"/></table:table-cell><table:table-cell table:style-name="Таблица8.E32" office:value-type="string"><text:p text:style-name="P51"/></table:table-cell></table:table-row><table:table-row table:style-name="Таблица8.2"><table:table-cell table:style-name="Таблица8.A3" office:value-type="string"><text:p text:style-name="P29"/></table:table-cell><table:table-cell table:style-name="Таблица8.A3" office:value-type="string"><text:p text:style-name="P55"/></table:table-cell><table:table-cell table:style-name="Таблица8.A3" office:value-type="string"><text:p text:style-name="P41"/></table:table-cell><table:table-cell table:style-name="Таблица8.D3"><text:p text:style-name="P56"/></table:table-cell><table:table-cell table:style-name="Таблица8.E32" office:value-type="string"><text:p text:style-name="P51"/></table:table-cell></table:table-row><table:table-row table:style-name="Таблица8.2"><table:table-cell table:style-name="Таблица8.A3" office:value-type="string"><text:p text:style-name="P29"/></table:table-cell><table:table-cell table:style-name="Таблица8.A3" office:value-type="string"><text:p text:style-name="P59"/></table:table-cell><table:table-cell table:style-name="Таблица8.A3" office:value-type="string"><text:p text:style-name="P38"/></table:table-cell><table:table-cell table:style-name="Таблица8.D3"><text:p text:style-name="P56"/></table:table-cell><table:table-cell table:style-name="Таблица8.E32" office:value-type="string"><text:p text:style-name="P51"/></table:table-cell></table:table-row><table:table-row table:style-name="Таблица8.2"><table:table-cell table:style-name="Таблица8.A3" office:value-type="string"><text:p text:style-name="P29"/></table:table-cell><table:table-cell table:style-name="Таблица8.A3" office:value-type="string"><text:p text:style-name="P55"/></table:table-cell><table:table-cell table:style-name="Таблица8.A3" office:value-type="string"><text:p text:style-name="P41"/></table:table-cell><table:table-cell table:style-name="Таблица8.D3"><text:p text:style-name="P56"/></table:table-cell><table:table-cell table:style-name="Таблица8.E32" office:value-type="string"><text:p text:style-name="P51"/></table:table-cell></table:table-row><table:table-row table:style-name="Таблица8.2"><table:table-cell table:style-name="Таблица8.A3" office:value-type="string"><text:p text:style-name="P29"/></table:table-cell><table:table-cell table:style-name="Таблица8.A3" office:value-type="string"><text:p text:style-name="P55"/></table:table-cell><table:table-cell table:style-name="Таблица8.A3" office:value-type="string"><text:p text:style-name="P41"/></table:table-cell><table:table-cell table:style-name="Таблица8.D3"><text:p text:style-name="P56"/></table:table-cell><table:table-cell table:style-name="Таблица8.E32" office:value-type="string"><text:p text:style-name="P51"/></table:table-cell></table:table-row><table:table-row table:style-name="Таблица8.2"><table:table-cell table:style-name="Таблица8.A3" office:value-type="string"><text:p text:style-name="P29"/></table:table-cell><table:table-cell table:style-name="Таблица8.A3" office:value-type="string"><text:p text:style-name="P55"/></table:table-cell><table:table-cell table:style-name="Таблица8.A3" office:value-type="string"><text:p text:style-name="P63"/></table:table-cell><table:table-cell table:style-name="Таблица8.D3"><text:p text:style-name="P56"/></table:table-cell><table:table-cell table:style-name="Таблица8.E32" office:value-type="string"><text:p text:style-name="P51"/></table:table-cell></table:table-row><table:table-row table:style-name="Таблица8.2"><table:table-cell table:style-name="Таблица8.A3" office:value-type="string"><text:p text:style-name="P29"/></table:table-cell><table:table-cell table:style-name="Таблица8.A3" office:value-type="string"><text:p text:style-name="P55"/></table:table-cell><table:table-cell table:style-name="Таблица8.A3" office:value-type="string"><text:p text:style-name="P43"/></table:table-cell><table:table-cell table:style-name="Таблица8.D3"><text:p text:style-name="P56"/></table:table-cell><table:table-cell table:style-name="Таблица8.E32" office:value-type="string"><text:p text:style-name="P51"/></table:table-cell></table:table-row><table:table-row table:style-name="Таблица8.2"><table:table-cell table:style-name="Таблица8.A3" office:value-type="string"><text:p text:style-name="P29"/></table:table-cell><table:table-cell table:style-name="Таблица8.A3" office:value-type="string"><text:p text:style-name="P55"/></table:table-cell><table:table-cell table:style-name="Таблица8.A3" office:value-type="string"><text:p text:style-name="P41"/></table:table-cell><table:table-cell table:style-name="Таблица8.D3"><text:p text:style-name="P56"/></table:table-cell><table:table-cell table:style-name="Таблица8.E32" office:value-type="string"><text:p text:style-name="P51"/></table:table-cell></table:table-row><table:table-row table:style-name="Таблица8.2"><table:table-cell table:style-name="Таблица8.A3" office:value-type="string"><text:p text:style-name="P29"/></table:table-cell><table:table-cell table:style-name="Таблица8.A3" office:value-type="string"><text:p text:style-name="P55"/></table:table-cell><table:table-cell table:style-name="Таблица8.A3" office:value-type="string"><text:p text:style-name="P41"/></table:table-cell><table:table-cell table:style-name="Таблица8.D3"><text:p text:style-name="P56"/></table:table-cell><table:table-cell table:style-name="Таблица8.E32" office:value-type="string"><text:p text:style-name="P51"/></table:table-cell></table:table-row><table:table-row table:style-name="Таблица8.2"><table:table-cell table:style-name="Таблица8.A3" office:value-type="string"><text:p text:style-name="P29"/></table:table-cell><table:table-cell table:style-name="Таблица8.A3" office:value-type="string"><text:p text:style-name="P55"/></table:table-cell><table:table-cell table:style-name="Таблица8.A3" office:value-type="string"><text:p text:style-name="P41"/></table:table-cell><table:table-cell table:style-name="Таблица8.D3"><text:p text:style-name="P56"/></table:table-cell><table:table-cell table:style-name="Таблица8.E32" office:value-type="string"><text:p text:style-name="P51"/></table:table-cell></table:table-row><table:table-row table:style-name="Таблица8.2"><table:table-cell table:style-name="Таблица8.A3" office:value-type="string"><text:p text:style-name="P29"/></table:table-cell><table:table-cell table:style-name="Таблица8.A3" office:value-type="string"><text:p text:style-name="P55"/></table:table-cell><table:table-cell table:style-name="Таблица8.A3" office:value-type="string"><text:p text:style-name="P41"/></table:table-cell><table:table-cell table:style-name="Таблица8.D3"><text:p text:style-name="P56"/></table:table-cell><table:table-cell table:style-name="Таблица8.E32" office:value-type="string"><text:p text:style-name="P51"/></table:table-cell></table:table-row><table:table-row table:style-name="Таблица8.2"><table:table-cell table:style-name="Таблица8.A3" office:value-type="string"><text:p text:style-name="P29"/></table:table-cell><table:table-cell table:style-name="Таблица8.A3" office:value-type="string"><text:p text:style-name="P55"/></table:table-cell><table:table-cell table:style-name="Таблица8.A3" office:value-type="string"><text:p text:style-name="P41"/></table:table-cell><table:table-cell table:style-name="Таблица8.D3"><text:p text:style-name="P56"/></table:table-cell><table:table-cell table:style-name="Таблица8.E32" office:value-type="string"><text:p text:style-name="P51"/></table:table-cell></table:table-row><table:table-row table:style-name="Таблица8.2"><table:table-cell table:style-name="Таблица8.A3" office:value-type="string"><text:p text:style-name="P29"/></table:table-cell><table:table-cell table:style-name="Таблица8.A3" office:value-type="string"><text:p text:style-name="P55"/></table:table-cell><table:table-cell table:style-name="Таблица8.A3" office:value-type="string"><text:p text:style-name="P41"/></table:table-cell><table:table-cell table:style-name="Таблица8.D3"><text:p text:style-name="P56"/></table:table-cell><table:table-cell table:style-name="Таблица8.E32" office:value-type="string"><text:p text:style-name="P51"/></table:table-cell></table:table-row><table:table-row table:style-name="Таблица8.2"><table:table-cell table:style-name="Таблица8.A3" office:value-type="string"><text:p text:style-name="P29"/></table:table-cell><table:table-cell table:style-name="Таблица8.A3" office:value-type="string"><text:p text:style-name="P55"/></table:table-cell><table:table-cell table:style-name="Таблица8.A3" office:value-type="string"><text:p text:style-name="P41"/></table:table-cell><table:table-cell table:style-name="Таблица8.D3"><text:p text:style-name="P56"/></table:table-cell><table:table-cell table:style-name="Таблица8.E32" office:value-type="string"><text:p text:style-name="P48"/></table:table-cell></table:table-row><table:table-row table:style-name="Таблица8.2"><table:table-cell table:style-name="Таблица8.A3" office:value-type="string"><text:p text:style-name="P29"/></table:table-cell><table:table-cell table:style-name="Таблица8.A3" office:value-type="string"><text:p text:style-name="P55"/></table:table-cell><table:table-cell table:style-name="Таблица8.A3" office:value-type="string"><text:p text:style-name="P44"/></table:table-cell><table:table-cell table:style-name="Таблица8.D3"><text:p text:style-name="P56"/></table:table-cell><table:table-cell table:style-name="Таблица8.E32" office:value-type="string"><text:p text:style-name="P48"/></table:table-cell></table:table-row><table:table-row table:style-name="Таблица8.2"><table:table-cell table:style-name="Таблица8.A3" office:value-type="string"><text:p text:style-name="P29"/></table:table-cell><table:table-cell table:style-name="Таблица8.A3" office:value-type="string"><text:p text:style-name="P55"/></table:table-cell><table:table-cell table:style-name="Таблица8.A3" office:value-type="string"><text:p text:style-name="P38"/></table:table-cell><table:table-cell table:style-name="Таблица8.D3"><text:p text:style-name="P56"/></table:table-cell><table:table-cell table:style-name="Таблица8.E32" office:value-type="string"><text:p text:style-name="P48"/></table:table-cell></table:table-row><table:table-row table:style-name="Таблица8.2"><table:table-cell table:style-name="Таблица8.A3" office:value-type="string"><text:p text:style-name="P23"/></table:table-cell><table:table-cell table:style-name="Таблица8.A3" office:value-type="string"><text:p text:style-name="P55"/></table:table-cell><table:table-cell table:style-name="Таблица8.A3" office:value-type="string"><text:p text:style-name="P38"/></table:table-cell><table:table-cell table:style-name="Таблица8.D3"><text:p text:style-name="P56"/></table:table-cell><table:table-cell table:style-name="Таблица8.E32" office:value-type="string"><text:p text:style-name="P24"/></table:table-cell></table:table-row><table:table-row table:style-name="Таблица8.2"><table:table-cell table:style-name="Таблица8.A33" office:value-type="string"><text:p text:style-name="P23"/></table:table-cell><table:table-cell table:style-name="Таблица8.B33" office:value-type="string"><text:p text:style-name="P55"/></table:table-cell><table:table-cell table:style-name="Таблица8.C33" office:value-type="string"><text:p text:style-name="P41"/></table:table-cell><table:table-cell table:style-name="Таблица8.D33"><text:p text:style-name="P60"/></table:table-cell><table:table-cell table:style-name="Таблица8.E33" office:value-type="string"><text:p text:style-name="P24"/></table:table-cell></table:table-row></table:table></draw:text-box></draw:frame><draw:frame draw:style-name="fr2" draw:name="Врезка10" text:anchor-type="char" svg:x="3.3465in" svg:y="11.5165in" svg:width="2.7563in" svg:height="0.1575in" draw:z-index="25"><draw:text-box><text:p text:style-name="P9">Копировал</text:p></draw:text-box></draw:frame><draw:frame draw:style-name="fr2" draw:name="Врезка11" text:anchor-type="char" svg:x="6.1028in" svg:y="11.5165in" svg:width="1.9689in" svg:height="0.1575in" draw:z-index="26"><draw:text-box><text:p text:style-name="P9">Формат А4</text:p></draw:text-box></draw:frame></text:p>
      <text:p text:style-name="P77"><draw:frame draw:style-name="fr3" draw:name="Врезка23" text:anchor-type="char" svg:x="0.7874in" svg:y="10.8984in" svg:width="7.2835in" draw:z-index="54"><draw:text-box fo:min-height="0.0161in"><table:table table:name="Таблица15" table:style-name="Таблица15"><table:table-column table:style-name="Таблица15.A"/><table:table-column table:style-name="Таблица15.B"/><table:table-column table:style-name="Таблица15.C"/><table:table-column table:style-name="Таблица15.D"/><table:table-column table:style-name="Таблица15.E"/><table:table-column table:style-name="Таблица15.F"/><table:table-column table:style-name="Таблица15.G"/><table:table-row table:style-name="Таблица15.1"><table:table-cell table:style-name="Таблица15.A1" office:value-type="string"><text:p text:style-name="P5"/></table:table-cell><table:table-cell table:style-name="Таблица15.A1" office:value-type="string"><text:p text:style-name="P5"/></table:table-cell><table:table-cell table:style-name="Таблица15.A1" office:value-type="string"><text:p text:style-name="P5"/></table:table-cell><table:table-cell table:style-name="Таблица15.A1" office:value-type="string"><text:p text:style-name="P5"/></table:table-cell><table:table-cell table:style-name="Таблица15.A1" office:value-type="string"><text:p text:style-name="P5"/></table:table-cell><table:table-cell table:style-name="Таблица15.A1" table:number-rows-spanned="4" office:value-type="string"><text:p text:style-name="P13">xxxx.xxxxxx.xxxПЭ3</text:p></table:table-cell><table:table-cell table:style-name="Таблица15.A1" table:number-rows-spanned="2" office:value-type="string"><text:p text:style-name="P5">Лист</text:p></table:table-cell></table:table-row><table:table-row table:style-name="Таблица15.2"><table:table-cell table:style-name="Таблица15.A2" table:number-rows-spanned="2" office:value-type="string"><text:p text:style-name="P5"/></table:table-cell><table:table-cell table:style-name="Таблица15.A2" table:number-rows-spanned="2" office:value-type="string"><text:p text:style-name="P5"/></table:table-cell><table:table-cell table:style-name="Таблица15.A2" table:number-rows-spanned="2" office:value-type="string"><text:p text:style-name="P5"/></table:table-cell><table:table-cell table:style-name="Таблица15.A2" table:number-rows-spanned="2" office:value-type="string"><text:p text:style-name="P5"/></table:table-cell><table:table-cell table:style-name="Таблица15.A2" table:number-rows-spanned="2" office:value-type="string"><text:p text:style-name="P5"/></table:table-cell><table:covered-table-cell/><table:covered-table-cell/></table:table-row><table:table-row table:style-name="Таблица15.3"><table:covered-table-cell/><table:covered-table-cell/><table:covered-table-cell/><table:covered-table-cell/><table:covered-table-cell/><table:covered-table-cell/><table:table-cell table:style-name="Таблица15.A1" table:number-rows-spanned="2" office:value-type="string"><text:p text:style-name="P5">3</text:p></table:table-cell></table:table-row><table:table-row table:style-name="Таблица15.1"><table:table-cell table:style-name="Таблица15.A1" office:value-type="string"><text:p text:style-name="P7">Изм.</text:p></table:table-cell><table:table-cell table:style-name="Таблица15.A1" office:value-type="string"><text:p text:style-name="P7">Лист</text:p></table:table-cell><table:table-cell table:style-name="Таблица15.A1" office:value-type="string"><text:p text:style-name="P7">№ докум.</text:p></table:table-cell><table:table-cell table:style-name="Таблица15.A1" office:value-type="string"><text:p text:style-name="P7">Подп.</text:p></table:table-cell><table:table-cell table:style-name="Таблица15.A1" office:value-type="string"><text:p text:style-name="P7">Дата</text:p></table:table-cell><table:covered-table-cell/><table:covered-table-cell/></table:table-row></table:table></draw:text-box></draw:frame><draw:frame draw:style-name="fr3" draw:name="Врезка24" text:anchor-type="char" svg:x="0.3146in" svg:y="5.7799in" svg:width="0.4925in" draw:z-index="55"><draw:text-box fo:min-height="0.0161in"><table:table table:name="Таблица16" table:style-name="Таблица16"><table:table-column table:style-name="Таблица16.A"/><table:table-column table:style-name="Таблица16.B"/><table:table-row table:style-name="Таблица16.1"><table:table-cell table:style-name="Таблица16.A1" office:value-type="string"><text:p text:style-name="P6">Подп. и дата</text:p></table:table-cell><table:table-cell table:style-name="Таблица16.B1" office:value-type="string"><text:p text:style-name="P6"/></table:table-cell></table:table-row><table:table-row table:style-name="Таблица16.2"><table:table-cell table:style-name="Таблица16.A1" office:value-type="string"><text:p text:style-name="P6">Инв. № дубл.</text:p></table:table-cell><table:table-cell table:style-name="Таблица16.B1" office:value-type="string"><text:p text:style-name="P6"/></table:table-cell></table:table-row><table:table-row table:style-name="Таблица16.2"><table:table-cell table:style-name="Таблица16.A1" office:value-type="string"><text:p text:style-name="P6">Взам. инв. №</text:p></table:table-cell><table:table-cell table:style-name="Таблица16.B1" office:value-type="string"><text:p text:style-name="P6"/></table:table-cell></table:table-row><table:table-row table:style-name="Таблица16.1"><table:table-cell table:style-name="Таблица16.A1" office:value-type="string"><text:p text:style-name="P6">Подп. и дата</text:p></table:table-cell><table:table-cell table:style-name="Таблица16.B1" office:value-type="string"><text:p text:style-name="P6"/></table:table-cell></table:table-row><table:table-row table:style-name="Таблица16.2"><table:table-cell table:style-name="Таблица16.A1" office:value-type="string"><text:p text:style-name="P6">Инв. № подл.</text:p></table:table-cell><table:table-cell table:style-name="Таблица16.B1" office:value-type="string"><text:p text:style-name="P6"/></table:table-cell></table:table-row></table:table></draw:text-box></draw:frame><draw:line text:anchor-type="char" draw:z-index="56" draw:name="Shape17" draw:style-name="gr2" draw:text-style-name="P78" svg:x1="0in" svg:y1="-0.8126in" svg:x2="0in" svg:y2="10.8811in"><text:p/></draw:line><draw:line text:anchor-type="char" draw:z-index="57" draw:name="Shape18" draw:style-name="gr2" draw:text-style-name="P78" svg:x1="0in" svg:y1="11.6937in" svg:x2="8.2689in" svg:y2="11.6937in"><text:p/></draw:line><draw:line text:anchor-type="char" draw:z-index="58" draw:name="Shape19" draw:style-name="gr2" draw:text-style-name="P78" svg:x1="8.2689in" svg:y1="0in" svg:x2="8.2689in" svg:y2="11.6937in"><text:p/></draw:line><draw:line text:anchor-type="char" draw:z-index="59" draw:name="Shape20" draw:style-name="gr2" draw:text-style-name="P78" svg:x1="-0.8126in" svg:y1="0in" svg:x2="7.4563in" svg:y2="0in"><text:p/></draw:line><draw:line text:anchor-type="char" draw:z-index="60" draw:name="Shape21" draw:style-name="gr1" draw:text-style-name="P78" svg:x1="0.7874in" svg:y1="0.1965in" svg:x2="0.7874in" svg:y2="11.4972in"><text:p/></draw:line><draw:line text:anchor-type="char" draw:z-index="61" draw:name="Shape22" draw:style-name="gr1" draw:text-style-name="P78" svg:x1="0.7874in" svg:y1="11.4972in" svg:x2="8.0713in" svg:y2="11.4972in"><text:p/></draw:line><draw:line text:anchor-type="char" draw:z-index="62" draw:name="Shape23" draw:style-name="gr1" draw:text-style-name="P78" svg:x1="8.0717in" svg:y1="0.1965in" svg:x2="8.0717in" svg:y2="11.4972in"><text:p/></draw:line><draw:line text:anchor-type="char" draw:z-index="63" draw:name="Shape24" draw:style-name="gr1" draw:text-style-name="P78" svg:x1="0.7874in" svg:y1="0.2008in" svg:x2="8.0713in" svg:y2="0.2008in"><text:p/></draw:line><draw:frame draw:style-name="fr3" draw:name="Врезка27" text:anchor-type="char" svg:x="0.7874in" svg:y="0.1965in" svg:width="7.3043in" draw:z-index="66"><draw:text-box fo:min-height="0.0161in"><table:table table:name="Таблица17" table:style-name="Таблица17"><table:table-column table:style-name="Таблица17.A"/><table:table-column table:style-name="Таблица17.B"/><table:table-column table:style-name="Таблица17.C"/><table:table-column table:style-name="Таблица17.D"/><table:table-column table:style-name="Таблица17.E"/><table:table-row table:style-name="Таблица17.1"><table:table-cell table:style-name="Таблица17.A1" office:value-type="string"><text:p text:style-name="P20">Зона <text:s/></text:p></table:table-cell><table:table-cell table:style-name="Таблица17.A1" office:value-type="string"><text:p text:style-name="P22">Поз. </text:p><text:p text:style-name="P21">обозначе- </text:p><text:p text:style-name="P21">ние</text:p></table:table-cell><table:table-cell table:style-name="Таблица17.A1" office:value-type="string"><text:p text:style-name="P22">Наименование</text:p></table:table-cell><table:table-cell table:style-name="Таблица17.A1" office:value-type="string"><text:p text:style-name="P22">Кол.</text:p></table:table-cell><table:table-cell table:style-name="Таблица17.E1" office:value-type="string"><text:p text:style-name="P22"/><text:p text:style-name="P22">Примечание</text:p></table:table-cell></table:table-row><table:table-row table:style-name="Таблица17.2"><table:table-cell table:style-name="Таблица17.A2" office:value-type="string"><text:p text:style-name="P23"/></table:table-cell><table:table-cell table:style-name="Таблица17.A2" office:value-type="string"><text:p text:style-name="P24"/></table:table-cell><table:table-cell table:style-name="Таблица17.A2" office:value-type="string"><text:p text:style-name="P25"/></table:table-cell><table:table-cell table:style-name="Таблица17.A2" office:value-type="string"><text:p text:style-name="P23"/></table:table-cell><table:table-cell table:style-name="Таблица17.E2" office:value-type="string"><text:p text:style-name="P24"/></table:table-cell></table:table-row><table:table-row table:style-name="Таблица17.2"><table:table-cell table:style-name="Таблица17.A3" office:value-type="string"><text:p text:style-name="P23"/></table:table-cell><table:table-cell table:style-name="Таблица17.A3" office:value-type="string"><text:p text:style-name="P59"/></table:table-cell><table:table-cell table:style-name="Таблица17.A3" office:value-type="string"><text:p text:style-name="P62"/></table:table-cell><table:table-cell table:style-name="Таблица17.A3" office:value-type="string"><text:p text:style-name="P47"/></table:table-cell><table:table-cell table:style-name="Таблица17.E3" office:value-type="string"><text:p text:style-name="P24"/></table:table-cell></table:table-row><table:table-row table:style-name="Таблица17.2"><table:table-cell table:style-name="Таблица17.A3" office:value-type="string"><text:p text:style-name="P23"/></table:table-cell><table:table-cell table:style-name="Таблица17.A3" office:value-type="string"><text:p text:style-name="P69"/></table:table-cell><table:table-cell table:style-name="Таблица17.A3" office:value-type="string"><text:p text:style-name="P39"/></table:table-cell><table:table-cell table:style-name="Таблица17.D4"><text:p text:style-name="P47"/></table:table-cell><table:table-cell table:style-name="Таблица17.E3" office:value-type="string"><text:p text:style-name="P24"/></table:table-cell></table:table-row><table:table-row table:style-name="Таблица17.2"><table:table-cell table:style-name="Таблица17.A3" office:value-type="string"><text:p text:style-name="P46"/></table:table-cell><table:table-cell table:style-name="Таблица17.A3" office:value-type="string"><text:p text:style-name="P59"/></table:table-cell><table:table-cell table:style-name="Таблица17.A3" office:value-type="string"><text:p text:style-name="P42"/></table:table-cell><table:table-cell table:style-name="Таблица17.D4"><text:p text:style-name="P47"/></table:table-cell><table:table-cell table:style-name="Таблица17.E3" office:value-type="string"><text:p text:style-name="P50"/></table:table-cell></table:table-row><table:table-row table:style-name="Таблица17.2"><table:table-cell table:style-name="Таблица17.A3" office:value-type="string"><text:p text:style-name="P49"/></table:table-cell><table:table-cell table:style-name="Таблица17.A3" office:value-type="string"><text:p text:style-name="P55"/></table:table-cell><table:table-cell table:style-name="Таблица17.A3" office:value-type="string"><text:p text:style-name="P65"/></table:table-cell><table:table-cell table:style-name="Таблица17.D4"><text:p text:style-name="P49"/></table:table-cell><table:table-cell table:style-name="Таблица17.E3" office:value-type="string"><text:p text:style-name="P50"/></table:table-cell></table:table-row><table:table-row table:style-name="Таблица17.2"><table:table-cell table:style-name="Таблица17.A3" office:value-type="string"><text:p text:style-name="P46"/></table:table-cell><table:table-cell table:style-name="Таблица17.A3" office:value-type="string"><text:p text:style-name="P59"/></table:table-cell><table:table-cell table:style-name="Таблица17.A3" office:value-type="string"><text:p text:style-name="P42"/></table:table-cell><table:table-cell table:style-name="Таблица17.D4"><text:p text:style-name="P49"/></table:table-cell><table:table-cell table:style-name="Таблица17.E3" office:value-type="string"><text:p text:style-name="P45"/></table:table-cell></table:table-row><table:table-row table:style-name="Таблица17.2"><table:table-cell table:style-name="Таблица17.A3" office:value-type="string"><text:p text:style-name="P46"/></table:table-cell><table:table-cell table:style-name="Таблица17.A3" office:value-type="string"><text:p text:style-name="P59"/></table:table-cell><table:table-cell table:style-name="Таблица17.A3" office:value-type="string"><text:p text:style-name="P39"/></table:table-cell><table:table-cell table:style-name="Таблица17.D4"><text:p text:style-name="P23"/></table:table-cell><table:table-cell table:style-name="Таблица17.E3" office:value-type="string"><text:p text:style-name="P45"/></table:table-cell></table:table-row><table:table-row table:style-name="Таблица17.2"><table:table-cell table:style-name="Таблица17.A3" office:value-type="string"><text:p text:style-name="P46"/></table:table-cell><table:table-cell table:style-name="Таблица17.A3" office:value-type="string"><text:p text:style-name="P59"/></table:table-cell><table:table-cell table:style-name="Таблица17.A3" office:value-type="string"><text:p text:style-name="P38"/></table:table-cell><table:table-cell table:style-name="Таблица17.D4"><text:p text:style-name="P23"/></table:table-cell><table:table-cell table:style-name="Таблица17.E3" office:value-type="string"><text:p text:style-name="P45"/></table:table-cell></table:table-row><table:table-row table:style-name="Таблица17.2"><table:table-cell table:style-name="Таблица17.A3" office:value-type="string"><text:p text:style-name="P46"/></table:table-cell><table:table-cell table:style-name="Таблица17.A3" office:value-type="string"><text:p text:style-name="P59"/></table:table-cell><table:table-cell table:style-name="Таблица17.A3" office:value-type="string"><text:p text:style-name="P41"/></table:table-cell><table:table-cell table:style-name="Таблица17.D4"><text:p text:style-name="P49"/></table:table-cell><table:table-cell table:style-name="Таблица17.E3" office:value-type="string"><text:p text:style-name="P45"/></table:table-cell></table:table-row><table:table-row table:style-name="Таблица17.2"><table:table-cell table:style-name="Таблица17.A3" office:value-type="string"><text:p text:style-name="P46"/></table:table-cell><table:table-cell table:style-name="Таблица17.A3" office:value-type="string"><text:p text:style-name="P55"/></table:table-cell><table:table-cell table:style-name="Таблица17.A3" office:value-type="string"><text:p text:style-name="P41"/></table:table-cell><table:table-cell table:style-name="Таблица17.D4"><text:p text:style-name="P49"/></table:table-cell><table:table-cell table:style-name="Таблица17.E3" office:value-type="string"><text:p text:style-name="P45"/></table:table-cell></table:table-row><table:table-row table:style-name="Таблица17.2"><table:table-cell table:style-name="Таблица17.A3" office:value-type="string"><text:p text:style-name="P46"/></table:table-cell><table:table-cell table:style-name="Таблица17.A3" office:value-type="string"><text:p text:style-name="P59"/></table:table-cell><table:table-cell table:style-name="Таблица17.A3" office:value-type="string"><text:p text:style-name="P41"/></table:table-cell><table:table-cell table:style-name="Таблица17.D4"><text:p text:style-name="P49"/></table:table-cell><table:table-cell table:style-name="Таблица17.E3" office:value-type="string"><text:p text:style-name="P45"/></table:table-cell></table:table-row><table:table-row table:style-name="Таблица17.2"><table:table-cell table:style-name="Таблица17.A3" office:value-type="string"><text:p text:style-name="P23"/></table:table-cell><table:table-cell table:style-name="Таблица17.A3" office:value-type="string"><text:p text:style-name="P55"/></table:table-cell><table:table-cell table:style-name="Таблица17.A3" office:value-type="string"><text:p text:style-name="P41"/></table:table-cell><table:table-cell table:style-name="Таблица17.D4"><text:p text:style-name="P49"/></table:table-cell><table:table-cell table:style-name="Таблица17.E3" office:value-type="string"><text:p text:style-name="P28"/></table:table-cell></table:table-row><table:table-row table:style-name="Таблица17.2"><table:table-cell table:style-name="Таблица17.A3" office:value-type="string"><text:p text:style-name="P29"/></table:table-cell><table:table-cell table:style-name="Таблица17.A3" office:value-type="string"><text:p text:style-name="P59"/></table:table-cell><table:table-cell table:style-name="Таблица17.A3" office:value-type="string"><text:p text:style-name="P38"/></table:table-cell><table:table-cell table:style-name="Таблица17.D4"><text:p text:style-name="P49"/></table:table-cell><table:table-cell table:style-name="Таблица17.E3" office:value-type="string"><text:p text:style-name="P28"/></table:table-cell></table:table-row><table:table-row table:style-name="Таблица17.2"><table:table-cell table:style-name="Таблица17.A3" office:value-type="string"><text:p text:style-name="P29"/></table:table-cell><table:table-cell table:style-name="Таблица17.A3" office:value-type="string"><text:p text:style-name="P55"/></table:table-cell><table:table-cell table:style-name="Таблица17.A3" office:value-type="string"><text:p text:style-name="P38"/></table:table-cell><table:table-cell table:style-name="Таблица17.D4"><text:p text:style-name="P49"/></table:table-cell><table:table-cell table:style-name="Таблица17.E3" office:value-type="string"><text:p text:style-name="P28"/></table:table-cell></table:table-row><table:table-row table:style-name="Таблица17.2"><table:table-cell table:style-name="Таблица17.A3" office:value-type="string"><text:p text:style-name="P29"/></table:table-cell><table:table-cell table:style-name="Таблица17.A3" office:value-type="string"><text:p text:style-name="P59"/></table:table-cell><table:table-cell table:style-name="Таблица17.A3" office:value-type="string"><text:p text:style-name="P41"/></table:table-cell><table:table-cell table:style-name="Таблица17.D4"><text:p text:style-name="P56"/></table:table-cell><table:table-cell table:style-name="Таблица17.E3" office:value-type="string"><text:p text:style-name="P28"/></table:table-cell></table:table-row><table:table-row table:style-name="Таблица17.2"><table:table-cell table:style-name="Таблица17.A3" office:value-type="string"><text:p text:style-name="P29"/></table:table-cell><table:table-cell table:style-name="Таблица17.A3" office:value-type="string"><text:p text:style-name="P55"/></table:table-cell><table:table-cell table:style-name="Таблица17.A3" office:value-type="string"><text:p text:style-name="P41"/></table:table-cell><table:table-cell table:style-name="Таблица17.D4"><text:p text:style-name="P56"/></table:table-cell><table:table-cell table:style-name="Таблица17.E3" office:value-type="string"><text:p text:style-name="P28"/></table:table-cell></table:table-row><table:table-row table:style-name="Таблица17.2"><table:table-cell table:style-name="Таблица17.A3" office:value-type="string"><text:p text:style-name="P29"/></table:table-cell><table:table-cell table:style-name="Таблица17.A3" office:value-type="string"><text:p text:style-name="P59"/></table:table-cell><table:table-cell table:style-name="Таблица17.A3" office:value-type="string"><text:p text:style-name="P38"/></table:table-cell><table:table-cell table:style-name="Таблица17.D4"><text:p text:style-name="P56"/></table:table-cell><table:table-cell table:style-name="Таблица17.E3" office:value-type="string"><text:p text:style-name="P28"/></table:table-cell></table:table-row><table:table-row table:style-name="Таблица17.2"><table:table-cell table:style-name="Таблица17.A3" office:value-type="string"><text:p text:style-name="P29"/></table:table-cell><table:table-cell table:style-name="Таблица17.A3" office:value-type="string"><text:p text:style-name="P55"/></table:table-cell><table:table-cell table:style-name="Таблица17.A3" office:value-type="string"><text:p text:style-name="P38"/></table:table-cell><table:table-cell table:style-name="Таблица17.D4"><text:p text:style-name="P56"/></table:table-cell><table:table-cell table:style-name="Таблица17.E3" office:value-type="string"><text:p text:style-name="P28"/></table:table-cell></table:table-row><table:table-row table:style-name="Таблица17.2"><table:table-cell table:style-name="Таблица17.A3" office:value-type="string"><text:p text:style-name="P29"/></table:table-cell><table:table-cell table:style-name="Таблица17.A3" office:value-type="string"><text:p text:style-name="P55"/></table:table-cell><table:table-cell table:style-name="Таблица17.A3" office:value-type="string"><text:p text:style-name="P41"/></table:table-cell><table:table-cell table:style-name="Таблица17.D4"><text:p text:style-name="P56"/></table:table-cell><table:table-cell table:style-name="Таблица17.E3" office:value-type="string"><text:p text:style-name="P24"/></table:table-cell></table:table-row><table:table-row table:style-name="Таблица17.2"><table:table-cell table:style-name="Таблица17.A3" office:value-type="string"><text:p text:style-name="P23"/></table:table-cell><table:table-cell table:style-name="Таблица17.A3" office:value-type="string"><text:p text:style-name="P55"/></table:table-cell><table:table-cell table:style-name="Таблица17.A3" office:value-type="string"><text:p text:style-name="P39"/></table:table-cell><table:table-cell table:style-name="Таблица17.D4"><text:p text:style-name="P56"/></table:table-cell><table:table-cell table:style-name="Таблица17.E3" office:value-type="string"><text:p text:style-name="P59"/></table:table-cell></table:table-row><table:table-row table:style-name="Таблица17.2"><table:table-cell table:style-name="Таблица17.A3" office:value-type="string"><text:p text:style-name="P23"/></table:table-cell><table:table-cell table:style-name="Таблица17.A3" office:value-type="string"><text:p text:style-name="P55"/></table:table-cell><table:table-cell table:style-name="Таблица17.A3" office:value-type="string"><text:p text:style-name="P41"/></table:table-cell><table:table-cell table:style-name="Таблица17.D4"><text:p text:style-name="P56"/></table:table-cell><table:table-cell table:style-name="Таблица17.E3" office:value-type="string"><text:p text:style-name="P59"/></table:table-cell></table:table-row><table:table-row table:style-name="Таблица17.2"><table:table-cell table:style-name="Таблица17.A3" office:value-type="string"><text:p text:style-name="P23"/></table:table-cell><table:table-cell table:style-name="Таблица17.A3" office:value-type="string"><text:p text:style-name="P55"/></table:table-cell><table:table-cell table:style-name="Таблица17.A3" office:value-type="string"><text:p text:style-name="P38"/></table:table-cell><table:table-cell table:style-name="Таблица17.D4"><text:p text:style-name="P56"/></table:table-cell><table:table-cell table:style-name="Таблица17.E3" office:value-type="string"><text:p text:style-name="P59"/></table:table-cell></table:table-row><table:table-row table:style-name="Таблица17.2"><table:table-cell table:style-name="Таблица17.A3" office:value-type="string"><text:p text:style-name="P23"/></table:table-cell><table:table-cell table:style-name="Таблица17.A3" office:value-type="string"><text:p text:style-name="P55"/></table:table-cell><table:table-cell table:style-name="Таблица17.A3" office:value-type="string"><text:p text:style-name="P41"/></table:table-cell><table:table-cell table:style-name="Таблица17.D4"><text:p text:style-name="P60"/></table:table-cell><table:table-cell table:style-name="Таблица17.E3" office:value-type="string"><text:p text:style-name="P59"/></table:table-cell></table:table-row><table:table-row table:style-name="Таблица17.2"><table:table-cell table:style-name="Таблица17.A3" office:value-type="string"><text:p text:style-name="P23"/></table:table-cell><table:table-cell table:style-name="Таблица17.A3" office:value-type="string"><text:p text:style-name="P59"/></table:table-cell><table:table-cell table:style-name="Таблица17.A3" office:value-type="string"><text:p text:style-name="P38"/></table:table-cell><table:table-cell table:style-name="Таблица17.D4"><text:p text:style-name="P60"/></table:table-cell><table:table-cell table:style-name="Таблица17.E3" office:value-type="string"><text:p text:style-name="P59"/></table:table-cell></table:table-row><table:table-row table:style-name="Таблица17.2"><table:table-cell table:style-name="Таблица17.A3" office:value-type="string"><text:p text:style-name="P23"/></table:table-cell><table:table-cell table:style-name="Таблица17.A3" office:value-type="string"><text:p text:style-name="P59"/></table:table-cell><table:table-cell table:style-name="Таблица17.A3" office:value-type="string"><text:p text:style-name="P38"/></table:table-cell><table:table-cell table:style-name="Таблица17.D4"><text:p text:style-name="P60"/></table:table-cell><table:table-cell table:style-name="Таблица17.E3" office:value-type="string"><text:p text:style-name="P59"/></table:table-cell></table:table-row><table:table-row table:style-name="Таблица17.2"><table:table-cell table:style-name="Таблица17.A3" office:value-type="string"><text:p text:style-name="P23"/></table:table-cell><table:table-cell table:style-name="Таблица17.A3" office:value-type="string"><text:p text:style-name="P59"/></table:table-cell><table:table-cell table:style-name="Таблица17.A3" office:value-type="string"><text:p text:style-name="P38"/></table:table-cell><table:table-cell table:style-name="Таблица17.D4"><text:p text:style-name="P60"/></table:table-cell><table:table-cell table:style-name="Таблица17.E3" office:value-type="string"><text:p text:style-name="P59"/></table:table-cell></table:table-row><table:table-row table:style-name="Таблица17.2"><table:table-cell table:style-name="Таблица17.A3" office:value-type="string"><text:p text:style-name="P23"/></table:table-cell><table:table-cell table:style-name="Таблица17.A3" office:value-type="string"><text:p text:style-name="P59"/></table:table-cell><table:table-cell table:style-name="Таблица17.A3" office:value-type="string"><text:p text:style-name="P38"/></table:table-cell><table:table-cell table:style-name="Таблица17.D4"><text:p text:style-name="P60"/></table:table-cell><table:table-cell table:style-name="Таблица17.E3" office:value-type="string"><text:p text:style-name="P59"/></table:table-cell></table:table-row><table:table-row table:style-name="Таблица17.2"><table:table-cell table:style-name="Таблица17.A3" office:value-type="string"><text:p text:style-name="P23"/></table:table-cell><table:table-cell table:style-name="Таблица17.A3" office:value-type="string"><text:p text:style-name="P59"/></table:table-cell><table:table-cell table:style-name="Таблица17.A3" office:value-type="string"><text:p text:style-name="P38"/></table:table-cell><table:table-cell table:style-name="Таблица17.D4"><text:p text:style-name="P60"/></table:table-cell><table:table-cell table:style-name="Таблица17.E3" office:value-type="string"><text:p text:style-name="P59"/></table:table-cell></table:table-row><table:table-row table:style-name="Таблица17.2"><table:table-cell table:style-name="Таблица17.A3" office:value-type="string"><text:p text:style-name="P23"/></table:table-cell><table:table-cell table:style-name="Таблица17.A3" office:value-type="string"><text:p text:style-name="P59"/></table:table-cell><table:table-cell table:style-name="Таблица17.A3" office:value-type="string"><text:p text:style-name="P38"/></table:table-cell><table:table-cell table:style-name="Таблица17.D4"><text:p text:style-name="P60"/></table:table-cell><table:table-cell table:style-name="Таблица17.E3" office:value-type="string"><text:p text:style-name="P59"/></table:table-cell></table:table-row><table:table-row table:style-name="Таблица17.2"><table:table-cell table:style-name="Таблица17.A3" office:value-type="string"><text:p text:style-name="P23"/></table:table-cell><table:table-cell table:style-name="Таблица17.A3" office:value-type="string"><text:p text:style-name="P59"/></table:table-cell><table:table-cell table:style-name="Таблица17.A3" office:value-type="string"><text:p text:style-name="P38"/></table:table-cell><table:table-cell table:style-name="Таблица17.D4"><text:p text:style-name="P60"/></table:table-cell><table:table-cell table:style-name="Таблица17.E3" office:value-type="string"><text:p text:style-name="P59"/></table:table-cell></table:table-row><table:table-row table:style-name="Таблица17.2"><table:table-cell table:style-name="Таблица17.A3" office:value-type="string"><text:p text:style-name="P23"/></table:table-cell><table:table-cell table:style-name="Таблица17.A3" office:value-type="string"><text:p text:style-name="P59"/></table:table-cell><table:table-cell table:style-name="Таблица17.A3" office:value-type="string"><text:p text:style-name="P38"/></table:table-cell><table:table-cell table:style-name="Таблица17.D4"><text:p text:style-name="P60"/></table:table-cell><table:table-cell table:style-name="Таблица17.E3" office:value-type="string"><text:p text:style-name="P59"/></table:table-cell></table:table-row><table:table-row table:style-name="Таблица17.2"><table:table-cell table:style-name="Таблица17.A33" office:value-type="string"><text:p text:style-name="P23"/></table:table-cell><table:table-cell table:style-name="Таблица17.B33" office:value-type="string"><text:p text:style-name="P24"/></table:table-cell><table:table-cell table:style-name="Таблица17.C33" office:value-type="string"><text:p text:style-name="P24"/></table:table-cell><table:table-cell table:style-name="Таблица17.D33" office:value-type="string"><text:p text:style-name="P23"/></table:table-cell><table:table-cell table:style-name="Таблица17.E33" office:value-type="string"><text:p text:style-name="P24"/></table:table-cell></table:table-row></table:table></draw:text-box></draw:frame><draw:frame draw:style-name="fr2" draw:name="Врезка25" text:anchor-type="char" svg:x="3.3465in" svg:y="11.5165in" svg:width="2.7563in" svg:height="0.1575in" draw:z-index="64"><draw:text-box><text:p text:style-name="P4">Копировал</text:p></draw:text-box></draw:frame><draw:frame draw:style-name="fr2" draw:name="Врезка26" text:anchor-type="char" svg:x="6.1028in" svg:y="11.5165in" svg:width="1.9689in" svg:height="0.1575in" draw:z-index="65"><draw:text-box><text:p text:style-name="P4">Формат А4</text:p></draw:text-box></draw:frame></text:p>
      <text:p text:style-name="P68"><draw:frame draw:style-name="fr3" draw:name="Врезка13" text:anchor-type="char" svg:x="0.7874in" svg:y="10.8984in" svg:width="7.2835in" draw:z-index="28"><draw:text-box fo:min-height="0.0161in"><table:table table:name="Таблица9" table:style-name="Таблица9"><table:table-column table:style-name="Таблица9.A"/><table:table-column table:style-name="Таблица9.B"/><table:table-column table:style-name="Таблица9.C"/><table:table-column table:style-name="Таблица9.D"/><table:table-column table:style-name="Таблица9.E"/><table:table-column table:style-name="Таблица9.F"/><table:table-column table:style-name="Таблица9.G"/><table:table-row table:style-name="Таблица9.1"><table:table-cell table:style-name="Таблица9.A1" office:value-type="string"><text:p text:style-name="P5"/></table:table-cell><table:table-cell table:style-name="Таблица9.A1" office:value-type="string"><text:p text:style-name="P5"/></table:table-cell><table:table-cell table:style-name="Таблица9.A1" office:value-type="string"><text:p text:style-name="P5"/></table:table-cell><table:table-cell table:style-name="Таблица9.A1" office:value-type="string"><text:p text:style-name="P5"/></table:table-cell><table:table-cell table:style-name="Таблица9.A1" office:value-type="string"><text:p text:style-name="P5"/></table:table-cell><table:table-cell table:style-name="Таблица9.A1" table:number-rows-spanned="4" office:value-type="string"><text:p text:style-name="P13">xxxx.xxxxxx.xxxПЭ3</text:p></table:table-cell><table:table-cell table:style-name="Таблица9.A1" table:number-rows-spanned="2" office:value-type="string"><text:p text:style-name="P5">Лист</text:p></table:table-cell></table:table-row><table:table-row table:style-name="Таблица9.2"><table:table-cell table:style-name="Таблица9.A2" table:number-rows-spanned="2" office:value-type="string"><text:p text:style-name="P5"/></table:table-cell><table:table-cell table:style-name="Таблица9.A2" table:number-rows-spanned="2" office:value-type="string"><text:p text:style-name="P5"/></table:table-cell><table:table-cell table:style-name="Таблица9.A2" table:number-rows-spanned="2" office:value-type="string"><text:p text:style-name="P5"/></table:table-cell><table:table-cell table:style-name="Таблица9.A2" table:number-rows-spanned="2" office:value-type="string"><text:p text:style-name="P5"/></table:table-cell><table:table-cell table:style-name="Таблица9.A2" table:number-rows-spanned="2" office:value-type="string"><text:p text:style-name="P5"/></table:table-cell><table:covered-table-cell/><table:covered-table-cell/></table:table-row><table:table-row table:style-name="Таблица9.3"><table:covered-table-cell/><table:covered-table-cell/><table:covered-table-cell/><table:covered-table-cell/><table:covered-table-cell/><table:covered-table-cell/><table:table-cell table:style-name="Таблица9.G3" table:number-rows-spanned="2" office:value-type="float" office:value="4"><text:p text:style-name="P5">4</text:p></table:table-cell></table:table-row><table:table-row table:style-name="Таблица9.1"><table:table-cell table:style-name="Таблица9.A1" office:value-type="string"><text:p text:style-name="P7">Изм.</text:p></table:table-cell><table:table-cell table:style-name="Таблица9.A1" office:value-type="string"><text:p text:style-name="P7">Лист</text:p></table:table-cell><table:table-cell table:style-name="Таблица9.A1" office:value-type="string"><text:p text:style-name="P7">№ докум.</text:p></table:table-cell><table:table-cell table:style-name="Таблица9.A1" office:value-type="string"><text:p text:style-name="P7">Подп.</text:p></table:table-cell><table:table-cell table:style-name="Таблица9.A1" office:value-type="string"><text:p text:style-name="P7">Дата</text:p></table:table-cell><table:covered-table-cell/><table:covered-table-cell/></table:table-row></table:table></draw:text-box></draw:frame><draw:frame draw:style-name="fr3" draw:name="Врезка14" text:anchor-type="char" svg:x="0.3146in" svg:y="5.7799in" svg:width="0.4925in" draw:z-index="29"><draw:text-box fo:min-height="0.0161in"><table:table table:name="Таблица10" table:style-name="Таблица10"><table:table-column table:style-name="Таблица10.A"/><table:table-column table:style-name="Таблица10.B"/><table:table-row table:style-name="Таблица10.1"><table:table-cell table:style-name="Таблица10.A1" office:value-type="string"><text:p text:style-name="P6">Подп. и дата</text:p></table:table-cell><table:table-cell table:style-name="Таблица10.B1" office:value-type="string"><text:p text:style-name="P6"/></table:table-cell></table:table-row><table:table-row table:style-name="Таблица10.2"><table:table-cell table:style-name="Таблица10.A1" office:value-type="string"><text:p text:style-name="P6">Инв. № дубл.</text:p></table:table-cell><table:table-cell table:style-name="Таблица10.B1" office:value-type="string"><text:p text:style-name="P6"/></table:table-cell></table:table-row><table:table-row table:style-name="Таблица10.2"><table:table-cell table:style-name="Таблица10.A1" office:value-type="string"><text:p text:style-name="P6">Взам. инв. №</text:p></table:table-cell><table:table-cell table:style-name="Таблица10.B1" office:value-type="string"><text:p text:style-name="P6"/></table:table-cell></table:table-row><table:table-row table:style-name="Таблица10.1"><table:table-cell table:style-name="Таблица10.A1" office:value-type="string"><text:p text:style-name="P6">Подп. и дата</text:p></table:table-cell><table:table-cell table:style-name="Таблица10.B1" office:value-type="string"><text:p text:style-name="P6"/></table:table-cell></table:table-row><table:table-row table:style-name="Таблица10.2"><table:table-cell table:style-name="Таблица10.A1" office:value-type="string"><text:p text:style-name="P6">Инв. № подл.</text:p></table:table-cell><table:table-cell table:style-name="Таблица10.B1" office:value-type="string"><text:p text:style-name="P6"/></table:table-cell></table:table-row></table:table></draw:text-box></draw:frame><draw:line text:anchor-type="char" draw:z-index="30" draw:name="Shape25" draw:style-name="gr2" draw:text-style-name="P78" svg:x1="0in" svg:y1="-0.4063in" svg:x2="0in" svg:y2="11.2874in"><text:p/></draw:line><draw:line text:anchor-type="char" draw:z-index="31" draw:name="Shape26" draw:style-name="gr2" draw:text-style-name="P78" svg:x1="0in" svg:y1="11.6937in" svg:x2="8.2689in" svg:y2="11.6937in"><text:p/></draw:line><draw:line text:anchor-type="char" draw:z-index="32" draw:name="Shape27" draw:style-name="gr2" draw:text-style-name="P78" svg:x1="8.2689in" svg:y1="0in" svg:x2="8.2689in" svg:y2="11.6937in"><text:p/></draw:line><draw:line text:anchor-type="char" draw:z-index="33" draw:name="Shape28" draw:style-name="gr2" draw:text-style-name="P78" svg:x1="-0.4063in" svg:y1="0in" svg:x2="7.8626in" svg:y2="0in"><text:p/></draw:line><draw:line text:anchor-type="char" draw:z-index="34" draw:name="Shape29" draw:style-name="gr1" draw:text-style-name="P78" svg:x1="0.7874in" svg:y1="0.1965in" svg:x2="0.7874in" svg:y2="11.4972in"><text:p/></draw:line><draw:line text:anchor-type="char" draw:z-index="35" draw:name="Shape30" draw:style-name="gr1" draw:text-style-name="P78" svg:x1="0.7874in" svg:y1="11.4972in" svg:x2="8.0713in" svg:y2="11.4972in"><text:p/></draw:line><draw:line text:anchor-type="char" draw:z-index="36" draw:name="Shape31" draw:style-name="gr1" draw:text-style-name="P78" svg:x1="8.0717in" svg:y1="0.1965in" svg:x2="8.0717in" svg:y2="11.4972in"><text:p/></draw:line><draw:line text:anchor-type="char" draw:z-index="37" draw:name="Shape32" draw:style-name="gr1" draw:text-style-name="P78" svg:x1="0.7874in" svg:y1="0.2008in" svg:x2="8.0713in" svg:y2="0.2008in"><text:p/></draw:line><draw:frame draw:style-name="fr3" draw:name="Врезка17" text:anchor-type="char" svg:x="0.7874in" svg:y="0.1965in" svg:width="7.3043in" draw:z-index="40"><draw:text-box fo:min-height="0.0161in"><table:table table:name="Таблица11" table:style-name="Таблица11"><table:table-column table:style-name="Таблица11.A"/><table:table-column table:style-name="Таблица11.B"/><table:table-column table:style-name="Таблица11.C"/><table:table-column table:style-name="Таблица11.D"/><table:table-column table:style-name="Таблица11.E"/><table:table-row table:style-name="Таблица11.1"><table:table-cell table:style-name="Таблица11.A1" office:value-type="string"><text:p text:style-name="P20">Зона <text:s/></text:p></table:table-cell><table:table-cell table:style-name="Таблица11.A1" office:value-type="string"><text:p text:style-name="P22">Поз. </text:p><text:p text:style-name="P21">обозначе- </text:p><text:p text:style-name="P21">ние</text:p></table:table-cell><table:table-cell table:style-name="Таблица11.A1" office:value-type="string"><text:p text:style-name="P22">Наименование</text:p></table:table-cell><table:table-cell table:style-name="Таблица11.A1" office:value-type="string"><text:p text:style-name="P22">Кол.</text:p></table:table-cell><table:table-cell table:style-name="Таблица11.E1" office:value-type="string"><text:p text:style-name="P22"/><text:p text:style-name="P22">Примечание</text:p></table:table-cell></table:table-row><table:table-row table:style-name="Таблица11.2"><table:table-cell table:style-name="Таблица11.A2" office:value-type="string"><text:p text:style-name="P23"/></table:table-cell><table:table-cell table:style-name="Таблица11.A2" office:value-type="string"><text:p text:style-name="P48"/></table:table-cell><table:table-cell table:style-name="Таблица11.A2" office:value-type="string"><text:p text:style-name="P37"/></table:table-cell><table:table-cell table:style-name="Таблица11.A2" office:value-type="string"><text:p text:style-name="P27"/></table:table-cell><table:table-cell table:style-name="Таблица11.E2" office:value-type="string"><text:p text:style-name="P26"/></table:table-cell></table:table-row><table:table-row table:style-name="Таблица11.2"><table:table-cell table:style-name="Таблица11.A3" office:value-type="string"><text:p text:style-name="P23"/></table:table-cell><table:table-cell table:style-name="Таблица11.A3" office:value-type="string"><text:p text:style-name="P54"/></table:table-cell><table:table-cell table:style-name="Таблица11.A3" office:value-type="string"><text:p text:style-name="P36"/></table:table-cell><table:table-cell table:style-name="Таблица11.D3"><text:p text:style-name="P47"/></table:table-cell><table:table-cell table:style-name="Таблица11.E32" office:value-type="string"><text:p text:style-name="P26"/></table:table-cell></table:table-row><table:table-row table:style-name="Таблица11.2"><table:table-cell table:style-name="Таблица11.A3" office:value-type="string"><text:p text:style-name="P23"/></table:table-cell><table:table-cell table:style-name="Таблица11.A3" office:value-type="string"><text:p text:style-name="P48"/></table:table-cell><table:table-cell table:style-name="Таблица11.A3" office:value-type="string"><text:p text:style-name="P37"/></table:table-cell><table:table-cell table:style-name="Таблица11.D3"><text:p text:style-name="P47"/></table:table-cell><table:table-cell table:style-name="Таблица11.E32" office:value-type="string"><text:p text:style-name="P26"/></table:table-cell></table:table-row><table:table-row table:style-name="Таблица11.2"><table:table-cell table:style-name="Таблица11.A3" office:value-type="string"><text:p text:style-name="P46"/></table:table-cell><table:table-cell table:style-name="Таблица11.A3" office:value-type="string"><text:p text:style-name="P48"/></table:table-cell><table:table-cell table:style-name="Таблица11.A3" office:value-type="string"><text:p text:style-name="P35"/></table:table-cell><table:table-cell table:style-name="Таблица11.D3"><text:p text:style-name="P47"/></table:table-cell><table:table-cell table:style-name="Таблица11.E32" office:value-type="string"><text:p text:style-name="P51"/></table:table-cell></table:table-row><table:table-row table:style-name="Таблица11.2"><table:table-cell table:style-name="Таблица11.A3" office:value-type="string"><text:p text:style-name="P49"/></table:table-cell><table:table-cell table:style-name="Таблица11.A3" office:value-type="string"><text:p text:style-name="P51"/></table:table-cell><table:table-cell table:style-name="Таблица11.A3" office:value-type="string"><text:p text:style-name="P37"/></table:table-cell><table:table-cell table:style-name="Таблица11.D3"><text:p text:style-name="P52"/></table:table-cell><table:table-cell table:style-name="Таблица11.E32" office:value-type="string"><text:p text:style-name="P51"/></table:table-cell></table:table-row><table:table-row table:style-name="Таблица11.2"><table:table-cell table:style-name="Таблица11.A3" office:value-type="string"><text:p text:style-name="P46"/></table:table-cell><table:table-cell table:style-name="Таблица11.A3" office:value-type="string"><text:p text:style-name="P48"/></table:table-cell><table:table-cell table:style-name="Таблица11.A3" office:value-type="string"><text:p text:style-name="P35"/></table:table-cell><table:table-cell table:style-name="Таблица11.D3"><text:p text:style-name="P52"/></table:table-cell><table:table-cell table:style-name="Таблица11.E32" office:value-type="string"><text:p text:style-name="P48"/></table:table-cell></table:table-row><table:table-row table:style-name="Таблица11.2"><table:table-cell table:style-name="Таблица11.A3" office:value-type="string"><text:p text:style-name="P46"/></table:table-cell><table:table-cell table:style-name="Таблица11.A3" office:value-type="string"><text:p text:style-name="P26"/></table:table-cell><table:table-cell table:style-name="Таблица11.A3" office:value-type="string"><text:p text:style-name="P32"/></table:table-cell><table:table-cell table:style-name="Таблица11.A3" office:value-type="string"><text:p text:style-name="P27"/></table:table-cell><table:table-cell table:style-name="Таблица11.E32" office:value-type="string"><text:p text:style-name="P48"/></table:table-cell></table:table-row><table:table-row table:style-name="Таблица11.2"><table:table-cell table:style-name="Таблица11.A3" office:value-type="string"><text:p text:style-name="P46"/></table:table-cell><table:table-cell table:style-name="Таблица11.A3" office:value-type="string"><text:p text:style-name="P26"/></table:table-cell><table:table-cell table:style-name="Таблица11.A3" office:value-type="string"><text:p text:style-name="P73"/></table:table-cell><table:table-cell table:style-name="Таблица11.A3" office:value-type="string"><text:p text:style-name="P27"/></table:table-cell><table:table-cell table:style-name="Таблица11.E32" office:value-type="string"><text:p text:style-name="P48"/></table:table-cell></table:table-row><table:table-row table:style-name="Таблица11.2"><table:table-cell table:style-name="Таблица11.A3" office:value-type="string"><text:p text:style-name="P46"/></table:table-cell><table:table-cell table:style-name="Таблица11.A3" office:value-type="string"><text:p text:style-name="P48"/></table:table-cell><table:table-cell table:style-name="Таблица11.A3" office:value-type="string"><text:p text:style-name="P35"/></table:table-cell><table:table-cell table:style-name="Таблица11.D3"><text:p text:style-name="P52"/></table:table-cell><table:table-cell table:style-name="Таблица11.E32" office:value-type="string"><text:p text:style-name="P48"/></table:table-cell></table:table-row><table:table-row table:style-name="Таблица11.2"><table:table-cell table:style-name="Таблица11.A3" office:value-type="string"><text:p text:style-name="P46"/></table:table-cell><table:table-cell table:style-name="Таблица11.A3" office:value-type="string"><text:p text:style-name="P51"/></table:table-cell><table:table-cell table:style-name="Таблица11.A3" office:value-type="string"><text:p text:style-name="P70"/></table:table-cell><table:table-cell table:style-name="Таблица11.D3"><text:p text:style-name="P52"/></table:table-cell><table:table-cell table:style-name="Таблица11.E32" office:value-type="string"><text:p text:style-name="P48"/></table:table-cell></table:table-row><table:table-row table:style-name="Таблица11.2"><table:table-cell table:style-name="Таблица11.A3" office:value-type="string"><text:p text:style-name="P46"/></table:table-cell><table:table-cell table:style-name="Таблица11.A3" office:value-type="string"><text:p text:style-name="P48"/></table:table-cell><table:table-cell table:style-name="Таблица11.A3" office:value-type="string"><text:p text:style-name="P51"/></table:table-cell><table:table-cell table:style-name="Таблица11.D3"><text:p text:style-name="P52"/></table:table-cell><table:table-cell table:style-name="Таблица11.E32" office:value-type="string"><text:p text:style-name="P48"/></table:table-cell></table:table-row><table:table-row table:style-name="Таблица11.2"><table:table-cell table:style-name="Таблица11.A3" office:value-type="string"><text:p text:style-name="P23"/></table:table-cell><table:table-cell table:style-name="Таблица11.A3" office:value-type="string"><text:p text:style-name="P51"/></table:table-cell><table:table-cell table:style-name="Таблица11.A3" office:value-type="string"><text:p text:style-name="P52"/></table:table-cell><table:table-cell table:style-name="Таблица11.D3"><text:p text:style-name="P52"/></table:table-cell><table:table-cell table:style-name="Таблица11.E32" office:value-type="string"><text:p text:style-name="P30"/></table:table-cell></table:table-row><table:table-row table:style-name="Таблица11.2"><table:table-cell table:style-name="Таблица11.A3" office:value-type="string"><text:p text:style-name="P29"/></table:table-cell><table:table-cell table:style-name="Таблица11.A3" office:value-type="string"><text:p text:style-name="P48"/></table:table-cell><table:table-cell table:style-name="Таблица11.A3" office:value-type="string"><text:p text:style-name="P35"/></table:table-cell><table:table-cell table:style-name="Таблица11.D3"><text:p text:style-name="P52"/></table:table-cell><table:table-cell table:style-name="Таблица11.E32" office:value-type="string"><text:p text:style-name="P30"/></table:table-cell></table:table-row><table:table-row table:style-name="Таблица11.2"><table:table-cell table:style-name="Таблица11.A3" office:value-type="string"><text:p text:style-name="P29"/></table:table-cell><table:table-cell table:style-name="Таблица11.A3" office:value-type="string"><text:p text:style-name="P51"/></table:table-cell><table:table-cell table:style-name="Таблица11.A3" office:value-type="string"><text:p text:style-name="P51"/></table:table-cell><table:table-cell table:style-name="Таблица11.D3"><text:p text:style-name="P52"/></table:table-cell><table:table-cell table:style-name="Таблица11.E32" office:value-type="string"><text:p text:style-name="P30"/></table:table-cell></table:table-row><table:table-row table:style-name="Таблица11.2"><table:table-cell table:style-name="Таблица11.A3" office:value-type="string"><text:p text:style-name="P29"/></table:table-cell><table:table-cell table:style-name="Таблица11.A3" office:value-type="string"><text:p text:style-name="P48"/></table:table-cell><table:table-cell table:style-name="Таблица11.A3" office:value-type="string"><text:p text:style-name="P51"/></table:table-cell><table:table-cell table:style-name="Таблица11.D3"><text:p text:style-name="P52"/></table:table-cell><table:table-cell table:style-name="Таблица11.E32" office:value-type="string"><text:p text:style-name="P30"/></table:table-cell></table:table-row><table:table-row table:style-name="Таблица11.2"><table:table-cell table:style-name="Таблица11.A3" office:value-type="string"><text:p text:style-name="P29"/></table:table-cell><table:table-cell table:style-name="Таблица11.A3" office:value-type="string"><text:p text:style-name="P51"/></table:table-cell><table:table-cell table:style-name="Таблица11.A3" office:value-type="string"><text:p text:style-name="P52"/></table:table-cell><table:table-cell table:style-name="Таблица11.D3"><text:p text:style-name="P52"/></table:table-cell><table:table-cell table:style-name="Таблица11.E32" office:value-type="string"><text:p text:style-name="P30"/></table:table-cell></table:table-row><table:table-row table:style-name="Таблица11.2"><table:table-cell table:style-name="Таблица11.A3" office:value-type="string"><text:p text:style-name="P29"/></table:table-cell><table:table-cell table:style-name="Таблица11.A3" office:value-type="string"><text:p text:style-name="P66"/></table:table-cell><table:table-cell table:style-name="Таблица11.A3" office:value-type="string"><text:p text:style-name="P30"/></table:table-cell><table:table-cell table:style-name="Таблица11.D3"><text:p text:style-name="P31"/></table:table-cell><table:table-cell table:style-name="Таблица11.E32" office:value-type="string"><text:p text:style-name="P30"/></table:table-cell></table:table-row><table:table-row table:style-name="Таблица11.2"><table:table-cell table:style-name="Таблица11.A3" office:value-type="string"><text:p text:style-name="P29"/></table:table-cell><table:table-cell table:style-name="Таблица11.A3" office:value-type="string"><text:p text:style-name="P28"/></table:table-cell><table:table-cell table:style-name="Таблица11.A3" office:value-type="string"><text:p text:style-name="P28"/></table:table-cell><table:table-cell table:style-name="Таблица11.D3"><text:p text:style-name="P29"/></table:table-cell><table:table-cell table:style-name="Таблица11.E32" office:value-type="string"><text:p text:style-name="P28"/></table:table-cell></table:table-row><table:table-row table:style-name="Таблица11.2"><table:table-cell table:style-name="Таблица11.A3" office:value-type="string"><text:p text:style-name="P29"/></table:table-cell><table:table-cell table:style-name="Таблица11.A3" office:value-type="string"><text:p text:style-name="P28"/></table:table-cell><table:table-cell table:style-name="Таблица11.A3" office:value-type="string"><text:p text:style-name="P28"/></table:table-cell><table:table-cell table:style-name="Таблица11.D3"><text:p text:style-name="P29"/></table:table-cell><table:table-cell table:style-name="Таблица11.E32" office:value-type="string"><text:p text:style-name="P24"/></table:table-cell></table:table-row><table:table-row table:style-name="Таблица11.2"><table:table-cell table:style-name="Таблица11.A3" office:value-type="string"><text:p text:style-name="P23"/></table:table-cell><table:table-cell table:style-name="Таблица11.A3" office:value-type="string"><text:p text:style-name="P28"/></table:table-cell><table:table-cell table:style-name="Таблица11.A3" office:value-type="string"><text:p text:style-name="P33"/></table:table-cell><table:table-cell table:style-name="Таблица11.D3"><text:p text:style-name="P29"/></table:table-cell><table:table-cell table:style-name="Таблица11.E32" office:value-type="string"><text:p text:style-name="P24"/></table:table-cell></table:table-row><table:table-row table:style-name="Таблица11.2"><table:table-cell table:style-name="Таблица11.A3" office:value-type="string"><text:p text:style-name="P23"/></table:table-cell><table:table-cell table:style-name="Таблица11.A3" office:value-type="string"><text:p text:style-name="P28"/></table:table-cell><table:table-cell table:style-name="Таблица11.A3" office:value-type="string"><text:p text:style-name="P28"/></table:table-cell><table:table-cell table:style-name="Таблица11.D3"><text:p text:style-name="P29"/></table:table-cell><table:table-cell table:style-name="Таблица11.E32" office:value-type="string"><text:p text:style-name="P24"/></table:table-cell></table:table-row><table:table-row table:style-name="Таблица11.2"><table:table-cell table:style-name="Таблица11.A3" office:value-type="string"><text:p text:style-name="P23"/></table:table-cell><table:table-cell table:style-name="Таблица11.A3" office:value-type="string"><text:p text:style-name="P28"/></table:table-cell><table:table-cell table:style-name="Таблица11.A3" office:value-type="string"><text:p text:style-name="P28"/></table:table-cell><table:table-cell table:style-name="Таблица11.D3"><text:p text:style-name="P29"/></table:table-cell><table:table-cell table:style-name="Таблица11.E32" office:value-type="string"><text:p text:style-name="P24"/></table:table-cell></table:table-row><table:table-row table:style-name="Таблица11.2"><table:table-cell table:style-name="Таблица11.A3" office:value-type="string"><text:p text:style-name="P23"/></table:table-cell><table:table-cell table:style-name="Таблица11.A3" office:value-type="string"><text:p text:style-name="P28"/></table:table-cell><table:table-cell table:style-name="Таблица11.A3" office:value-type="string"><text:p text:style-name="P28"/></table:table-cell><table:table-cell table:style-name="Таблица11.D3"><text:p text:style-name="P23"/></table:table-cell><table:table-cell table:style-name="Таблица11.E32" office:value-type="string"><text:p text:style-name="P24"/></table:table-cell></table:table-row><table:table-row table:style-name="Таблица11.2"><table:table-cell table:style-name="Таблица11.A3" office:value-type="string"><text:p text:style-name="P23"/></table:table-cell><table:table-cell table:style-name="Таблица11.A3" office:value-type="string"><text:p text:style-name="P24"/></table:table-cell><table:table-cell table:style-name="Таблица11.A3" office:value-type="string"><text:p text:style-name="P24"/></table:table-cell><table:table-cell table:style-name="Таблица11.A3" office:value-type="string"><text:p text:style-name="P23"/></table:table-cell><table:table-cell table:style-name="Таблица11.E32" office:value-type="string"><text:p text:style-name="P24"/></table:table-cell></table:table-row><table:table-row table:style-name="Таблица11.2"><table:table-cell table:style-name="Таблица11.A3" office:value-type="string"><text:p text:style-name="P23"/></table:table-cell><table:table-cell table:style-name="Таблица11.A3" office:value-type="string"><text:p text:style-name="P24"/></table:table-cell><table:table-cell table:style-name="Таблица11.A3" office:value-type="string"><text:p text:style-name="P24"/></table:table-cell><table:table-cell table:style-name="Таблица11.A3" office:value-type="string"><text:p text:style-name="P23"/></table:table-cell><table:table-cell table:style-name="Таблица11.E32" office:value-type="string"><text:p text:style-name="P24"/></table:table-cell></table:table-row><table:table-row table:style-name="Таблица11.2"><table:table-cell table:style-name="Таблица11.A3" office:value-type="string"><text:p text:style-name="P23"/></table:table-cell><table:table-cell table:style-name="Таблица11.A3" office:value-type="string"><text:p text:style-name="P24"/></table:table-cell><table:table-cell table:style-name="Таблица11.A3" office:value-type="string"><text:p text:style-name="P24"/></table:table-cell><table:table-cell table:style-name="Таблица11.A3" office:value-type="string"><text:p text:style-name="P23"/></table:table-cell><table:table-cell table:style-name="Таблица11.E32" office:value-type="string"><text:p text:style-name="P24"/></table:table-cell></table:table-row><table:table-row table:style-name="Таблица11.2"><table:table-cell table:style-name="Таблица11.A3" office:value-type="string"><text:p text:style-name="P23"/></table:table-cell><table:table-cell table:style-name="Таблица11.A3" office:value-type="string"><text:p text:style-name="P24"/></table:table-cell><table:table-cell table:style-name="Таблица11.A3" office:value-type="string"><text:p text:style-name="P24"/></table:table-cell><table:table-cell table:style-name="Таблица11.A3" office:value-type="string"><text:p text:style-name="P23"/></table:table-cell><table:table-cell table:style-name="Таблица11.E32" office:value-type="string"><text:p text:style-name="P24"/></table:table-cell></table:table-row><table:table-row table:style-name="Таблица11.2"><table:table-cell table:style-name="Таблица11.A3" office:value-type="string"><text:p text:style-name="P23"/></table:table-cell><table:table-cell table:style-name="Таблица11.A3" office:value-type="string"><text:p text:style-name="P24"/></table:table-cell><table:table-cell table:style-name="Таблица11.A3" office:value-type="string"><text:p text:style-name="P24"/></table:table-cell><table:table-cell table:style-name="Таблица11.A3" office:value-type="string"><text:p text:style-name="P23"/></table:table-cell><table:table-cell table:style-name="Таблица11.E32" office:value-type="string"><text:p text:style-name="P24"/></table:table-cell></table:table-row><table:table-row table:style-name="Таблица11.2"><table:table-cell table:style-name="Таблица11.A3" office:value-type="string"><text:p text:style-name="P23"/></table:table-cell><table:table-cell table:style-name="Таблица11.A3" office:value-type="string"><text:p text:style-name="P24"/></table:table-cell><table:table-cell table:style-name="Таблица11.A3" office:value-type="string"><text:p text:style-name="P24"/></table:table-cell><table:table-cell table:style-name="Таблица11.A3" office:value-type="string"><text:p text:style-name="P23"/></table:table-cell><table:table-cell table:style-name="Таблица11.E32" office:value-type="string"><text:p text:style-name="P24"/></table:table-cell></table:table-row><table:table-row table:style-name="Таблица11.2"><table:table-cell table:style-name="Таблица11.A3" office:value-type="string"><text:p text:style-name="P23"/></table:table-cell><table:table-cell table:style-name="Таблица11.A3" office:value-type="string"><text:p text:style-name="P24"/></table:table-cell><table:table-cell table:style-name="Таблица11.A3" office:value-type="string"><text:p text:style-name="P24"/></table:table-cell><table:table-cell table:style-name="Таблица11.A3" office:value-type="string"><text:p text:style-name="P23"/></table:table-cell><table:table-cell table:style-name="Таблица11.E32" office:value-type="string"><text:p text:style-name="P24"/></table:table-cell></table:table-row><table:table-row table:style-name="Таблица11.2"><table:table-cell table:style-name="Таблица11.A3" office:value-type="string"><text:p text:style-name="P23"/></table:table-cell><table:table-cell table:style-name="Таблица11.A3" office:value-type="string"><text:p text:style-name="P24"/></table:table-cell><table:table-cell table:style-name="Таблица11.A3" office:value-type="string"><text:p text:style-name="P24"/></table:table-cell><table:table-cell table:style-name="Таблица11.A3" office:value-type="string"><text:p text:style-name="P23"/></table:table-cell><table:table-cell table:style-name="Таблица11.E32" office:value-type="string"><text:p text:style-name="P24"/></table:table-cell></table:table-row><table:table-row table:style-name="Таблица11.2"><table:table-cell table:style-name="Таблица11.A33" office:value-type="string"><text:p text:style-name="P23"/></table:table-cell><table:table-cell table:style-name="Таблица11.B33" office:value-type="string"><text:p text:style-name="P24"/></table:table-cell><table:table-cell table:style-name="Таблица11.C33" office:value-type="string"><text:p text:style-name="P24"/></table:table-cell><table:table-cell table:style-name="Таблица11.D33" office:value-type="string"><text:p text:style-name="P23"/></table:table-cell><table:table-cell table:style-name="Таблица11.E33" office:value-type="string"><text:p text:style-name="P24"/></table:table-cell></table:table-row></table:table></draw:text-box></draw:frame><draw:frame draw:style-name="fr2" draw:name="Врезка15" text:anchor-type="char" svg:x="3.3465in" svg:y="11.5165in" svg:width="2.7563in" svg:height="0.1575in" draw:z-index="38"><draw:text-box><text:p text:style-name="P4">Копировал</text:p></draw:text-box></draw:frame><draw:frame draw:style-name="fr2" draw:name="Врезка16" text:anchor-type="char" svg:x="6.1028in" svg:y="11.5165in" svg:width="1.9689in" svg:height="0.1575in" draw:z-index="39"><draw:text-box><text:p text:style-name="P4">Формат А4</text:p></draw:text-box></draw:frame></text:p>
      <text:p text:style-name="P67"><draw:frame draw:style-name="fr1" draw:name="Врезка18" text:anchor-type="char" svg:x="0.7874in" svg:y="10.8984in" svg:width="7.2835in" draw:z-index="41"><draw:text-box fo:min-height="0.0161in"><table:table table:name="Таблица12" table:style-name="Таблица12"><table:table-column table:style-name="Таблица12.A"/><table:table-column table:style-name="Таблица12.B"/><table:table-column table:style-name="Таблица12.C"/><table:table-column table:style-name="Таблица12.D"/><table:table-column table:style-name="Таблица12.E"/><table:table-column table:style-name="Таблица12.F"/><table:table-column table:style-name="Таблица12.G"/><table:table-row table:style-name="Таблица12.1"><table:table-cell table:style-name="Таблица12.A1" office:value-type="string"><text:p text:style-name="P5"/></table:table-cell><table:table-cell table:style-name="Таблица12.A1" office:value-type="string"><text:p text:style-name="P5"/></table:table-cell><table:table-cell table:style-name="Таблица12.A1" office:value-type="string"><text:p text:style-name="P5"/></table:table-cell><table:table-cell table:style-name="Таблица12.A1" office:value-type="string"><text:p text:style-name="P5"/></table:table-cell><table:table-cell table:style-name="Таблица12.A1" office:value-type="string"><text:p text:style-name="P5"/></table:table-cell><table:table-cell table:style-name="Таблица12.A1" table:number-rows-spanned="4" office:value-type="string"><text:p text:style-name="P13">xxxx.xxxxxx.xxxПЭ3</text:p></table:table-cell><table:table-cell table:style-name="Таблица12.A1" table:number-rows-spanned="2" office:value-type="string"><text:p text:style-name="P5">Лист</text:p></table:table-cell></table:table-row><table:table-row table:style-name="Таблица12.2"><table:table-cell table:style-name="Таблица12.A2" table:number-rows-spanned="2" office:value-type="string"><text:p text:style-name="P5"/></table:table-cell><table:table-cell table:style-name="Таблица12.A2" table:number-rows-spanned="2" office:value-type="string"><text:p text:style-name="P5"/></table:table-cell><table:table-cell table:style-name="Таблица12.A2" table:number-rows-spanned="2" office:value-type="string"><text:p text:style-name="P5"/></table:table-cell><table:table-cell table:style-name="Таблица12.A2" table:number-rows-spanned="2" office:value-type="string"><text:p text:style-name="P5"/></table:table-cell><table:table-cell table:style-name="Таблица12.A2" table:number-rows-spanned="2" office:value-type="string"><text:p text:style-name="P5"/></table:table-cell><table:covered-table-cell/><table:covered-table-cell/></table:table-row><table:table-row table:style-name="Таблица12.3"><table:covered-table-cell/><table:covered-table-cell/><table:covered-table-cell/><table:covered-table-cell/><table:covered-table-cell/><table:covered-table-cell/><table:table-cell table:style-name="Таблица12.G3" table:number-rows-spanned="2" office:value-type="float" office:value="5"><text:p text:style-name="P5">5</text:p></table:table-cell></table:table-row><table:table-row table:style-name="Таблица12.1"><table:table-cell table:style-name="Таблица12.A1" office:value-type="string"><text:p text:style-name="P7">Изм.</text:p></table:table-cell><table:table-cell table:style-name="Таблица12.A1" office:value-type="string"><text:p text:style-name="P7">Лист</text:p></table:table-cell><table:table-cell table:style-name="Таблица12.A1" office:value-type="string"><text:p text:style-name="P7">№ докум.</text:p></table:table-cell><table:table-cell table:style-name="Таблица12.A1" office:value-type="string"><text:p text:style-name="P7">Подп.</text:p></table:table-cell><table:table-cell table:style-name="Таблица12.A1" office:value-type="string"><text:p text:style-name="P7">Дата</text:p></table:table-cell><table:covered-table-cell/><table:covered-table-cell/></table:table-row></table:table></draw:text-box></draw:frame><draw:frame draw:style-name="fr1" draw:name="Врезка19" text:anchor-type="char" svg:x="0.3146in" svg:y="5.7799in" svg:width="0.4925in" draw:z-index="42"><draw:text-box fo:min-height="0.0161in"><table:table table:name="Таблица13" table:style-name="Таблица13"><table:table-column table:style-name="Таблица13.A"/><table:table-column table:style-name="Таблица13.B"/><table:table-row table:style-name="Таблица13.1"><table:table-cell table:style-name="Таблица13.A1" office:value-type="string"><text:p text:style-name="P6">Подп. и дата</text:p></table:table-cell><table:table-cell table:style-name="Таблица13.B1" office:value-type="string"><text:p text:style-name="P6"/></table:table-cell></table:table-row><table:table-row table:style-name="Таблица13.2"><table:table-cell table:style-name="Таблица13.A1" office:value-type="string"><text:p text:style-name="P6">Инв. № дубл.</text:p></table:table-cell><table:table-cell table:style-name="Таблица13.B1" office:value-type="string"><text:p text:style-name="P6"/></table:table-cell></table:table-row><table:table-row table:style-name="Таблица13.2"><table:table-cell table:style-name="Таблица13.A1" office:value-type="string"><text:p text:style-name="P6">Взам. инв. №</text:p></table:table-cell><table:table-cell table:style-name="Таблица13.B1" office:value-type="string"><text:p text:style-name="P6"/></table:table-cell></table:table-row><table:table-row table:style-name="Таблица13.1"><table:table-cell table:style-name="Таблица13.A1" office:value-type="string"><text:p text:style-name="P6">Подп. и дата</text:p></table:table-cell><table:table-cell table:style-name="Таблица13.B1" office:value-type="string"><text:p text:style-name="P6"/></table:table-cell></table:table-row><table:table-row table:style-name="Таблица13.2"><table:table-cell table:style-name="Таблица13.A1" office:value-type="string"><text:p text:style-name="P6">Инв. № подл.</text:p></table:table-cell><table:table-cell table:style-name="Таблица13.B1" office:value-type="string"><text:p text:style-name="P6"/></table:table-cell></table:table-row></table:table></draw:text-box></draw:frame><draw:line text:anchor-type="char" draw:z-index="43" draw:name="Shape33" draw:style-name="gr5" draw:text-style-name="P78" svg:x1="0in" svg:y1="-1.2193in" svg:x2="0in" svg:y2="10.4744in"><text:p/></draw:line><draw:line text:anchor-type="char" draw:z-index="44" draw:name="Shape34" draw:style-name="gr5" draw:text-style-name="P78" svg:x1="0in" svg:y1="11.6937in" svg:x2="8.2689in" svg:y2="11.6937in"><text:p/></draw:line><draw:line text:anchor-type="char" draw:z-index="45" draw:name="Shape35" draw:style-name="gr5" draw:text-style-name="P78" svg:x1="8.2689in" svg:y1="0in" svg:x2="8.2689in" svg:y2="11.6937in"><text:p/></draw:line><draw:line text:anchor-type="char" draw:z-index="46" draw:name="Shape36" draw:style-name="gr5" draw:text-style-name="P78" svg:x1="-1.2193in" svg:y1="0in" svg:x2="7.0496in" svg:y2="0in"><text:p/></draw:line><draw:line text:anchor-type="char" draw:z-index="47" draw:name="Shape37" draw:style-name="gr4" draw:text-style-name="P78" svg:x1="0.7874in" svg:y1="0.1965in" svg:x2="0.7874in" svg:y2="11.4972in"><text:p/></draw:line><draw:line text:anchor-type="char" draw:z-index="48" draw:name="Shape38" draw:style-name="gr4" draw:text-style-name="P78" svg:x1="0.7874in" svg:y1="11.4972in" svg:x2="8.0713in" svg:y2="11.4972in"><text:p/></draw:line><draw:line text:anchor-type="char" draw:z-index="49" draw:name="Shape39" draw:style-name="gr4" draw:text-style-name="P78" svg:x1="8.0717in" svg:y1="0.1965in" svg:x2="8.0717in" svg:y2="11.4972in"><text:p/></draw:line><draw:frame draw:style-name="fr2" draw:name="Врезка20" text:anchor-type="char" svg:x="3.3465in" svg:y="11.5165in" svg:width="2.7563in" svg:height="0.1575in" draw:z-index="51"><draw:text-box><text:p text:style-name="P4">Копировал</text:p></draw:text-box></draw:frame><draw:frame draw:style-name="fr2" draw:name="Врезка21" text:anchor-type="char" svg:x="6.1028in" svg:y="11.5165in" svg:width="1.9689in" svg:height="0.1575in" draw:z-index="52"><draw:text-box><text:p text:style-name="P4">Формат А4</text:p></draw:text-box></draw:frame><draw:frame draw:style-name="fr1" draw:name="Врезка22" text:anchor-type="char" svg:x="0.7874in" svg:y="0.1965in" svg:width="7.3047in" draw:z-index="53"><draw:text-box fo:min-height="0.0161in"><table:table table:name="Таблица14" table:style-name="Таблица14"><table:table-column table:style-name="Таблица14.A"/><table:table-column table:style-name="Таблица14.B" table:number-columns-repeated="3"/><table:table-column table:style-name="Таблица14.E"/><table:table-column table:style-name="Таблица14.F"/><table:table-column table:style-name="Таблица14.G"/><table:table-column table:style-name="Таблица14.H"/><table:table-column table:style-name="Таблица14.F"/><table:table-column table:style-name="Таблица14.J"/><table:table-row table:style-name="Таблица14.1"><table:table-cell table:style-name="Таблица14.A1" table:number-columns-spanned="10" office:value-type="string"><text:p text:style-name="P22">Лист регистрации изменений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14.1"><table:table-cell table:style-name="Таблица14.A2" table:number-rows-spanned="2" office:value-type="string"><text:p text:style-name="P22">Изм.</text:p></table:table-cell><table:table-cell table:style-name="Таблица14.A2" table:number-columns-spanned="4" office:value-type="string"><text:p text:style-name="P22">Номера листов (страниц)</text:p></table:table-cell><table:covered-table-cell/><table:covered-table-cell/><table:covered-table-cell/><table:table-cell table:style-name="Таблица14.A2" table:number-rows-spanned="2" office:value-type="string"><text:p text:style-name="P22">Всего </text:p><text:p text:style-name="P21">листов </text:p><text:p text:style-name="P21">(страниц) </text:p><text:p text:style-name="P21">в докум.</text:p></table:table-cell><table:table-cell table:style-name="Таблица14.A2" table:number-rows-spanned="2" office:value-type="string"><text:p text:style-name="P22">№ </text:p><text:p text:style-name="P21">докум.</text:p></table:table-cell><table:table-cell table:style-name="Таблица14.A2" table:number-rows-spanned="2" office:value-type="string"><text:p text:style-name="P22">Входящий № </text:p><text:p text:style-name="P21">сопрово- </text:p><text:p text:style-name="P21">дительного </text:p><text:p text:style-name="P21">докум. </text:p><text:p text:style-name="P21">и дата</text:p></table:table-cell><table:table-cell table:style-name="Таблица14.A2" table:number-rows-spanned="2" office:value-type="string"><text:p text:style-name="P22">Подп.</text:p></table:table-cell><table:table-cell table:style-name="Таблица14.A1" table:number-rows-spanned="2" office:value-type="string"><text:p text:style-name="P22">Дата</text:p></table:table-cell></table:table-row><table:table-row table:style-name="Таблица14.3"><table:covered-table-cell/><table:table-cell table:style-name="Таблица14.A2" office:value-type="string"><text:p text:style-name="P22">изме- </text:p><text:p text:style-name="P21">ненных</text:p></table:table-cell><table:table-cell table:style-name="Таблица14.A2" office:value-type="string"><text:p text:style-name="P22">заме- </text:p><text:p text:style-name="P21">ненных</text:p></table:table-cell><table:table-cell table:style-name="Таблица14.A2" office:value-type="string"><text:p text:style-name="P22">новых</text:p></table:table-cell><table:table-cell table:style-name="Таблица14.A2" office:value-type="string"><text:p text:style-name="P22">аннули- </text:p><text:p text:style-name="P21">рованных</text:p></table:table-cell><table:covered-table-cell/><table:covered-table-cell/><table:covered-table-cell/><table:covered-table-cell/><table:covered-table-cell/></table:table-row><table:table-row table:style-name="Таблица14.1"><table:table-cell table:style-name="Таблица14.A4" office:value-type="string"><text:p text:style-name="P34"/></table:table-cell><table:table-cell table:style-name="Таблица14.A4" office:value-type="string"><text:p text:style-name="P23"/></table:table-cell><table:table-cell table:style-name="Таблица14.A4" office:value-type="string"><text:p text:style-name="P23"/></table:table-cell><table:table-cell table:style-name="Таблица14.A4" office:value-type="string"><text:p text:style-name="P23"/></table:table-cell><table:table-cell table:style-name="Таблица14.A4" office:value-type="string"><text:p text:style-name="P23"/></table:table-cell><table:table-cell table:style-name="Таблица14.A4" office:value-type="string"><text:p text:style-name="P23"/></table:table-cell><table:table-cell table:style-name="Таблица14.A4" office:value-type="string"><text:p text:style-name="P23"/></table:table-cell><table:table-cell table:style-name="Таблица14.A4" office:value-type="string"><text:p text:style-name="P23"/></table:table-cell><table:table-cell table:style-name="Таблица14.A4" office:value-type="string"><text:p text:style-name="P23"/></table:table-cell><table:table-cell table:style-name="Таблица14.J4" office:value-type="string"><text:p text:style-name="P23"/></table:table-cell></table:table-row><table:table-row table:style-name="Таблица14.1"><table:table-cell table:style-name="Таблица14.A5" office:value-type="string"><text:p text:style-name="P34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J5" office:value-type="string"><text:p text:style-name="P23"/></table:table-cell></table:table-row><table:table-row table:style-name="Таблица14.1"><table:table-cell table:style-name="Таблица14.A5" office:value-type="string"><text:p text:style-name="P34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J5" office:value-type="string"><text:p text:style-name="P23"/></table:table-cell></table:table-row><table:table-row table:style-name="Таблица14.1"><table:table-cell table:style-name="Таблица14.A5" office:value-type="string"><text:p text:style-name="P34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J5" office:value-type="string"><text:p text:style-name="P23"/></table:table-cell></table:table-row><table:table-row table:style-name="Таблица14.1"><table:table-cell table:style-name="Таблица14.A5" office:value-type="string"><text:p text:style-name="P34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J5" office:value-type="string"><text:p text:style-name="P23"/></table:table-cell></table:table-row><table:table-row table:style-name="Таблица14.1"><table:table-cell table:style-name="Таблица14.A5" office:value-type="string"><text:p text:style-name="P34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J5" office:value-type="string"><text:p text:style-name="P23"/></table:table-cell></table:table-row><table:table-row table:style-name="Таблица14.1"><table:table-cell table:style-name="Таблица14.A5" office:value-type="string"><text:p text:style-name="P34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J5" office:value-type="string"><text:p text:style-name="P23"/></table:table-cell></table:table-row><table:table-row table:style-name="Таблица14.1"><table:table-cell table:style-name="Таблица14.A5" office:value-type="string"><text:p text:style-name="P34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J5" office:value-type="string"><text:p text:style-name="P23"/></table:table-cell></table:table-row><table:table-row table:style-name="Таблица14.1"><table:table-cell table:style-name="Таблица14.A5" office:value-type="string"><text:p text:style-name="P34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J5" office:value-type="string"><text:p text:style-name="P23"/></table:table-cell></table:table-row><table:table-row table:style-name="Таблица14.1"><table:table-cell table:style-name="Таблица14.A5" office:value-type="string"><text:p text:style-name="P34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J5" office:value-type="string"><text:p text:style-name="P23"/></table:table-cell></table:table-row><table:table-row table:style-name="Таблица14.1"><table:table-cell table:style-name="Таблица14.A5" office:value-type="string"><text:p text:style-name="P34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J5" office:value-type="string"><text:p text:style-name="P23"/></table:table-cell></table:table-row><table:table-row table:style-name="Таблица14.1"><table:table-cell table:style-name="Таблица14.A5" office:value-type="string"><text:p text:style-name="P34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J5" office:value-type="string"><text:p text:style-name="P23"/></table:table-cell></table:table-row><table:table-row table:style-name="Таблица14.1"><table:table-cell table:style-name="Таблица14.A5" office:value-type="string"><text:p text:style-name="P34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J5" office:value-type="string"><text:p text:style-name="P23"/></table:table-cell></table:table-row><table:table-row table:style-name="Таблица14.1"><table:table-cell table:style-name="Таблица14.A5" office:value-type="string"><text:p text:style-name="P34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J5" office:value-type="string"><text:p text:style-name="P23"/></table:table-cell></table:table-row><table:table-row table:style-name="Таблица14.1"><table:table-cell table:style-name="Таблица14.A5" office:value-type="string"><text:p text:style-name="P34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J5" office:value-type="string"><text:p text:style-name="P23"/></table:table-cell></table:table-row><table:table-row table:style-name="Таблица14.1"><table:table-cell table:style-name="Таблица14.A5" office:value-type="string"><text:p text:style-name="P34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J5" office:value-type="string"><text:p text:style-name="P23"/></table:table-cell></table:table-row><table:table-row table:style-name="Таблица14.1"><table:table-cell table:style-name="Таблица14.A5" office:value-type="string"><text:p text:style-name="P34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J5" office:value-type="string"><text:p text:style-name="P23"/></table:table-cell></table:table-row><table:table-row table:style-name="Таблица14.1"><table:table-cell table:style-name="Таблица14.A5" office:value-type="string"><text:p text:style-name="P34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J5" office:value-type="string"><text:p text:style-name="P23"/></table:table-cell></table:table-row><table:table-row table:style-name="Таблица14.1"><table:table-cell table:style-name="Таблица14.A5" office:value-type="string"><text:p text:style-name="P34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J5" office:value-type="string"><text:p text:style-name="P23"/></table:table-cell></table:table-row><table:table-row table:style-name="Таблица14.1"><table:table-cell table:style-name="Таблица14.A5" office:value-type="string"><text:p text:style-name="P34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J5" office:value-type="string"><text:p text:style-name="P23"/></table:table-cell></table:table-row><table:table-row table:style-name="Таблица14.1"><table:table-cell table:style-name="Таблица14.A5" office:value-type="string"><text:p text:style-name="P34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J5" office:value-type="string"><text:p text:style-name="P23"/></table:table-cell></table:table-row><table:table-row table:style-name="Таблица14.1"><table:table-cell table:style-name="Таблица14.A5" office:value-type="string"><text:p text:style-name="P34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J5" office:value-type="string"><text:p text:style-name="P23"/></table:table-cell></table:table-row><table:table-row table:style-name="Таблица14.1"><table:table-cell table:style-name="Таблица14.A5" office:value-type="string"><text:p text:style-name="P34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J5" office:value-type="string"><text:p text:style-name="P23"/></table:table-cell></table:table-row><table:table-row table:style-name="Таблица14.1"><table:table-cell table:style-name="Таблица14.A5" office:value-type="string"><text:p text:style-name="P34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J5" office:value-type="string"><text:p text:style-name="P23"/></table:table-cell></table:table-row><table:table-row table:style-name="Таблица14.1"><table:table-cell table:style-name="Таблица14.A5" office:value-type="string"><text:p text:style-name="P34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J5" office:value-type="string"><text:p text:style-name="P23"/></table:table-cell></table:table-row><table:table-row table:style-name="Таблица14.1"><table:table-cell table:style-name="Таблица14.A5" office:value-type="string"><text:p text:style-name="P34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J5" office:value-type="string"><text:p text:style-name="P23"/></table:table-cell></table:table-row><table:table-row table:style-name="Таблица14.1"><table:table-cell table:style-name="Таблица14.A5" office:value-type="string"><text:p text:style-name="P34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J5" office:value-type="string"><text:p text:style-name="P23"/></table:table-cell></table:table-row><table:table-row table:style-name="Таблица14.1"><table:table-cell table:style-name="Таблица14.A5" office:value-type="string"><text:p text:style-name="P34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J5" office:value-type="string"><text:p text:style-name="P23"/></table:table-cell></table:table-row><table:table-row table:style-name="Таблица14.1"><table:table-cell table:style-name="Таблица14.A5" office:value-type="string"><text:p text:style-name="P34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J5" office:value-type="string"><text:p text:style-name="P23"/></table:table-cell></table:table-row><table:table-row table:style-name="Таблица14.1"><table:table-cell table:style-name="Таблица14.A33" office:value-type="string"><text:p text:style-name="P34"/></table:table-cell><table:table-cell table:style-name="Таблица14.A33" office:value-type="string"><text:p text:style-name="P23"/></table:table-cell><table:table-cell table:style-name="Таблица14.A33" office:value-type="string"><text:p text:style-name="P23"/></table:table-cell><table:table-cell table:style-name="Таблица14.A33" office:value-type="string"><text:p text:style-name="P23"/></table:table-cell><table:table-cell table:style-name="Таблица14.A33" office:value-type="string"><text:p text:style-name="P23"/></table:table-cell><table:table-cell table:style-name="Таблица14.A33" office:value-type="string"><text:p text:style-name="P23"/></table:table-cell><table:table-cell table:style-name="Таблица14.A33" office:value-type="string"><text:p text:style-name="P23"/></table:table-cell><table:table-cell table:style-name="Таблица14.A33" office:value-type="string"><text:p text:style-name="P23"/></table:table-cell><table:table-cell table:style-name="Таблица14.A33" office:value-type="string"><text:p text:style-name="P23"/></table:table-cell><table:table-cell table:style-name="Таблица14.J33" office:value-type="string"><text:p text:style-name="P23"/></table:table-cell></table:table-row></table:table></draw:text-box></draw:frame></text:p>
      <text:p text:style-name="P8"><draw:line text:anchor-type="char" draw:z-index="50" draw:name="Shape40" draw:style-name="gr3" draw:text-style-name="P78" svg:x1="0.7874in" svg:y1="0.0406in" svg:x2="8.0713in" svg:y2="0.0406in"><text:p/></draw:lin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KMAOLG+MyriadPro-Regular" svg:font-family="KMAOLG+MyriadPr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GOST" svg:font-family="GOST, 'Andale Mono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ru" fo:country="RU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028in" fo:margin-right="0.028in" fo:orphans="0" fo:widows="0" fo:text-indent="0in" style:auto-text-indent="false" fo:keep-with-next="always" style:text-autospace="none"/>
      <style:text-properties style:font-name="GOST" fo:font-family="GOST, 'Andale Mono'" style:font-family-generic="swiss" style:font-pitch="variable" fo:font-size="14pt" style:font-size-asian="14pt" style:font-size-complex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028in" fo:margin-right="0.028in" fo:text-align="center" style:justify-single-word="false" fo:orphans="0" fo:widows="0" fo:text-indent="0in" style:auto-text-indent="false" fo:keep-with-next="always" style:text-autospace="none"/>
      <style:text-properties style:font-name="GOST" fo:font-family="GOST, 'Andale Mono'" style:font-family-generic="swiss" style:font-pitch="variable" fo:font-size="14pt" style:text-underline-style="solid" style:text-underline-width="auto" style:text-underline-color="font-color" style:font-size-asian="14pt" style:font-size-complex="14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661in" fo:page-height="12.0874in" style:num-format="1" style:print-orientation="portrait" fo:margin-top="0.1965in" fo:margin-bottom="0.1965in" fo:margin-left="0.1965in" fo:margin-right="0.1965in" style:writing-mode="lr-tb" style:layout-grid-color="#c0c0c0" style:layout-grid-lines="4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Преобразование_20_1" style:display-name="Преобразование 1" style:page-layout-name="Mpm1"/>
    <style:master-page style:name="Преобразование_20_2" style:display-name="Преобразование 2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Перечень элементов</dc:title>
    <meta:creation-date>2021-10-20T18:08:01.134000000</meta:creation-date>
    <meta:editing-cycles>1</meta:editing-cycles>
    <meta:editing-duration>P0D</meta:editing-duration>
    <meta:generator>LibreOffice/7.1.3.2$Windows_X86_64 LibreOffice_project/47f78053abe362b9384784d31a6e56f8511eb1c1</meta:generator>
    <dc:description>Документ содержащий список используемых в схеме элементов</dc:description>
    <meta:keyword>Перечень элементов</meta:keyword>
    <meta:keyword>ЕСКД</meta:keyword>
    <dc:subject>ЕСКД</dc:subject>
    <meta:document-statistic meta:table-count="17" meta:image-count="0" meta:object-count="0" meta:page-count="5" meta:paragraph-count="143" meta:word-count="212" meta:character-count="1150" meta:non-whitespace-character-count="1041"/>
    <meta:user-defined meta:name="License">&lt;a href="http://templates.services.openoffice.org/bsd-license"&gt;BSD&lt;/a&gt;</meta:user-defined>
  </office:meta>
</office:document-meta>
</file>